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e8f2a1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ackground-color="#e8f2a1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ackground-color="#e8f2a1" fo:border-left="0.06pt solid #000000" fo:border-right="0.06pt solid #000000" fo:border-top="none"/>
    </style:style>
    <style:style style:name="ce28" style:family="table-cell" style:parent-style-name="Default" style:data-style-name="N61">
      <style:table-cell-properties fo:border-bottom="none" fo:background-color="#e8f2a1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e8f2a1" fo:border-left="none" fo:border-right="none" fo:border-top="0.06pt solid #000000"/>
    </style:style>
    <style:style style:name="ce30" style:family="table-cell" style:parent-style-name="Default">
      <style:table-cell-properties fo:background-color="#e8f2a1"/>
    </style:style>
    <style:style style:name="ce31" style:family="table-cell" style:parent-style-name="Default">
      <style:table-cell-properties fo:border-bottom="0.06pt solid #000000" fo:background-color="#e8f2a1" fo:border-left="none" fo:border-right="none" fo:border-top="none"/>
    </style:style>
    <style:style style:name="ce32" style:family="table-cell" style:parent-style-name="Default" style:data-style-name="N61">
      <style:table-cell-properties fo:background-color="#e8f2a1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1">
      <style:table-cell-properties fo:border-bottom="none" fo:background-color="#77bc65" fo:border-left="none" fo:border-right="0.06pt solid #000000" fo:border-top="none"/>
    </style:style>
    <style:style style:name="ce3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 style:data-style-name="N61">
      <style:table-cell-properties fo:border-bottom="none" fo:background-color="#e8f2a1" fo:border-left="0.06pt solid #000000" fo:border-right="0.06pt solid #000000" fo:border-top="0.06pt solid #000000"/>
    </style:style>
    <style:style style:name="ce39" style:family="table-cell" style:parent-style-name="Default" style:data-style-name="N11">
      <style:table-cell-properties fo:border-bottom="none" fo:background-color="#5eb91e" fo:border-left="none" fo:border-right="0.06pt solid #000000" fo:border-top="none"/>
    </style:style>
    <style:style style:name="ce4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Winglet_on_v0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row table:style-name="ro1">
          <table:table-cell table:number-columns-repeated="5" office:value-type="string" calcext:value-type="string">
            <text:p>None</text:p>
          </table:table-cell>
          <table:table-cell/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Shape_1</text:p>
          </table:table-cell>
          <table:table-cell table:style-name="ce7"/>
          <table:table-cell table:style-name="ce2" office:value-type="string" calcext:value-type="string">
            <text:p>Shape_1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</table:table-row>
        <table:table-row table:style-name="ro1">
          <table:table-cell table:number-columns-repeated="2" office:value-type="string" calcext:value-type="string">
            <text:p>“ C = 5 “</text:p>
          </table:table-cell>
          <table:table-cell table:number-columns-repeated="2" office:value-type="string" calcext:value-type="string">
            <text:p>“ C = 10 “</text:p>
          </table:table-cell>
          <table:table-cell office:value-type="string" calcext:value-type="string">
            <text:p>“ C = 20 “</text:p>
          </table:table-cell>
          <table:table-cell/>
          <table:table-cell office:value-type="string" calcext:value-type="string">
            <text:p>“ C = 10 “</text:p>
          </table:table-cell>
          <table:table-cell table:style-name="ce8"/>
          <table:table-cell office:value-type="string" calcext:value-type="string">
            <text:p>M = 0.1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2</text:p>
          </table:table-cell>
          <table:table-cell table:style-name="ce8"/>
          <table:table-cell table:style-name="ce3" office:value-type="string" calcext:value-type="string">
            <text:p>M = 0.2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2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2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0</text:p>
          </table:table-cell>
          <table:table-cell table:style-name="ce8" office:value-type="string" calcext:value-type="string">
            <text:p>“ C = 10 “</text:p>
          </table:table-cell>
        </table:table-row>
        <table:table-row table:style-name="ro1">
          <table:table-cell office:value-type="string" calcext:value-type="string">
            <text:p>“ S = 10 “</text:p>
          </table:table-cell>
          <table:table-cell table:number-columns-repeated="2" office:value-type="string" calcext:value-type="string">
            <text:p>“ S = 20 “</text:p>
          </table:table-cell>
          <table:table-cell table:number-columns-repeated="2" office:value-type="string" calcext:value-type="string">
            <text:p>“ S = 40 “</text:p>
          </table:table-cell>
          <table:table-cell/>
          <table:table-cell table:style-name="ce4" office:value-type="string" calcext:value-type="string">
            <text:p>“ S = 40 “</text:p>
          </table:table-cell>
          <table:table-cell table:style-name="ce9"/>
          <table:table-cell table:style-name="ce4"/>
          <table:table-cell table:style-name="ce9" office:value-type="string" calcext:value-type="string">
            <text:p>“ S = 40 “</text:p>
          </table:table-cell>
          <table:table-cell table:style-name="ce4"/>
          <table:table-cell table:style-name="ce9"/>
          <table:table-cell table:style-name="ce4" office:value-type="string" calcext:value-type="string">
            <text:p>Cst2 = 0.5</text:p>
          </table:table-cell>
          <table:table-cell table:style-name="ce9" office:value-type="string" calcext:value-type="string">
            <text:p>“ S = 40 “</text:p>
          </table:table-cell>
          <table:table-cell table:style-name="ce4" office:value-type="string" calcext:value-type="string">
            <text:p>Cst2 = 0.05</text:p>
          </table:table-cell>
          <table:table-cell table:style-name="ce9" office:value-type="string" calcext:value-type="string">
            <text:p>“ S = 40 “</text:p>
          </table:table-cell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40 “</text:p>
          </table:table-cell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40 “</text:p>
          </table:table-cell>
        </table:table-row>
        <table:table-row table:style-name="ro1">
          <table:table-cell table:style-name="ce1" office:value-type="float" office:value="-448.3" calcext:value-type="float">
            <text:p>-4.48E+02</text:p>
          </table:table-cell>
          <table:table-cell table:style-name="ce1" office:value-type="float" office:value="-442.4" calcext:value-type="float">
            <text:p>-4.42E+02</text:p>
          </table:table-cell>
          <table:table-cell table:style-name="ce1" office:value-type="float" office:value="-454.3" calcext:value-type="float">
            <text:p>-4.54E+02</text:p>
          </table:table-cell>
          <table:table-cell table:style-name="ce1" office:value-type="float" office:value="-454" calcext:value-type="float">
            <text:p>-4.54E+02</text:p>
          </table:table-cell>
          <table:table-cell table:style-name="ce1" office:value-type="float" office:value="-452.2" calcext:value-type="float">
            <text:p>-4.52E+02</text:p>
          </table:table-cell>
          <table:table-cell/>
          <table:table-cell table:style-name="ce5" office:value-type="float" office:value="-454" calcext:value-type="float">
            <text:p>-4.54E+02</text:p>
          </table:table-cell>
          <table:table-cell table:formula="of:=([.D4]-[.G4])/[.D4]" office:value-type="percentage" office:value="-0" calcext:value-type="percentage">
            <text:p>0.00%</text:p>
          </table:table-cell>
          <table:table-cell table:style-name="ce5" office:value-type="float" office:value="-459.3" calcext:value-type="float">
            <text:p>-4.59E+02</text:p>
          </table:table-cell>
          <table:table-cell table:formula="of:=([.E4]-[.I4])/[.E4]" office:value-type="percentage" office:value="-0.0157010172490049" calcext:value-type="percentage">
            <text:p>-1.57%</text:p>
          </table:table-cell>
          <table:table-cell table:style-name="ce5" office:value-type="float" office:value="-465" calcext:value-type="float">
            <text:p>-4.65E+02</text:p>
          </table:table-cell>
          <table:table-cell table:formula="of:=([.D4]-[.K4])/[.D4]" office:value-type="percentage" office:value="-0.0242290748898678" calcext:value-type="percentage">
            <text:p>-2.42%</text:p>
          </table:table-cell>
          <table:table-cell table:style-name="ce5" office:value-type="float" office:value="14240" calcext:value-type="float">
            <text:p>1.42E+04</text:p>
          </table:table-cell>
          <table:table-cell table:style-name="ce8" table:formula="of:=([.D4]-[.M4])/[.D4]" office:value-type="float" office:value="32.3656387665198" calcext:value-type="float">
            <text:p>32.3656387665198</text:p>
          </table:table-cell>
          <table:table-cell table:style-name="ce5" office:value-type="float" office:value="24430" calcext:value-type="float">
            <text:p>2.44E+04</text:p>
          </table:table-cell>
          <table:table-cell table:formula="of:=([.D4]-[.O4])/[.D4]" office:value-type="percentage" office:value="54.8105726872247" calcext:value-type="percentage">
            <text:p>5481.06%</text:p>
          </table:table-cell>
          <table:table-cell table:style-name="ce5" office:value-type="float" office:value="1275" calcext:value-type="float">
            <text:p>1.28E+03</text:p>
          </table:table-cell>
          <table:table-cell table:formula="of:=([.Q4]-[.D4])/[.D4]" office:value-type="percentage" office:value="-3.80837004405286" calcext:value-type="percentage">
            <text:p>-380.84%</text:p>
          </table:table-cell>
          <table:table-cell table:style-name="ce5" office:value-type="float" office:value="-146.2" calcext:value-type="float">
            <text:p>-1.46E+02</text:p>
          </table:table-cell>
          <table:table-cell table:formula="of:=([.S4]-[.D4])/[.D4]" office:value-type="percentage" office:value="-0.677973568281938" calcext:value-type="percentage">
            <text:p>-67.80%</text:p>
          </table:table-cell>
        </table:table-row>
        <table:table-row table:style-name="ro1">
          <table:table-cell table:style-name="ce1" office:value-type="float" office:value="-0.001427" calcext:value-type="float">
            <text:p>-1.43E-03</text:p>
          </table:table-cell>
          <table:table-cell table:style-name="ce1" office:value-type="float" office:value="-0.00002394" calcext:value-type="float">
            <text:p>-2.39E-05</text:p>
          </table:table-cell>
          <table:table-cell table:style-name="ce1" office:value-type="float" office:value="0.0001881" calcext:value-type="float">
            <text:p>1.88E-04</text:p>
          </table:table-cell>
          <table:table-cell table:style-name="ce1" office:value-type="float" office:value="0.0003572" calcext:value-type="float">
            <text:p>3.57E-04</text:p>
          </table:table-cell>
          <table:table-cell table:style-name="ce1" office:value-type="float" office:value="0.0003538" calcext:value-type="float">
            <text:p>3.54E-04</text:p>
          </table:table-cell>
          <table:table-cell/>
          <table:table-cell table:style-name="ce5" office:value-type="float" office:value="0.0003572" calcext:value-type="float">
            <text:p>3.57E-04</text:p>
          </table:table-cell>
          <table:table-cell table:formula="of:=([.D5]-[.G5])/[.D5]" office:value-type="percentage" office:value="0" calcext:value-type="percentage">
            <text:p>0.00%</text:p>
          </table:table-cell>
          <table:table-cell table:style-name="ce5" office:value-type="float" office:value="0.0005519" calcext:value-type="float">
            <text:p>5.52E-04</text:p>
          </table:table-cell>
          <table:table-cell table:formula="of:=([.E5]-[.I5])/[.E5]" office:value-type="percentage" office:value="-0.55992085924251" calcext:value-type="percentage">
            <text:p>-55.99%</text:p>
          </table:table-cell>
          <table:table-cell table:style-name="ce5" office:value-type="float" office:value="0.0007887" calcext:value-type="float">
            <text:p>7.89E-04</text:p>
          </table:table-cell>
          <table:table-cell table:formula="of:=([.D5]-[.K5])/[.D5]" office:value-type="percentage" office:value="-1.20800671892497" calcext:value-type="percentage">
            <text:p>-120.80%</text:p>
          </table:table-cell>
          <table:table-cell table:style-name="ce5" office:value-type="float" office:value="-0.2989" calcext:value-type="float">
            <text:p>-2.99E-01</text:p>
          </table:table-cell>
          <table:table-cell table:style-name="ce8" table:formula="of:=([.D5]-[.M5])/[.D5]" office:value-type="float" office:value="837.786114221725" calcext:value-type="float">
            <text:p>837.786114221725</text:p>
          </table:table-cell>
          <table:table-cell table:style-name="ce5" office:value-type="float" office:value="-1.558" calcext:value-type="float">
            <text:p>-1.56E+00</text:p>
          </table:table-cell>
          <table:table-cell table:formula="of:=([.D5]-[.O5])/[.D5]" office:value-type="percentage" office:value="4362.70212765957" calcext:value-type="percentage">
            <text:p>436270.21%</text:p>
          </table:table-cell>
          <table:table-cell table:style-name="ce5" office:value-type="float" office:value="-0.005158" calcext:value-type="float">
            <text:p>-5.16E-03</text:p>
          </table:table-cell>
          <table:table-cell table:formula="of:=([.Q5]-[.D5])/[.D5]" office:value-type="percentage" office:value="-15.4400895856663" calcext:value-type="percentage">
            <text:p>-1544.01%</text:p>
          </table:table-cell>
          <table:table-cell table:style-name="ce5" office:value-type="float" office:value="-0.0008602" calcext:value-type="float">
            <text:p>-8.60E-04</text:p>
          </table:table-cell>
          <table:table-cell table:formula="of:=([.S5]-[.D5])/[.D5]" office:value-type="percentage" office:value="-3.40817469204927" calcext:value-type="percentage">
            <text:p>-340.82%</text:p>
          </table:table-cell>
        </table:table-row>
        <table:table-row table:style-name="ro1">
          <table:table-cell table:style-name="ce1" office:value-type="float" office:value="18250" calcext:value-type="float">
            <text:p>1.83E+04</text:p>
          </table:table-cell>
          <table:table-cell table:style-name="ce1" office:value-type="float" office:value="18240" calcext:value-type="float">
            <text:p>1.82E+04</text:p>
          </table:table-cell>
          <table:table-cell table:style-name="ce1" office:value-type="float" office:value="18900" calcext:value-type="float">
            <text:p>1.89E+04</text:p>
          </table:table-cell>
          <table:table-cell table:style-name="ce1" office:value-type="float" office:value="18880" calcext:value-type="float">
            <text:p>1.89E+04</text:p>
          </table:table-cell>
          <table:table-cell table:style-name="ce1" office:value-type="float" office:value="18890" calcext:value-type="float">
            <text:p>1.89E+04</text:p>
          </table:table-cell>
          <table:table-cell/>
          <table:table-cell table:style-name="ce5" office:value-type="float" office:value="18880" calcext:value-type="float">
            <text:p>1.89E+04</text:p>
          </table:table-cell>
          <table:table-cell table:formula="of:=([.D6]-[.G6])/[.D6]" office:value-type="percentage" office:value="0" calcext:value-type="percentage">
            <text:p>0.00%</text:p>
          </table:table-cell>
          <table:table-cell table:style-name="ce5" office:value-type="float" office:value="18960" calcext:value-type="float">
            <text:p>1.90E+04</text:p>
          </table:table-cell>
          <table:table-cell table:formula="of:=([.E6]-[.I6])/[.E6]" office:value-type="percentage" office:value="-0.00370566437268396" calcext:value-type="percentage">
            <text:p>-0.37%</text:p>
          </table:table-cell>
          <table:table-cell table:style-name="ce5" office:value-type="float" office:value="19040" calcext:value-type="float">
            <text:p>1.90E+04</text:p>
          </table:table-cell>
          <table:table-cell table:formula="of:=([.D6]-[.K6])/[.D6]" office:value-type="percentage" office:value="-0.00847457627118644" calcext:value-type="percentage">
            <text:p>-0.85%</text:p>
          </table:table-cell>
          <table:table-cell table:style-name="ce5" office:value-type="float" office:value="-212700" calcext:value-type="float">
            <text:p>-2.13E+05</text:p>
          </table:table-cell>
          <table:table-cell table:style-name="ce8" table:formula="of:=([.D6]-[.M6])/[.D6]" office:value-type="float" office:value="12.2658898305085" calcext:value-type="float">
            <text:p>12.2658898305085</text:p>
          </table:table-cell>
          <table:table-cell table:style-name="ce5" office:value-type="float" office:value="-50190" calcext:value-type="float">
            <text:p>-5.02E+04</text:p>
          </table:table-cell>
          <table:table-cell table:formula="of:=([.D6]-[.O6])/[.D6]" office:value-type="percentage" office:value="3.6583686440678" calcext:value-type="percentage">
            <text:p>365.84%</text:p>
          </table:table-cell>
          <table:table-cell table:style-name="ce5" office:value-type="float" office:value="-160000" calcext:value-type="float">
            <text:p>-1.60E+05</text:p>
          </table:table-cell>
          <table:table-cell table:formula="of:=([.Q6]-[.D6])/[.D6]" office:value-type="percentage" office:value="-9.47457627118644" calcext:value-type="percentage">
            <text:p>-947.46%</text:p>
          </table:table-cell>
          <table:table-cell table:style-name="ce5" office:value-type="float" office:value="-169100" calcext:value-type="float">
            <text:p>-1.69E+05</text:p>
          </table:table-cell>
          <table:table-cell table:formula="of:=([.S6]-[.D6])/[.D6]" office:value-type="percentage" office:value="-9.95656779661017" calcext:value-type="percentage">
            <text:p>-995.66%</text:p>
          </table:table-cell>
        </table:table-row>
        <table:table-row table:style-name="ro1">
          <table:table-cell table:style-name="ce1" office:value-type="float" office:value="188.8" calcext:value-type="float">
            <text:p>1.89E+02</text:p>
          </table:table-cell>
          <table:table-cell table:style-name="ce1" office:value-type="float" office:value="194.5" calcext:value-type="float">
            <text:p>1.95E+02</text:p>
          </table:table-cell>
          <table:table-cell table:style-name="ce1" office:value-type="float" office:value="205.6" calcext:value-type="float">
            <text:p>2.06E+02</text:p>
          </table:table-cell>
          <table:table-cell table:style-name="ce1" office:value-type="float" office:value="205.1" calcext:value-type="float">
            <text:p>2.05E+02</text:p>
          </table:table-cell>
          <table:table-cell table:style-name="ce1" office:value-type="float" office:value="207.3" calcext:value-type="float">
            <text:p>2.07E+02</text:p>
          </table:table-cell>
          <table:table-cell/>
          <table:table-cell table:style-name="ce5" office:value-type="float" office:value="205.1" calcext:value-type="float">
            <text:p>2.05E+02</text:p>
          </table:table-cell>
          <table:table-cell table:formula="of:=([.D7]-[.G7])/[.D7]" office:value-type="percentage" office:value="0" calcext:value-type="percentage">
            <text:p>0.00%</text:p>
          </table:table-cell>
          <table:table-cell table:style-name="ce5" office:value-type="float" office:value="202.8" calcext:value-type="float">
            <text:p>2.03E+02</text:p>
          </table:table-cell>
          <table:table-cell table:formula="of:=([.E7]-[.I7])/[.E7]" office:value-type="percentage" office:value="0.0217076700434153" calcext:value-type="percentage">
            <text:p>2.17%</text:p>
          </table:table-cell>
          <table:table-cell table:style-name="ce5" office:value-type="float" office:value="199.8" calcext:value-type="float">
            <text:p>2.00E+02</text:p>
          </table:table-cell>
          <table:table-cell table:formula="of:=([.D7]-[.K7])/[.D7]" office:value-type="percentage" office:value="0.0258410531448073" calcext:value-type="percentage">
            <text:p>2.58%</text:p>
          </table:table-cell>
          <table:table-cell table:style-name="ce5" office:value-type="float" office:value="6804" calcext:value-type="float">
            <text:p>6.80E+03</text:p>
          </table:table-cell>
          <table:table-cell table:style-name="ce8" table:formula="of:=([.D7]-[.M7])/[.D7]" office:value-type="float" office:value="-32.1740614334471" calcext:value-type="float">
            <text:p>-32.1740614334471</text:p>
          </table:table-cell>
          <table:table-cell table:style-name="ce5" office:value-type="float" office:value="22660" calcext:value-type="float">
            <text:p>2.27E+04</text:p>
          </table:table-cell>
          <table:table-cell table:formula="of:=([.D7]-[.O7])/[.D7]" office:value-type="percentage" office:value="-109.482691370063" calcext:value-type="percentage">
            <text:p>-10948.27%</text:p>
          </table:table-cell>
          <table:table-cell table:style-name="ce5" office:value-type="float" office:value="-4309" calcext:value-type="float">
            <text:p>-4.31E+03</text:p>
          </table:table-cell>
          <table:table-cell table:formula="of:=([.Q7]-[.D7])/[.D7]" office:value-type="percentage" office:value="-22.0092637737689" calcext:value-type="percentage">
            <text:p>-2200.93%</text:p>
          </table:table-cell>
          <table:table-cell table:style-name="ce5" office:value-type="float" office:value="-6048" calcext:value-type="float">
            <text:p>-6.05E+03</text:p>
          </table:table-cell>
          <table:table-cell table:formula="of:=([.S7]-[.D7])/[.D7]" office:value-type="percentage" office:value="-30.4880546075085" calcext:value-type="percentage">
            <text:p>-3048.81%</text:p>
          </table:table-cell>
        </table:table-row>
        <table:table-row table:style-name="ro1">
          <table:table-cell table:style-name="ce1" office:value-type="float" office:value="-0.001427" calcext:value-type="float">
            <text:p>-1.43E-03</text:p>
          </table:table-cell>
          <table:table-cell table:style-name="ce1" office:value-type="float" office:value="-0.00002394" calcext:value-type="float">
            <text:p>-2.39E-05</text:p>
          </table:table-cell>
          <table:table-cell table:style-name="ce1" office:value-type="float" office:value="0.0001881" calcext:value-type="float">
            <text:p>1.88E-04</text:p>
          </table:table-cell>
          <table:table-cell table:style-name="ce1" office:value-type="float" office:value="0.0003572" calcext:value-type="float">
            <text:p>3.57E-04</text:p>
          </table:table-cell>
          <table:table-cell table:style-name="ce1" office:value-type="float" office:value="0.0003538" calcext:value-type="float">
            <text:p>3.54E-04</text:p>
          </table:table-cell>
          <table:table-cell/>
          <table:table-cell table:style-name="ce5" office:value-type="float" office:value="0.0003572" calcext:value-type="float">
            <text:p>3.57E-04</text:p>
          </table:table-cell>
          <table:table-cell table:formula="of:=([.D8]-[.G8])/[.D8]" office:value-type="percentage" office:value="0" calcext:value-type="percentage">
            <text:p>0.00%</text:p>
          </table:table-cell>
          <table:table-cell table:style-name="ce5" office:value-type="float" office:value="0.0005519" calcext:value-type="float">
            <text:p>5.52E-04</text:p>
          </table:table-cell>
          <table:table-cell table:formula="of:=([.E8]-[.I8])/[.E8]" office:value-type="percentage" office:value="-0.55992085924251" calcext:value-type="percentage">
            <text:p>-55.99%</text:p>
          </table:table-cell>
          <table:table-cell table:style-name="ce5" office:value-type="float" office:value="0.0007887" calcext:value-type="float">
            <text:p>7.89E-04</text:p>
          </table:table-cell>
          <table:table-cell table:formula="of:=([.D8]-[.K8])/[.D8]" office:value-type="percentage" office:value="-1.20800671892497" calcext:value-type="percentage">
            <text:p>-120.80%</text:p>
          </table:table-cell>
          <table:table-cell table:style-name="ce5" office:value-type="float" office:value="-0.2989" calcext:value-type="float">
            <text:p>-2.99E-01</text:p>
          </table:table-cell>
          <table:table-cell table:style-name="ce8" table:formula="of:=([.D8]-[.M8])/[.D8]" office:value-type="float" office:value="837.786114221725" calcext:value-type="float">
            <text:p>837.786114221725</text:p>
          </table:table-cell>
          <table:table-cell table:style-name="ce5" office:value-type="float" office:value="-1.558" calcext:value-type="float">
            <text:p>-1.56E+00</text:p>
          </table:table-cell>
          <table:table-cell table:formula="of:=([.D8]-[.O8])/[.D8]" office:value-type="percentage" office:value="4362.70212765957" calcext:value-type="percentage">
            <text:p>436270.21%</text:p>
          </table:table-cell>
          <table:table-cell table:style-name="ce5" office:value-type="float" office:value="-0.005158" calcext:value-type="float">
            <text:p>-5.16E-03</text:p>
          </table:table-cell>
          <table:table-cell table:formula="of:=([.Q8]-[.D8])/[.D8]" office:value-type="percentage" office:value="-15.4400895856663" calcext:value-type="percentage">
            <text:p>-1544.01%</text:p>
          </table:table-cell>
          <table:table-cell table:style-name="ce5" office:value-type="float" office:value="-0.0008602" calcext:value-type="float">
            <text:p>-8.60E-04</text:p>
          </table:table-cell>
          <table:table-cell table:formula="of:=([.S8]-[.D8])/[.D8]" office:value-type="percentage" office:value="-3.40817469204927" calcext:value-type="percentage">
            <text:p>-340.82%</text:p>
          </table:table-cell>
        </table:table-row>
        <table:table-row table:style-name="ro1">
          <table:table-cell table:number-columns-repeated="2" table:style-name="ce1" office:value-type="float" office:value="18250" calcext:value-type="float">
            <text:p>1.83E+04</text:p>
          </table:table-cell>
          <table:table-cell table:style-name="ce1" office:value-type="float" office:value="18900" calcext:value-type="float">
            <text:p>1.89E+04</text:p>
          </table:table-cell>
          <table:table-cell table:style-name="ce1" office:value-type="float" office:value="18880" calcext:value-type="float">
            <text:p>1.89E+04</text:p>
          </table:table-cell>
          <table:table-cell table:style-name="ce1" office:value-type="float" office:value="18890" calcext:value-type="float">
            <text:p>1.89E+04</text:p>
          </table:table-cell>
          <table:table-cell/>
          <table:table-cell table:style-name="ce5" office:value-type="float" office:value="18880" calcext:value-type="float">
            <text:p>1.89E+04</text:p>
          </table:table-cell>
          <table:table-cell table:formula="of:=([.D9]-[.G9])/[.D9]" office:value-type="percentage" office:value="0" calcext:value-type="percentage">
            <text:p>0.00%</text:p>
          </table:table-cell>
          <table:table-cell table:style-name="ce5" office:value-type="float" office:value="18970" calcext:value-type="float">
            <text:p>1.90E+04</text:p>
          </table:table-cell>
          <table:table-cell table:formula="of:=([.E9]-[.I9])/[.E9]" office:value-type="percentage" office:value="-0.0042350449973531" calcext:value-type="percentage">
            <text:p>-0.42%</text:p>
          </table:table-cell>
          <table:table-cell table:style-name="ce5" office:value-type="float" office:value="19040" calcext:value-type="float">
            <text:p>1.90E+04</text:p>
          </table:table-cell>
          <table:table-cell table:formula="of:=([.D9]-[.K9])/[.D9]" office:value-type="percentage" office:value="-0.00847457627118644" calcext:value-type="percentage">
            <text:p>-0.85%</text:p>
          </table:table-cell>
          <table:table-cell table:style-name="ce5" office:value-type="float" office:value="-213100" calcext:value-type="float">
            <text:p>-2.13E+05</text:p>
          </table:table-cell>
          <table:table-cell table:style-name="ce8" table:formula="of:=([.D9]-[.M9])/[.D9]" office:value-type="float" office:value="12.2870762711864" calcext:value-type="float">
            <text:p>12.2870762711864</text:p>
          </table:table-cell>
          <table:table-cell table:style-name="ce5" office:value-type="float" office:value="-51010" calcext:value-type="float">
            <text:p>-5.10E+04</text:p>
          </table:table-cell>
          <table:table-cell table:formula="of:=([.D9]-[.O9])/[.D9]" office:value-type="percentage" office:value="3.70180084745763" calcext:value-type="percentage">
            <text:p>370.18%</text:p>
          </table:table-cell>
          <table:table-cell table:style-name="ce5" office:value-type="float" office:value="-159900" calcext:value-type="float">
            <text:p>-1.60E+05</text:p>
          </table:table-cell>
          <table:table-cell table:formula="of:=([.Q9]-[.D9])/[.D9]" office:value-type="percentage" office:value="-9.46927966101695" calcext:value-type="percentage">
            <text:p>-946.93%</text:p>
          </table:table-cell>
          <table:table-cell table:style-name="ce5" office:value-type="float" office:value="-169000" calcext:value-type="float">
            <text:p>-1.69E+05</text:p>
          </table:table-cell>
          <table:table-cell table:formula="of:=([.S9]-[.D9])/[.D9]" office:value-type="percentage" office:value="-9.95127118644068" calcext:value-type="percentage">
            <text:p>-995.13%</text:p>
          </table:table-cell>
        </table:table-row>
        <table:table-row table:style-name="ro1">
          <table:table-cell table:style-name="ce1" office:value-type="float" office:value="0.1038" calcext:value-type="float">
            <text:p>1.04E-01</text:p>
          </table:table-cell>
          <table:table-cell table:style-name="ce1" office:value-type="float" office:value="-0.005954" calcext:value-type="float">
            <text:p>-5.95E-03</text:p>
          </table:table-cell>
          <table:table-cell table:style-name="ce1" office:value-type="float" office:value="-0.02739" calcext:value-type="float">
            <text:p>-2.74E-02</text:p>
          </table:table-cell>
          <table:table-cell table:style-name="ce1" office:value-type="float" office:value="-0.04489" calcext:value-type="float">
            <text:p>-4.49E-02</text:p>
          </table:table-cell>
          <table:table-cell table:style-name="ce1" office:value-type="float" office:value="-0.04545" calcext:value-type="float">
            <text:p>-4.55E-02</text:p>
          </table:table-cell>
          <table:table-cell/>
          <table:table-cell table:style-name="ce5" office:value-type="float" office:value="-0.04489" calcext:value-type="float">
            <text:p>-4.49E-02</text:p>
          </table:table-cell>
          <table:table-cell table:formula="of:=([.D10]-[.G10])/[.D10]" office:value-type="percentage" office:value="-0" calcext:value-type="percentage">
            <text:p>0.00%</text:p>
          </table:table-cell>
          <table:table-cell table:style-name="ce5" office:value-type="float" office:value="-0.04785" calcext:value-type="float">
            <text:p>-4.79E-02</text:p>
          </table:table-cell>
          <table:table-cell table:formula="of:=([.E10]-[.I10])/[.E10]" office:value-type="percentage" office:value="-0.0528052805280528" calcext:value-type="percentage">
            <text:p>-5.28%</text:p>
          </table:table-cell>
          <table:table-cell table:style-name="ce5" office:value-type="float" office:value="-0.04959" calcext:value-type="float">
            <text:p>-4.96E-02</text:p>
          </table:table-cell>
          <table:table-cell table:formula="of:=([.D10]-[.K10])/[.D10]" office:value-type="percentage" office:value="-0.104700378703497" calcext:value-type="percentage">
            <text:p>-10.47%</text:p>
          </table:table-cell>
          <table:table-cell table:style-name="ce5" office:value-type="float" office:value="5.359" calcext:value-type="float">
            <text:p>5.36E+00</text:p>
          </table:table-cell>
          <table:table-cell table:style-name="ce8" table:formula="of:=([.D10]-[.M10])/[.D10]" office:value-type="float" office:value="120.380708398307" calcext:value-type="float">
            <text:p>120.380708398307</text:p>
          </table:table-cell>
          <table:table-cell table:style-name="ce5" office:value-type="float" office:value="118.7" calcext:value-type="float">
            <text:p>1.19E+02</text:p>
          </table:table-cell>
          <table:table-cell table:formula="of:=([.D10]-[.O10])/[.D10]" office:value-type="percentage" office:value="2645.24147917131" calcext:value-type="percentage">
            <text:p>264524.15%</text:p>
          </table:table-cell>
          <table:table-cell table:style-name="ce5" office:value-type="float" office:value="0.3269" calcext:value-type="float">
            <text:p>3.27E-01</text:p>
          </table:table-cell>
          <table:table-cell table:formula="of:=([.Q10]-[.D10])/[.D10]" office:value-type="percentage" office:value="-8.28224548897305" calcext:value-type="percentage">
            <text:p>-828.22%</text:p>
          </table:table-cell>
          <table:table-cell table:style-name="ce5" office:value-type="float" office:value="0.2055" calcext:value-type="float">
            <text:p>2.06E-01</text:p>
          </table:table-cell>
          <table:table-cell table:formula="of:=([.S10]-[.D10])/[.D10]" office:value-type="percentage" office:value="-5.57785698373803" calcext:value-type="percentage">
            <text:p>-557.79%</text:p>
          </table:table-cell>
        </table:table-row>
        <table:table-row table:style-name="ro1">
          <table:table-cell table:style-name="ce1" office:value-type="float" office:value="-586.3" calcext:value-type="float">
            <text:p>-5.86E+02</text:p>
          </table:table-cell>
          <table:table-cell table:style-name="ce1" office:value-type="float" office:value="-608.8" calcext:value-type="float">
            <text:p>-6.09E+02</text:p>
          </table:table-cell>
          <table:table-cell table:style-name="ce1" office:value-type="float" office:value="-1120" calcext:value-type="float">
            <text:p>-1.12E+03</text:p>
          </table:table-cell>
          <table:table-cell table:style-name="ce1" office:value-type="float" office:value="-1130" calcext:value-type="float">
            <text:p>-1.13E+03</text:p>
          </table:table-cell>
          <table:table-cell table:style-name="ce1" office:value-type="float" office:value="-1299" calcext:value-type="float">
            <text:p>-1.30E+03</text:p>
          </table:table-cell>
          <table:table-cell/>
          <table:table-cell table:style-name="ce5" office:value-type="float" office:value="-1130" calcext:value-type="float">
            <text:p>-1.13E+03</text:p>
          </table:table-cell>
          <table:table-cell table:formula="of:=([.D11]-[.G11])/[.D11]" office:value-type="percentage" office:value="-0" calcext:value-type="percentage">
            <text:p>0.00%</text:p>
          </table:table-cell>
          <table:table-cell table:style-name="ce5" office:value-type="float" office:value="-1474" calcext:value-type="float">
            <text:p>-1.47E+03</text:p>
          </table:table-cell>
          <table:table-cell table:formula="of:=([.E11]-[.I11])/[.E11]" office:value-type="percentage" office:value="-0.134719014626636" calcext:value-type="percentage">
            <text:p>-13.47%</text:p>
          </table:table-cell>
          <table:table-cell table:style-name="ce5" office:value-type="float" office:value="-1840" calcext:value-type="float">
            <text:p>-1.84E+03</text:p>
          </table:table-cell>
          <table:table-cell table:formula="of:=([.D11]-[.K11])/[.D11]" office:value-type="percentage" office:value="-0.628318584070796" calcext:value-type="percentage">
            <text:p>-62.83%</text:p>
          </table:table-cell>
          <table:table-cell table:style-name="ce5" office:value-type="float" office:value="391800" calcext:value-type="float">
            <text:p>3.92E+05</text:p>
          </table:table-cell>
          <table:table-cell table:style-name="ce8" table:formula="of:=([.D11]-[.M11])/[.D11]" office:value-type="float" office:value="347.725663716814" calcext:value-type="float">
            <text:p>347.725663716814</text:p>
          </table:table-cell>
          <table:table-cell table:style-name="ce5" office:value-type="float" office:value="1415000" calcext:value-type="float">
            <text:p>1.42E+06</text:p>
          </table:table-cell>
          <table:table-cell table:formula="of:=([.D11]-[.O11])/[.D11]" office:value-type="percentage" office:value="1253.21238938053" calcext:value-type="percentage">
            <text:p>125321.24%</text:p>
          </table:table-cell>
          <table:table-cell table:style-name="ce5" office:value-type="float" office:value="32920" calcext:value-type="float">
            <text:p>3.29E+04</text:p>
          </table:table-cell>
          <table:table-cell table:formula="of:=([.Q11]-[.D11])/[.D11]" office:value-type="percentage" office:value="-30.1327433628319" calcext:value-type="percentage">
            <text:p>-3013.27%</text:p>
          </table:table-cell>
          <table:table-cell table:style-name="ce5" office:value-type="float" office:value="32050" calcext:value-type="float">
            <text:p>3.21E+04</text:p>
          </table:table-cell>
          <table:table-cell table:formula="of:=([.S11]-[.D11])/[.D11]" office:value-type="percentage" office:value="-29.3628318584071" calcext:value-type="percentage">
            <text:p>-2936.28%</text:p>
          </table:table-cell>
        </table:table-row>
        <table:table-row table:style-name="ro1">
          <table:table-cell table:style-name="ce1" office:value-type="float" office:value="0.000114" calcext:value-type="float">
            <text:p>1.14E-04</text:p>
          </table:table-cell>
          <table:table-cell table:style-name="ce1" office:value-type="float" office:value="-0.0005127" calcext:value-type="float">
            <text:p>-5.13E-04</text:p>
          </table:table-cell>
          <table:table-cell table:style-name="ce1" office:value-type="float" office:value="-0.000389" calcext:value-type="float">
            <text:p>-3.89E-04</text:p>
          </table:table-cell>
          <table:table-cell table:style-name="ce1" office:value-type="float" office:value="-0.0003748" calcext:value-type="float">
            <text:p>-3.75E-04</text:p>
          </table:table-cell>
          <table:table-cell table:style-name="ce1" office:value-type="float" office:value="-0.0003709" calcext:value-type="float">
            <text:p>-3.71E-04</text:p>
          </table:table-cell>
          <table:table-cell/>
          <table:table-cell table:style-name="ce5" office:value-type="float" office:value="-0.0003748" calcext:value-type="float">
            <text:p>-3.75E-04</text:p>
          </table:table-cell>
          <table:table-cell table:formula="of:=([.D12]-[.G12])/[.D12]" office:value-type="percentage" office:value="-0" calcext:value-type="percentage">
            <text:p>0.00%</text:p>
          </table:table-cell>
          <table:table-cell table:style-name="ce5" office:value-type="float" office:value="-0.0003746" calcext:value-type="float">
            <text:p>-3.75E-04</text:p>
          </table:table-cell>
          <table:table-cell table:formula="of:=([.E12]-[.I12])/[.E12]" office:value-type="percentage" office:value="-0.00997573469937998" calcext:value-type="percentage">
            <text:p>-1.00%</text:p>
          </table:table-cell>
          <table:table-cell table:style-name="ce5" office:value-type="float" office:value="-0.0003259" calcext:value-type="float">
            <text:p>-3.26E-04</text:p>
          </table:table-cell>
          <table:table-cell table:formula="of:=([.D12]-[.K12])/[.D12]" office:value-type="percentage" office:value="0.130469583778015" calcext:value-type="percentage">
            <text:p>13.05%</text:p>
          </table:table-cell>
          <table:table-cell table:style-name="ce5" office:value-type="float" office:value="0.05164" calcext:value-type="float">
            <text:p>5.16E-02</text:p>
          </table:table-cell>
          <table:table-cell table:style-name="ce8" table:formula="of:=([.D12]-[.M12])/[.D12]" office:value-type="float" office:value="138.78014941302" calcext:value-type="float">
            <text:p>138.78014941302</text:p>
          </table:table-cell>
          <table:table-cell table:style-name="ce5" office:value-type="float" office:value="1.073" calcext:value-type="float">
            <text:p>1.07E+00</text:p>
          </table:table-cell>
          <table:table-cell table:formula="of:=([.D12]-[.O12])/[.D12]" office:value-type="percentage" office:value="2863.86019210245" calcext:value-type="percentage">
            <text:p>286386.02%</text:p>
          </table:table-cell>
          <table:table-cell table:style-name="ce5" office:value-type="float" office:value="0.006471" calcext:value-type="float">
            <text:p>6.47E-03</text:p>
          </table:table-cell>
          <table:table-cell table:formula="of:=([.Q12]-[.D12])/[.D12]" office:value-type="percentage" office:value="-18.2652081109925" calcext:value-type="percentage">
            <text:p>-1826.52%</text:p>
          </table:table-cell>
          <table:table-cell table:style-name="ce5" office:value-type="float" office:value="0.007341" calcext:value-type="float">
            <text:p>7.34E-03</text:p>
          </table:table-cell>
          <table:table-cell table:formula="of:=([.S12]-[.D12])/[.D12]" office:value-type="percentage" office:value="-20.5864461045891" calcext:value-type="percentage">
            <text:p>-2058.64%</text:p>
          </table:table-cell>
        </table:table-row>
        <table:table-row table:style-name="ro1">
          <table:table-cell office:value-type="float" office:value="-0.0147" calcext:value-type="float">
            <text:p>-0.0147</text:p>
          </table:table-cell>
          <table:table-cell office:value-type="float" office:value="-0.0145" calcext:value-type="float">
            <text:p>-0.0145</text:p>
          </table:table-cell>
          <table:table-cell table:number-columns-repeated="3" office:value-type="float" office:value="-0.0149" calcext:value-type="float">
            <text:p>-0.0149</text:p>
          </table:table-cell>
          <table:table-cell/>
          <table:table-cell table:style-name="ce5" office:value-type="float" office:value="-0.0149" calcext:value-type="float">
            <text:p>-1.49E-02</text:p>
          </table:table-cell>
          <table:table-cell table:formula="of:=([.D13]-[.G13])/[.D13]" office:value-type="percentage" office:value="-0" calcext:value-type="percentage">
            <text:p>0.00%</text:p>
          </table:table-cell>
          <table:table-cell office:value-type="float" office:value="-0.0151" calcext:value-type="float">
            <text:p>-0.0151</text:p>
          </table:table-cell>
          <table:table-cell table:formula="of:=([.E13]-[.I13])/[.E13]" office:value-type="percentage" office:value="-0.0134228187919463" calcext:value-type="percentage">
            <text:p>-1.34%</text:p>
          </table:table-cell>
          <table:table-cell table:style-name="ce3" office:value-type="float" office:value="-0.0153" calcext:value-type="float">
            <text:p>-0.0153</text:p>
          </table:table-cell>
          <table:table-cell table:formula="of:=([.D13]-[.K13])/[.D13]" office:value-type="percentage" office:value="-0.0268456375838927" calcext:value-type="percentage">
            <text:p>-2.68%</text:p>
          </table:table-cell>
          <table:table-cell table:style-name="ce3" office:value-type="float" office:value="0.4678" calcext:value-type="float">
            <text:p>0.4678</text:p>
          </table:table-cell>
          <table:table-cell table:style-name="ce8" table:formula="of:=([.D13]-[.M13])/[.D13]" office:value-type="float" office:value="32.3959731543624" calcext:value-type="float">
            <text:p>32.3959731543624</text:p>
          </table:table-cell>
          <table:table-cell table:style-name="ce3" office:value-type="float" office:value="0.8026" calcext:value-type="float">
            <text:p>0.8026</text:p>
          </table:table-cell>
          <table:table-cell table:formula="of:=([.D13]-[.O13])/[.D13]" office:value-type="percentage" office:value="54.8657718120805" calcext:value-type="percentage">
            <text:p>5486.58%</text:p>
          </table:table-cell>
          <table:table-cell table:style-name="ce3" office:value-type="float" office:value="0.0419" calcext:value-type="float">
            <text:p>0.0419</text:p>
          </table:table-cell>
          <table:table-cell table:formula="of:=([.Q13]-[.D13])/[.D13]" office:value-type="percentage" office:value="-3.81208053691275" calcext:value-type="percentage">
            <text:p>-381.21%</text:p>
          </table:table-cell>
          <table:table-cell table:style-name="ce3" office:value-type="float" office:value="-0.0048" calcext:value-type="float">
            <text:p>-0.0048</text:p>
          </table:table-cell>
          <table:table-cell table:formula="of:=([.S13]-[.D13])/[.D13]" office:value-type="percentage" office:value="-0.677852348993289" calcext:value-type="percentage">
            <text:p>-67.79%</text:p>
          </table:table-cell>
        </table:table-row>
        <table:table-row table:style-name="ro1">
          <table:table-cell table:number-columns-repeated="5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D14]-[.G14])/[.D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([.E14]-[.I14])/[.E14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D14]-[.K14])/[.D14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style-name="ce8" table:formula="of:=([.D14]-[.M14])/[.D14]" office:value-type="string" office:string-value="" calcext:value-type="error">
            <text:p>#DIV/0!</text:p>
          </table:table-cell>
          <table:table-cell table:style-name="ce3" office:value-type="float" office:value="-0.0001" calcext:value-type="float">
            <text:p>-0.0001</text:p>
          </table:table-cell>
          <table:table-cell table:formula="of:=([.D14]-[.O14])/[.D14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Q14]-[.D14])/[.D14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S14]-[.D14])/[.D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996" calcext:value-type="float">
            <text:p>0.5996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6207" calcext:value-type="float">
            <text:p>0.6207</text:p>
          </table:table-cell>
          <table:table-cell/>
          <table:table-cell office:value-type="float" office:value="0.6203" calcext:value-type="float">
            <text:p>0.6203</text:p>
          </table:table-cell>
          <table:table-cell table:formula="of:=([.D15]-[.G15])/[.D15]" office:value-type="percentage" office:value="0" calcext:value-type="percentage">
            <text:p>0.00%</text:p>
          </table:table-cell>
          <table:table-cell office:value-type="float" office:value="0.6231" calcext:value-type="float">
            <text:p>0.6231</text:p>
          </table:table-cell>
          <table:table-cell table:formula="of:=([.E15]-[.I15])/[.E15]" office:value-type="percentage" office:value="-0.00386660222329621" calcext:value-type="percentage">
            <text:p>-0.39%</text:p>
          </table:table-cell>
          <table:table-cell table:style-name="ce3" office:value-type="float" office:value="0.6256" calcext:value-type="float">
            <text:p>0.6256</text:p>
          </table:table-cell>
          <table:table-cell table:formula="of:=([.D15]-[.K15])/[.D15]" office:value-type="percentage" office:value="-0.00854425278091241" calcext:value-type="percentage">
            <text:p>-0.85%</text:p>
          </table:table-cell>
          <table:table-cell table:style-name="ce3" office:value-type="float" office:value="-6.9904" calcext:value-type="float">
            <text:p>-6.9904</text:p>
          </table:table-cell>
          <table:table-cell table:style-name="ce8" table:formula="of:=([.D15]-[.M15])/[.D15]" office:value-type="float" office:value="12.2693857810737" calcext:value-type="float">
            <text:p>12.2693857810737</text:p>
          </table:table-cell>
          <table:table-cell table:style-name="ce3" office:value-type="float" office:value="-1.649" calcext:value-type="float">
            <text:p>-1.649</text:p>
          </table:table-cell>
          <table:table-cell table:formula="of:=([.D15]-[.O15])/[.D15]" office:value-type="percentage" office:value="3.65839110108012" calcext:value-type="percentage">
            <text:p>365.84%</text:p>
          </table:table-cell>
          <table:table-cell table:style-name="ce3" office:value-type="float" office:value="-5.2568" calcext:value-type="float">
            <text:p>-5.2568</text:p>
          </table:table-cell>
          <table:table-cell table:formula="of:=([.Q15]-[.D15])/[.D15]" office:value-type="percentage" office:value="-9.47460906013219" calcext:value-type="percentage">
            <text:p>-947.46%</text:p>
          </table:table-cell>
          <table:table-cell table:style-name="ce3" office:value-type="float" office:value="-5.5568" calcext:value-type="float">
            <text:p>-5.5568</text:p>
          </table:table-cell>
          <table:table-cell table:formula="of:=([.S15]-[.D15])/[.D15]" office:value-type="percentage" office:value="-9.95824600999516" calcext:value-type="percentage">
            <text:p>-995.82%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8" calcext:value-type="float">
            <text:p>0.0068</text:p>
          </table:table-cell>
          <table:table-cell/>
          <table:table-cell office:value-type="float" office:value="0.0067" calcext:value-type="float">
            <text:p>0.0067</text:p>
          </table:table-cell>
          <table:table-cell table:formula="of:=([.D16]-[.G16])/[.D16]" office:value-type="percentage" office:value="0" calcext:value-type="percentage">
            <text:p>0.00%</text:p>
          </table:table-cell>
          <table:table-cell office:value-type="float" office:value="0.0067" calcext:value-type="float">
            <text:p>0.0067</text:p>
          </table:table-cell>
          <table:table-cell table:formula="of:=([.E16]-[.I16])/[.E16]" office:value-type="percentage" office:value="0.0147058823529412" calcext:value-type="percentage">
            <text:p>1.47%</text:p>
          </table:table-cell>
          <table:table-cell table:style-name="ce3" office:value-type="float" office:value="0.0066" calcext:value-type="float">
            <text:p>0.0066</text:p>
          </table:table-cell>
          <table:table-cell table:formula="of:=([.D16]-[.K16])/[.D16]" office:value-type="percentage" office:value="0.0149253731343284" calcext:value-type="percentage">
            <text:p>1.49%</text:p>
          </table:table-cell>
          <table:table-cell table:style-name="ce3" office:value-type="float" office:value="0.2236" calcext:value-type="float">
            <text:p>0.2236</text:p>
          </table:table-cell>
          <table:table-cell table:style-name="ce8" table:formula="of:=([.D16]-[.M16])/[.D16]" office:value-type="float" office:value="-32.3731343283582" calcext:value-type="float">
            <text:p>-32.3731343283582</text:p>
          </table:table-cell>
          <table:table-cell table:style-name="ce3" office:value-type="float" office:value="0.7446" calcext:value-type="float">
            <text:p>0.7446</text:p>
          </table:table-cell>
          <table:table-cell table:formula="of:=([.D16]-[.O16])/[.D16]" office:value-type="percentage" office:value="-110.134328358209" calcext:value-type="percentage">
            <text:p>-11013.43%</text:p>
          </table:table-cell>
          <table:table-cell table:style-name="ce3" office:value-type="float" office:value="-0.1416" calcext:value-type="float">
            <text:p>-0.1416</text:p>
          </table:table-cell>
          <table:table-cell table:formula="of:=([.Q16]-[.D16])/[.D16]" office:value-type="percentage" office:value="-22.134328358209" calcext:value-type="percentage">
            <text:p>-2213.43%</text:p>
          </table:table-cell>
          <table:table-cell table:style-name="ce3" office:value-type="float" office:value="-0.1987" calcext:value-type="float">
            <text:p>-0.1987</text:p>
          </table:table-cell>
          <table:table-cell table:formula="of:=([.S16]-[.D16])/[.D16]" office:value-type="percentage" office:value="-30.6567164179105" calcext:value-type="percentage">
            <text:p>-3065.67%</text:p>
          </table:table-cell>
        </table:table-row>
        <table:table-row table:style-name="ro1">
          <table:table-cell table:number-columns-repeated="5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D17]-[.G17])/[.D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([.E17]-[.I17])/[.E17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D17]-[.K17])/[.D17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style-name="ce8" table:formula="of:=([.D17]-[.M17])/[.D17]" office:value-type="string" office:string-value="" calcext:value-type="error">
            <text:p>#DIV/0!</text:p>
          </table:table-cell>
          <table:table-cell table:style-name="ce3" office:value-type="float" office:value="-0.0001" calcext:value-type="float">
            <text:p>-0.0001</text:p>
          </table:table-cell>
          <table:table-cell table:formula="of:=([.D17]-[.O17])/[.D17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Q17]-[.D17])/[.D17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S17]-[.D17])/[.D1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998" calcext:value-type="float">
            <text:p>0.5998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208" calcext:value-type="float">
            <text:p>0.6208</text:p>
          </table:table-cell>
          <table:table-cell/>
          <table:table-cell office:value-type="float" office:value="0.6204" calcext:value-type="float">
            <text:p>0.6204</text:p>
          </table:table-cell>
          <table:table-cell table:formula="of:=([.D18]-[.G18])/[.D18]" office:value-type="percentage" office:value="0" calcext:value-type="percentage">
            <text:p>0.00%</text:p>
          </table:table-cell>
          <table:table-cell office:value-type="float" office:value="0.6233" calcext:value-type="float">
            <text:p>0.6233</text:p>
          </table:table-cell>
          <table:table-cell table:formula="of:=([.E18]-[.I18])/[.E18]" office:value-type="percentage" office:value="-0.0040270618556702" calcext:value-type="percentage">
            <text:p>-0.40%</text:p>
          </table:table-cell>
          <table:table-cell table:style-name="ce3" office:value-type="float" office:value="0.6258" calcext:value-type="float">
            <text:p>0.6258</text:p>
          </table:table-cell>
          <table:table-cell table:formula="of:=([.D18]-[.K18])/[.D18]" office:value-type="percentage" office:value="-0.00870406189555119" calcext:value-type="percentage">
            <text:p>-0.87%</text:p>
          </table:table-cell>
          <table:table-cell table:style-name="ce3" office:value-type="float" office:value="-7.0025" calcext:value-type="float">
            <text:p>-7.0025</text:p>
          </table:table-cell>
          <table:table-cell table:style-name="ce8" table:formula="of:=([.D18]-[.M18])/[.D18]" office:value-type="float" office:value="12.2870728562218" calcext:value-type="float">
            <text:p>12.2870728562218</text:p>
          </table:table-cell>
          <table:table-cell table:style-name="ce3" office:value-type="float" office:value="-1.676" calcext:value-type="float">
            <text:p>-1.676</text:p>
          </table:table-cell>
          <table:table-cell table:formula="of:=([.D18]-[.O18])/[.D18]" office:value-type="percentage" office:value="3.70148291424887" calcext:value-type="percentage">
            <text:p>370.15%</text:p>
          </table:table-cell>
          <table:table-cell table:style-name="ce3" office:value-type="float" office:value="-5.255" calcext:value-type="float">
            <text:p>-5.255</text:p>
          </table:table-cell>
          <table:table-cell table:formula="of:=([.Q18]-[.D18])/[.D18]" office:value-type="percentage" office:value="-9.47034171502257" calcext:value-type="percentage">
            <text:p>-947.03%</text:p>
          </table:table-cell>
          <table:table-cell table:style-name="ce3" office:value-type="float" office:value="-5.5533" calcext:value-type="float">
            <text:p>-5.5533</text:p>
          </table:table-cell>
          <table:table-cell table:formula="of:=([.S18]-[.D18])/[.D18]" office:value-type="percentage" office:value="-9.95116054158607" calcext:value-type="percentage">
            <text:p>-995.12%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0</text:p>
          </table:table-cell>
          <table:table-cell table:formula="of:=([.D19]-[.G19])/[.D19]" office:value-type="string" office:string-value="" calcext:value-type="error">
            <text:p>#DIV/0!</text:p>
          </table:table-cell>
          <table:table-cell office:value-type="float" office:value="-0" calcext:value-type="float">
            <text:p>0</text:p>
          </table:table-cell>
          <table:table-cell table:formula="of:=([.E19]-[.I19])/[.E19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D19]-[.K19])/[.D19]" office:value-type="string" office:string-value="" calcext:value-type="error">
            <text:p>#DIV/0!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8" table:formula="of:=([.D19]-[.M19])/[.D19]" office:value-type="string" office:string-value="" calcext:value-type="error">
            <text:p>#DIV/0!</text:p>
          </table:table-cell>
          <table:table-cell table:style-name="ce3" office:value-type="float" office:value="0.0022" calcext:value-type="float">
            <text:p>0.0022</text:p>
          </table:table-cell>
          <table:table-cell table:formula="of:=([.D19]-[.O19])/[.D19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Q19]-[.D19])/[.D19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S19]-[.D19])/[.D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0.0107" calcext:value-type="float">
            <text:p>-0.0107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237" calcext:value-type="float">
            <text:p>-0.0237</text:p>
          </table:table-cell>
          <table:table-cell/>
          <table:table-cell office:value-type="float" office:value="-0.0206" calcext:value-type="float">
            <text:p>-0.0206</text:p>
          </table:table-cell>
          <table:table-cell table:formula="of:=([.D20]-[.G20])/[.D20]" office:value-type="percentage" office:value="-0" calcext:value-type="percentage">
            <text:p>0.00%</text:p>
          </table:table-cell>
          <table:table-cell office:value-type="float" office:value="-0.0269" calcext:value-type="float">
            <text:p>-0.0269</text:p>
          </table:table-cell>
          <table:table-cell table:formula="of:=([.E20]-[.I20])/[.E20]" office:value-type="percentage" office:value="-0.135021097046413" calcext:value-type="percentage">
            <text:p>-13.50%</text:p>
          </table:table-cell>
          <table:table-cell table:style-name="ce3" office:value-type="float" office:value="-0.0336" calcext:value-type="float">
            <text:p>-0.0336</text:p>
          </table:table-cell>
          <table:table-cell table:formula="of:=([.D20]-[.K20])/[.D20]" office:value-type="percentage" office:value="-0.631067961165049" calcext:value-type="percentage">
            <text:p>-63.11%</text:p>
          </table:table-cell>
          <table:table-cell table:style-name="ce3" office:value-type="float" office:value="7.1482" calcext:value-type="float">
            <text:p>7.1482</text:p>
          </table:table-cell>
          <table:table-cell table:style-name="ce8" table:formula="of:=([.D20]-[.M20])/[.D20]" office:value-type="float" office:value="348" calcext:value-type="float">
            <text:p>348</text:p>
          </table:table-cell>
          <table:table-cell table:style-name="ce3" office:value-type="float" office:value="25.8101" calcext:value-type="float">
            <text:p>25.8101</text:p>
          </table:table-cell>
          <table:table-cell table:formula="of:=([.D20]-[.O20])/[.D20]" office:value-type="percentage" office:value="1253.91747572816" calcext:value-type="percentage">
            <text:p>125391.75%</text:p>
          </table:table-cell>
          <table:table-cell table:style-name="ce3" office:value-type="float" office:value="0.6007" calcext:value-type="float">
            <text:p>0.6007</text:p>
          </table:table-cell>
          <table:table-cell table:formula="of:=([.Q20]-[.D20])/[.D20]" office:value-type="percentage" office:value="-30.1601941747573" calcext:value-type="percentage">
            <text:p>-3016.02%</text:p>
          </table:table-cell>
          <table:table-cell table:style-name="ce3" office:value-type="float" office:value="0.5847" calcext:value-type="float">
            <text:p>0.5847</text:p>
          </table:table-cell>
          <table:table-cell table:formula="of:=([.S20]-[.D20])/[.D20]" office:value-type="percentage" office:value="-29.3834951456311" calcext:value-type="percentage">
            <text:p>-2938.35%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 table:style-name="ce11" table:formula="of:=([.D21]-[.G21])/[.D21]" office:value-type="string" office:string-value="" calcext:value-type="error">
            <text:p>#DIV/0!</text:p>
          </table:table-cell>
          <table:table-cell table:style-name="ce4" office:value-type="float" office:value="-0" calcext:value-type="float">
            <text:p>0</text:p>
          </table:table-cell>
          <table:table-cell table:style-name="ce11" table:formula="of:=([.E21]-[.I21])/[.E21]" office:value-type="string" office:string-value="" calcext:value-type="error">
            <text:p>#DIV/0!</text:p>
          </table:table-cell>
          <table:table-cell table:style-name="ce4" office:value-type="float" office:value="-0" calcext:value-type="float">
            <text:p>0</text:p>
          </table:table-cell>
          <table:table-cell table:style-name="ce11" table:formula="of:=([.D21]-[.K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([.D21]-[.M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([.D21]-[.O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([.Q21]-[.D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([.S21]-[.D21])/[.D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 = 0.0</text:p>
          </table:table-cell>
          <table:table-cell table:style-name="ce8" office:value-type="string" calcext:value-type="string">
            <text:p>“ C = 10 “</text:p>
          </table:table-cell>
          <table:table-cell office:value-type="string" calcext:value-type="string">
            <text:p>M = 0.0</text:p>
          </table:table-cell>
          <table:table-cell table:style-name="ce8" office:value-type="string" calcext:value-type="string">
            <text:p>“ C = 5 “</text:p>
          </table:table-cell>
          <table:table-cell table:style-name="ce3" office:value-type="string" calcext:value-type="string">
            <text:p>“ C = 5 “</text:p>
          </table:table-cell>
          <table:table-cell table:style-name="ce8" office:value-type="string" calcext:value-type="string">
            <text:p>Eps = 5e-2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2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3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4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4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20 “</text:p>
          </table:table-cell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10 “</text:p>
          </table:table-cell>
          <table:table-cell table:style-name="ce4" office:value-type="string" calcext:value-type="string">
            <text:p>“ S = 10“</text:p>
          </table:table-cell>
          <table:table-cell table:style-name="ce9"/>
          <table:table-cell table:style-name="ce4" office:value-type="string" calcext:value-type="string">
            <text:p>“ S = 20 “</text:p>
          </table:table-cell>
          <table:table-cell table:style-name="ce9"/>
          <table:table-cell table:style-name="ce4" office:value-type="string" calcext:value-type="string">
            <text:p>“ S = 20 “</text:p>
          </table:table-cell>
          <table:table-cell table:style-name="ce9"/>
          <table:table-cell table:style-name="ce4" office:value-type="string" calcext:value-type="string">
            <text:p>“ S = 20 “</text:p>
          </table:table-cell>
          <table:table-cell table:style-name="ce9"/>
          <table:table-cell table:style-name="ce4" office:value-type="string" calcext:value-type="string">
            <text:p>“ S = 40 “</text:p>
          </table:table-cell>
          <table:table-cell table:style-name="ce9"/>
        </table:table-row>
        <table:table-row table:style-name="ro1">
          <table:table-cell table:number-columns-repeated="6"/>
          <table:table-cell table:style-name="ce6" office:value-type="float" office:value="-148" calcext:value-type="float">
            <text:p>-1.48E+02</text:p>
          </table:table-cell>
          <table:table-cell table:style-name="ce7"/>
          <table:table-cell table:style-name="ce6" office:value-type="float" office:value="-403" calcext:value-type="float">
            <text:p>-4.03E+02</text:p>
          </table:table-cell>
          <table:table-cell table:style-name="ce7"/>
          <table:table-cell table:style-name="ce6" office:value-type="float" office:value="-326.1" calcext:value-type="float">
            <text:p>-3.26E+02</text:p>
          </table:table-cell>
          <table:table-cell table:style-name="ce23" table:formula="of:=([.K25]-[.A4])/[.A4]" office:value-type="percentage" office:value="-0.272585322328798" calcext:value-type="percentage">
            <text:p>-27.26%</text:p>
          </table:table-cell>
          <table:table-cell table:style-name="ce6" office:value-type="float" office:value="-490.1" calcext:value-type="float">
            <text:p>-4.90E+02</text:p>
          </table:table-cell>
          <table:table-cell table:style-name="ce23" table:formula="of:=([.M25]-[.C4])/[.C4]" office:value-type="percentage" office:value="0.0788025533788246" calcext:value-type="percentage">
            <text:p>7.88%</text:p>
          </table:table-cell>
          <table:table-cell table:style-name="ce6" office:value-type="float" office:value="-443.5" calcext:value-type="float">
            <text:p>-4.44E+02</text:p>
          </table:table-cell>
          <table:table-cell table:style-name="ce23" table:formula="of:=([.O25]-[.C4])/[.C4]" office:value-type="percentage" office:value="-0.0237728373321594" calcext:value-type="percentage">
            <text:p>-2.38%</text:p>
          </table:table-cell>
          <table:table-cell table:style-name="ce6" office:value-type="float" office:value="-482.1" calcext:value-type="float">
            <text:p>-4.82E+02</text:p>
          </table:table-cell>
          <table:table-cell table:style-name="ce23" table:formula="of:=([.Q25]-[.C4])/[.C4]" office:value-type="percentage" office:value="0.0611930442438917" calcext:value-type="percentage">
            <text:p>6.12%</text:p>
          </table:table-cell>
          <table:table-cell table:style-name="ce6" office:value-type="float" office:value="-480.2" calcext:value-type="float">
            <text:p>-4.80E+02</text:p>
          </table:table-cell>
          <table:table-cell table:style-name="ce23" table:formula="of:=([.S25]-[.D4])/[.D4]" office:value-type="percentage" office:value="0.0577092511013216" calcext:value-type="percentage">
            <text:p>5.77%</text:p>
          </table:table-cell>
        </table:table-row>
        <table:table-row table:style-name="ro1">
          <table:table-cell table:number-columns-repeated="6"/>
          <table:table-cell table:style-name="ce5" office:value-type="float" office:value="-0.0004633" calcext:value-type="float">
            <text:p>-4.63E-04</text:p>
          </table:table-cell>
          <table:table-cell table:style-name="ce8"/>
          <table:table-cell table:style-name="ce5" office:value-type="float" office:value="-0.0007085" calcext:value-type="float">
            <text:p>-7.09E-04</text:p>
          </table:table-cell>
          <table:table-cell table:style-name="ce8"/>
          <table:table-cell table:style-name="ce5" office:value-type="float" office:value="-9.376" calcext:value-type="float">
            <text:p>-9.38E+00</text:p>
          </table:table-cell>
          <table:table-cell table:formula="of:=([.K26]-[.A5])/[.A5]" office:value-type="percentage" office:value="6569.42747021724" calcext:value-type="percentage">
            <text:p>656942.75%</text:p>
          </table:table-cell>
          <table:table-cell table:style-name="ce5" office:value-type="float" office:value="-25.45" calcext:value-type="float">
            <text:p>-2.55E+01</text:p>
          </table:table-cell>
          <table:table-cell table:style-name="ce10" table:formula="of:=([.M26]-[.C5])/[.C5]" office:value-type="percentage" office:value="-135301.372142477" calcext:value-type="percentage">
            <text:p>-13530137.21%</text:p>
          </table:table-cell>
          <table:table-cell table:style-name="ce5" office:value-type="float" office:value="-20.74" calcext:value-type="float">
            <text:p>-2.07E+01</text:p>
          </table:table-cell>
          <table:table-cell table:formula="of:=([.O26]-[.C5])/[.C5]" office:value-type="percentage" office:value="-110261.499734184" calcext:value-type="percentage">
            <text:p>-11026149.97%</text:p>
          </table:table-cell>
          <table:table-cell table:style-name="ce5" office:value-type="float" office:value="-18.15" calcext:value-type="float">
            <text:p>-1.82E+01</text:p>
          </table:table-cell>
          <table:table-cell table:formula="of:=([.Q26]-[.C5])/[.C5]" office:value-type="percentage" office:value="-96492.2280701754" calcext:value-type="percentage">
            <text:p>-9649222.81%</text:p>
          </table:table-cell>
          <table:table-cell table:style-name="ce5" office:value-type="float" office:value="-19.05" calcext:value-type="float">
            <text:p>-1.91E+01</text:p>
          </table:table-cell>
          <table:table-cell table:formula="of:=([.S26]-[.D5])/[.D5]" office:value-type="percentage" office:value="-53332.4669652856" calcext:value-type="percentage">
            <text:p>-5333246.70%</text:p>
          </table:table-cell>
        </table:table-row>
        <table:table-row table:style-name="ro1">
          <table:table-cell table:number-columns-repeated="6"/>
          <table:table-cell table:style-name="ce5" office:value-type="float" office:value="-161700" calcext:value-type="float">
            <text:p>-1.62E+05</text:p>
          </table:table-cell>
          <table:table-cell table:style-name="ce8"/>
          <table:table-cell table:style-name="ce5" office:value-type="float" office:value="-16800" calcext:value-type="float">
            <text:p>-1.68E+04</text:p>
          </table:table-cell>
          <table:table-cell table:style-name="ce8"/>
          <table:table-cell table:style-name="ce5" office:value-type="float" office:value="21900" calcext:value-type="float">
            <text:p>2.19E+04</text:p>
          </table:table-cell>
          <table:table-cell table:formula="of:=([.K27]-[.A6])/[.A6]" office:value-type="percentage" office:value="0.2" calcext:value-type="percentage">
            <text:p>20.00%</text:p>
          </table:table-cell>
          <table:table-cell table:style-name="ce5" office:value-type="float" office:value="21920" calcext:value-type="float">
            <text:p>2.19E+04</text:p>
          </table:table-cell>
          <table:table-cell table:style-name="ce10" table:formula="of:=([.M27]-[.C6])/[.C6]" office:value-type="percentage" office:value="0.15978835978836" calcext:value-type="percentage">
            <text:p>15.98%</text:p>
          </table:table-cell>
          <table:table-cell table:style-name="ce5" office:value-type="float" office:value="17780" calcext:value-type="float">
            <text:p>1.78E+04</text:p>
          </table:table-cell>
          <table:table-cell table:formula="of:=([.O27]-[.C6])/[.C6]" office:value-type="percentage" office:value="-0.0592592592592593" calcext:value-type="percentage">
            <text:p>-5.93%</text:p>
          </table:table-cell>
          <table:table-cell table:style-name="ce5" office:value-type="float" office:value="13120" calcext:value-type="float">
            <text:p>1.31E+04</text:p>
          </table:table-cell>
          <table:table-cell table:formula="of:=([.Q27]-[.C6])/[.C6]" office:value-type="percentage" office:value="-0.305820105820106" calcext:value-type="percentage">
            <text:p>-30.58%</text:p>
          </table:table-cell>
          <table:table-cell table:style-name="ce5" office:value-type="float" office:value="12830" calcext:value-type="float">
            <text:p>1.28E+04</text:p>
          </table:table-cell>
          <table:table-cell table:formula="of:=([.S27]-[.D6])/[.D6]" office:value-type="percentage" office:value="-0.320444915254237" calcext:value-type="percentage">
            <text:p>-32.04%</text:p>
          </table:table-cell>
        </table:table-row>
        <table:table-row table:style-name="ro1">
          <table:table-cell table:number-columns-repeated="6"/>
          <table:table-cell table:style-name="ce5" office:value-type="float" office:value="-5790" calcext:value-type="float">
            <text:p>-5.79E+03</text:p>
          </table:table-cell>
          <table:table-cell table:style-name="ce8"/>
          <table:table-cell table:style-name="ce5" office:value-type="float" office:value="-989.1" calcext:value-type="float">
            <text:p>-9.89E+02</text:p>
          </table:table-cell>
          <table:table-cell table:style-name="ce8"/>
          <table:table-cell table:style-name="ce5" office:value-type="float" office:value="438.4" calcext:value-type="float">
            <text:p>4.38E+02</text:p>
          </table:table-cell>
          <table:table-cell table:formula="of:=([.K28]-[.A7])/[.A7]" office:value-type="percentage" office:value="1.32203389830508" calcext:value-type="percentage">
            <text:p>132.20%</text:p>
          </table:table-cell>
          <table:table-cell table:style-name="ce5" office:value-type="float" office:value="275.3" calcext:value-type="float">
            <text:p>2.75E+02</text:p>
          </table:table-cell>
          <table:table-cell table:style-name="ce10" table:formula="of:=([.M28]-[.C7])/[.C7]" office:value-type="percentage" office:value="0.339007782101167" calcext:value-type="percentage">
            <text:p>33.90%</text:p>
          </table:table-cell>
          <table:table-cell table:style-name="ce5" office:value-type="float" office:value="177.2" calcext:value-type="float">
            <text:p>1.77E+02</text:p>
          </table:table-cell>
          <table:table-cell table:formula="of:=([.O28]-[.C7])/[.C7]" office:value-type="percentage" office:value="-0.138132295719844" calcext:value-type="percentage">
            <text:p>-13.81%</text:p>
          </table:table-cell>
          <table:table-cell table:style-name="ce5" office:value-type="float" office:value="-23.84" calcext:value-type="float">
            <text:p>-2.38E+01</text:p>
          </table:table-cell>
          <table:table-cell table:formula="of:=([.Q28]-[.C7])/[.C7]" office:value-type="percentage" office:value="-1.115953307393" calcext:value-type="percentage">
            <text:p>-111.60%</text:p>
          </table:table-cell>
          <table:table-cell table:style-name="ce5" office:value-type="float" office:value="-32.09" calcext:value-type="float">
            <text:p>-3.21E+01</text:p>
          </table:table-cell>
          <table:table-cell table:formula="of:=([.S28]-[.D7])/[.D7]" office:value-type="percentage" office:value="-1.1564602632862" calcext:value-type="percentage">
            <text:p>-115.65%</text:p>
          </table:table-cell>
        </table:table-row>
        <table:table-row table:style-name="ro1">
          <table:table-cell table:number-columns-repeated="6"/>
          <table:table-cell table:style-name="ce5" office:value-type="float" office:value="-0.0004633" calcext:value-type="float">
            <text:p>-4.63E-04</text:p>
          </table:table-cell>
          <table:table-cell table:style-name="ce8"/>
          <table:table-cell table:style-name="ce5" office:value-type="float" office:value="-0.0007085" calcext:value-type="float">
            <text:p>-7.09E-04</text:p>
          </table:table-cell>
          <table:table-cell table:style-name="ce8"/>
          <table:table-cell table:style-name="ce5" office:value-type="float" office:value="-9.376" calcext:value-type="float">
            <text:p>-9.38E+00</text:p>
          </table:table-cell>
          <table:table-cell table:formula="of:=([.K29]-[.A8])/[.A8]" office:value-type="percentage" office:value="6569.42747021724" calcext:value-type="percentage">
            <text:p>656942.75%</text:p>
          </table:table-cell>
          <table:table-cell table:style-name="ce5" office:value-type="float" office:value="-25.45" calcext:value-type="float">
            <text:p>-2.55E+01</text:p>
          </table:table-cell>
          <table:table-cell table:style-name="ce10" table:formula="of:=([.M29]-[.C8])/[.C8]" office:value-type="percentage" office:value="-135301.372142477" calcext:value-type="percentage">
            <text:p>-13530137.21%</text:p>
          </table:table-cell>
          <table:table-cell table:style-name="ce5" office:value-type="float" office:value="-20.74" calcext:value-type="float">
            <text:p>-2.07E+01</text:p>
          </table:table-cell>
          <table:table-cell table:formula="of:=([.O29]-[.C8])/[.C8]" office:value-type="percentage" office:value="-110261.499734184" calcext:value-type="percentage">
            <text:p>-11026149.97%</text:p>
          </table:table-cell>
          <table:table-cell table:style-name="ce5" office:value-type="float" office:value="-18.15" calcext:value-type="float">
            <text:p>-1.82E+01</text:p>
          </table:table-cell>
          <table:table-cell table:formula="of:=([.Q29]-[.C8])/[.C8]" office:value-type="percentage" office:value="-96492.2280701754" calcext:value-type="percentage">
            <text:p>-9649222.81%</text:p>
          </table:table-cell>
          <table:table-cell table:style-name="ce5" office:value-type="float" office:value="-19.05" calcext:value-type="float">
            <text:p>-1.91E+01</text:p>
          </table:table-cell>
          <table:table-cell table:formula="of:=([.S29]-[.D8])/[.D8]" office:value-type="percentage" office:value="-53332.4669652856" calcext:value-type="percentage">
            <text:p>-5333246.70%</text:p>
          </table:table-cell>
        </table:table-row>
        <table:table-row table:style-name="ro1">
          <table:table-cell office:value-type="string" calcext:value-type="string">
            <text:p>INFO:pytornado.aero.vlm:--&gt; Fx =</text:p>
          </table:table-cell>
          <table:table-cell table:number-columns-repeated="5"/>
          <table:table-cell table:style-name="ce5" office:value-type="float" office:value="-161600" calcext:value-type="float">
            <text:p>-1.62E+05</text:p>
          </table:table-cell>
          <table:table-cell table:style-name="ce8"/>
          <table:table-cell table:style-name="ce5" office:value-type="float" office:value="-16780" calcext:value-type="float">
            <text:p>-1.68E+04</text:p>
          </table:table-cell>
          <table:table-cell table:style-name="ce8"/>
          <table:table-cell table:style-name="ce5" office:value-type="float" office:value="21900" calcext:value-type="float">
            <text:p>2.19E+04</text:p>
          </table:table-cell>
          <table:table-cell table:formula="of:=([.K30]-[.A9])/[.A9]" office:value-type="percentage" office:value="0.2" calcext:value-type="percentage">
            <text:p>20.00%</text:p>
          </table:table-cell>
          <table:table-cell table:style-name="ce5" office:value-type="float" office:value="21930" calcext:value-type="float">
            <text:p>2.19E+04</text:p>
          </table:table-cell>
          <table:table-cell table:style-name="ce10" table:formula="of:=([.M30]-[.C9])/[.C9]" office:value-type="percentage" office:value="0.16031746031746" calcext:value-type="percentage">
            <text:p>16.03%</text:p>
          </table:table-cell>
          <table:table-cell table:style-name="ce5" office:value-type="float" office:value="17780" calcext:value-type="float">
            <text:p>1.78E+04</text:p>
          </table:table-cell>
          <table:table-cell table:formula="of:=([.O30]-[.C9])/[.C9]" office:value-type="percentage" office:value="-0.0592592592592593" calcext:value-type="percentage">
            <text:p>-5.93%</text:p>
          </table:table-cell>
          <table:table-cell table:style-name="ce5" office:value-type="float" office:value="13130" calcext:value-type="float">
            <text:p>1.31E+04</text:p>
          </table:table-cell>
          <table:table-cell table:formula="of:=([.Q30]-[.C9])/[.C9]" office:value-type="percentage" office:value="-0.305291005291005" calcext:value-type="percentage">
            <text:p>-30.53%</text:p>
          </table:table-cell>
          <table:table-cell table:style-name="ce5" office:value-type="float" office:value="12840" calcext:value-type="float">
            <text:p>1.28E+04</text:p>
          </table:table-cell>
          <table:table-cell table:formula="of:=([.S30]-[.D9])/[.D9]" office:value-type="percentage" office:value="-0.319915254237288" calcext:value-type="percentage">
            <text:p>-31.99%</text:p>
          </table:table-cell>
        </table:table-row>
        <table:table-row table:style-name="ro1">
          <table:table-cell office:value-type="string" calcext:value-type="string">
            <text:p>INFO:pytornado.aero.vlm:--&gt; Fy =</text:p>
          </table:table-cell>
          <table:table-cell table:number-columns-repeated="5"/>
          <table:table-cell table:style-name="ce5" office:value-type="float" office:value="-0.04524" calcext:value-type="float">
            <text:p>-4.52E-02</text:p>
          </table:table-cell>
          <table:table-cell table:style-name="ce8"/>
          <table:table-cell table:style-name="ce5" office:value-type="float" office:value="-0.1408" calcext:value-type="float">
            <text:p>-1.41E-01</text:p>
          </table:table-cell>
          <table:table-cell table:style-name="ce8"/>
          <table:table-cell table:style-name="ce5" office:value-type="float" office:value="-51.84" calcext:value-type="float">
            <text:p>-5.18E+01</text:p>
          </table:table-cell>
          <table:table-cell table:formula="of:=([.K31]-[.A10])/[.A10]" office:value-type="percentage" office:value="-500.421965317919" calcext:value-type="percentage">
            <text:p>-50042.20%</text:p>
          </table:table-cell>
          <table:table-cell table:style-name="ce5" office:value-type="float" office:value="384.8" calcext:value-type="float">
            <text:p>3.85E+02</text:p>
          </table:table-cell>
          <table:table-cell table:style-name="ce10" table:formula="of:=([.M31]-[.C10])/[.C10]" office:value-type="percentage" office:value="-14049.9229645856" calcext:value-type="percentage">
            <text:p>-1404992.30%</text:p>
          </table:table-cell>
          <table:table-cell table:style-name="ce5" office:value-type="float" office:value="272.3" calcext:value-type="float">
            <text:p>2.72E+02</text:p>
          </table:table-cell>
          <table:table-cell table:formula="of:=([.O31]-[.C10])/[.C10]" office:value-type="percentage" office:value="-9942.58451989777" calcext:value-type="percentage">
            <text:p>-994258.45%</text:p>
          </table:table-cell>
          <table:table-cell table:style-name="ce5" office:value-type="float" office:value="157.2" calcext:value-type="float">
            <text:p>1.57E+02</text:p>
          </table:table-cell>
          <table:table-cell table:formula="of:=([.Q31]-[.C10])/[.C10]" office:value-type="percentage" office:value="-5740.32092004381" calcext:value-type="percentage">
            <text:p>-574032.09%</text:p>
          </table:table-cell>
          <table:table-cell table:style-name="ce5" office:value-type="float" office:value="187.5" calcext:value-type="float">
            <text:p>1.88E+02</text:p>
          </table:table-cell>
          <table:table-cell table:formula="of:=([.S31]-[.D10])/[.D10]" office:value-type="percentage" office:value="-4177.87680997995" calcext:value-type="percentage">
            <text:p>-417787.68%</text:p>
          </table:table-cell>
        </table:table-row>
        <table:table-row table:style-name="ro1">
          <table:table-cell office:value-type="string" calcext:value-type="string">
            <text:p>INFO:pytornado.aero.vlm:--&gt; Fz =</text:p>
          </table:table-cell>
          <table:table-cell table:number-columns-repeated="5"/>
          <table:table-cell table:style-name="ce5" office:value-type="float" office:value="31250" calcext:value-type="float">
            <text:p>3.13E+04</text:p>
          </table:table-cell>
          <table:table-cell table:style-name="ce8"/>
          <table:table-cell table:style-name="ce5" office:value-type="float" office:value="4852" calcext:value-type="float">
            <text:p>4.85E+03</text:p>
          </table:table-cell>
          <table:table-cell table:style-name="ce8"/>
          <table:table-cell table:style-name="ce5" office:value-type="float" office:value="-1009" calcext:value-type="float">
            <text:p>-1.01E+03</text:p>
          </table:table-cell>
          <table:table-cell table:formula="of:=([.K32]-[.A11])/[.A11]" office:value-type="percentage" office:value="0.720961964864404" calcext:value-type="percentage">
            <text:p>72.10%</text:p>
          </table:table-cell>
          <table:table-cell table:style-name="ce5" office:value-type="float" office:value="-2026" calcext:value-type="float">
            <text:p>-2.03E+03</text:p>
          </table:table-cell>
          <table:table-cell table:style-name="ce10" table:formula="of:=([.M32]-[.C11])/[.C11]" office:value-type="percentage" office:value="0.808928571428571" calcext:value-type="percentage">
            <text:p>80.89%</text:p>
          </table:table-cell>
          <table:table-cell table:style-name="ce5" office:value-type="float" office:value="-621" calcext:value-type="float">
            <text:p>-6.21E+02</text:p>
          </table:table-cell>
          <table:table-cell table:formula="of:=([.O32]-[.C11])/[.C11]" office:value-type="percentage" office:value="-0.445535714285714" calcext:value-type="percentage">
            <text:p>-44.55%</text:p>
          </table:table-cell>
          <table:table-cell table:style-name="ce5" office:value-type="float" office:value="110.6" calcext:value-type="float">
            <text:p>1.11E+02</text:p>
          </table:table-cell>
          <table:table-cell table:formula="of:=([.Q32]-[.C11])/[.C11]" office:value-type="percentage" office:value="-1.09875" calcext:value-type="percentage">
            <text:p>-109.88%</text:p>
          </table:table-cell>
          <table:table-cell table:style-name="ce5" office:value-type="float" office:value="113.1" calcext:value-type="float">
            <text:p>1.13E+02</text:p>
          </table:table-cell>
          <table:table-cell table:formula="of:=([.S32]-[.D11])/[.D11]" office:value-type="percentage" office:value="-1.10008849557522" calcext:value-type="percentage">
            <text:p>-110.01%</text:p>
          </table:table-cell>
        </table:table-row>
        <table:table-row table:style-name="ro1">
          <table:table-cell office:value-type="string" calcext:value-type="string">
            <text:p>INFO:pytornado.aero.vlm:--&gt; FD =</text:p>
          </table:table-cell>
          <table:table-cell table:number-columns-repeated="5"/>
          <table:table-cell table:style-name="ce5" office:value-type="float" office:value="0.005662" calcext:value-type="float">
            <text:p>5.66E-03</text:p>
          </table:table-cell>
          <table:table-cell table:style-name="ce8"/>
          <table:table-cell table:style-name="ce5" office:value-type="float" office:value="-0.003733" calcext:value-type="float">
            <text:p>-3.73E-03</text:p>
          </table:table-cell>
          <table:table-cell table:style-name="ce8"/>
          <table:table-cell table:style-name="ce5" office:value-type="float" office:value="-150.8" calcext:value-type="float">
            <text:p>-1.51E+02</text:p>
          </table:table-cell>
          <table:table-cell table:formula="of:=([.K33]-[.A12])/[.A12]" office:value-type="percentage" office:value="-1322808.01754386" calcext:value-type="percentage">
            <text:p>-132280801.75%</text:p>
          </table:table-cell>
          <table:table-cell table:style-name="ce5" office:value-type="float" office:value="-102.2" calcext:value-type="float">
            <text:p>-1.02E+02</text:p>
          </table:table-cell>
          <table:table-cell table:style-name="ce10" table:formula="of:=([.M33]-[.C12])/[.C12]" office:value-type="percentage" office:value="262723.935732648" calcext:value-type="percentage">
            <text:p>26272393.57%</text:p>
          </table:table-cell>
          <table:table-cell table:style-name="ce5" office:value-type="float" office:value="-85.56" calcext:value-type="float">
            <text:p>-8.56E+01</text:p>
          </table:table-cell>
          <table:table-cell table:formula="of:=([.O33]-[.C12])/[.C12]" office:value-type="percentage" office:value="219947.586118252" calcext:value-type="percentage">
            <text:p>21994758.61%</text:p>
          </table:table-cell>
          <table:table-cell table:style-name="ce5" office:value-type="float" office:value="-76.27" calcext:value-type="float">
            <text:p>-7.63E+01</text:p>
          </table:table-cell>
          <table:table-cell table:formula="of:=([.Q33]-[.C12])/[.C12]" office:value-type="percentage" office:value="196065.838046273" calcext:value-type="percentage">
            <text:p>19606583.80%</text:p>
          </table:table-cell>
          <table:table-cell table:style-name="ce5" office:value-type="float" office:value="-75.94" calcext:value-type="float">
            <text:p>-7.59E+01</text:p>
          </table:table-cell>
          <table:table-cell table:formula="of:=([.S33]-[.D12])/[.D12]" office:value-type="percentage" office:value="202613.727854856" calcext:value-type="percentage">
            <text:p>20261372.79%</text:p>
          </table:table-cell>
        </table:table-row>
        <table:table-row table:style-name="ro1">
          <table:table-cell office:value-type="string" calcext:value-type="string">
            <text:p>INFO:pytornado.aero.vlm:--&gt; FC =</text:p>
          </table:table-cell>
          <table:table-cell table:number-columns-repeated="5"/>
          <table:table-cell office:value-type="float" office:value="-0.0049" calcext:value-type="float">
            <text:p>-0.0049</text:p>
          </table:table-cell>
          <table:table-cell table:style-name="ce8"/>
          <table:table-cell office:value-type="float" office:value="-0.0132" calcext:value-type="float">
            <text:p>-0.0132</text:p>
          </table:table-cell>
          <table:table-cell table:style-name="ce8"/>
          <table:table-cell table:style-name="ce3" office:value-type="float" office:value="-0.0107" calcext:value-type="float">
            <text:p>-0.0107</text:p>
          </table:table-cell>
          <table:table-cell table:formula="of:=([.K34]-[.A13])/[.A13]" office:value-type="percentage" office:value="-0.272108843537415" calcext:value-type="percentage">
            <text:p>-27.21%</text:p>
          </table:table-cell>
          <table:table-cell table:style-name="ce3" office:value-type="float" office:value="-0.0161" calcext:value-type="float">
            <text:p>-0.0161</text:p>
          </table:table-cell>
          <table:table-cell table:style-name="ce10" table:formula="of:=([.M34]-[.C13])/[.C13]" office:value-type="percentage" office:value="0.0805369127516778" calcext:value-type="percentage">
            <text:p>8.05%</text:p>
          </table:table-cell>
          <table:table-cell table:style-name="ce3" office:value-type="float" office:value="-0.0146" calcext:value-type="float">
            <text:p>-0.0146</text:p>
          </table:table-cell>
          <table:table-cell table:formula="of:=([.O34]-[.C13])/[.C13]" office:value-type="percentage" office:value="-0.0201342281879195" calcext:value-type="percentage">
            <text:p>-2.01%</text:p>
          </table:table-cell>
          <table:table-cell table:style-name="ce3" office:value-type="float" office:value="-0.0158" calcext:value-type="float">
            <text:p>-0.0158</text:p>
          </table:table-cell>
          <table:table-cell table:formula="of:=([.Q34]-[.C13])/[.C13]" office:value-type="percentage" office:value="0.0604026845637585" calcext:value-type="percentage">
            <text:p>6.04%</text:p>
          </table:table-cell>
          <table:table-cell table:style-name="ce3" office:value-type="float" office:value="-0.0158" calcext:value-type="float">
            <text:p>-0.0158</text:p>
          </table:table-cell>
          <table:table-cell table:formula="of:=([.S34]-[.D13])/[.D13]" office:value-type="percentage" office:value="0.0604026845637585" calcext:value-type="percentage">
            <text:p>6.04%</text:p>
          </table:table-cell>
        </table:table-row>
        <table:table-row table:style-name="ro1">
          <table:table-cell office:value-type="string" calcext:value-type="string">
            <text:p>INFO:pytornado.aero.vlm:--&gt; FL =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table:style-name="ce8"/>
          <table:table-cell office:value-type="float" office:value="-0" calcext:value-type="float">
            <text:p>0</text:p>
          </table:table-cell>
          <table:table-cell table:style-name="ce8"/>
          <table:table-cell table:style-name="ce3" office:value-type="float" office:value="-0.0003" calcext:value-type="float">
            <text:p>-0.0003</text:p>
          </table:table-cell>
          <table:table-cell table:formula="of:=([.K35]-[.A14])/[.A14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M35]-[.C14])/[.C14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formula="of:=([.O35]-[.C14])/[.C14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Q35]-[.C14])/[.C14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S35]-[.D14])/[.D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Mx =</text:p>
          </table:table-cell>
          <table:table-cell table:number-columns-repeated="5"/>
          <table:table-cell office:value-type="float" office:value="-5.3119" calcext:value-type="float">
            <text:p>-5.3119</text:p>
          </table:table-cell>
          <table:table-cell table:style-name="ce8"/>
          <table:table-cell office:value-type="float" office:value="-0.5521" calcext:value-type="float">
            <text:p>-0.5521</text:p>
          </table:table-cell>
          <table:table-cell table:style-name="ce8"/>
          <table:table-cell table:style-name="ce3" office:value-type="float" office:value="0.7196" calcext:value-type="float">
            <text:p>0.7196</text:p>
          </table:table-cell>
          <table:table-cell table:formula="of:=([.K36]-[.A15])/[.A15]" office:value-type="percentage" office:value="0.200133422281521" calcext:value-type="percentage">
            <text:p>20.01%</text:p>
          </table:table-cell>
          <table:table-cell table:style-name="ce3" office:value-type="float" office:value="0.7204" calcext:value-type="float">
            <text:p>0.7204</text:p>
          </table:table-cell>
          <table:table-cell table:style-name="ce10" table:formula="of:=([.M36]-[.C15])/[.C15]" office:value-type="percentage" office:value="0.160064412238325" calcext:value-type="percentage">
            <text:p>16.01%</text:p>
          </table:table-cell>
          <table:table-cell table:style-name="ce3" office:value-type="float" office:value="0.5842" calcext:value-type="float">
            <text:p>0.5842</text:p>
          </table:table-cell>
          <table:table-cell table:formula="of:=([.O36]-[.C15])/[.C15]" office:value-type="percentage" office:value="-0.0592592592592592" calcext:value-type="percentage">
            <text:p>-5.93%</text:p>
          </table:table-cell>
          <table:table-cell table:style-name="ce3" office:value-type="float" office:value="0.4312" calcext:value-type="float">
            <text:p>0.4312</text:p>
          </table:table-cell>
          <table:table-cell table:formula="of:=([.Q36]-[.C15])/[.C15]" office:value-type="percentage" office:value="-0.305636070853462" calcext:value-type="percentage">
            <text:p>-30.56%</text:p>
          </table:table-cell>
          <table:table-cell table:style-name="ce3" office:value-type="float" office:value="0.4216" calcext:value-type="float">
            <text:p>0.4216</text:p>
          </table:table-cell>
          <table:table-cell table:formula="of:=([.S36]-[.D15])/[.D15]" office:value-type="percentage" office:value="-0.320328873125907" calcext:value-type="percentage">
            <text:p>-32.03%</text:p>
          </table:table-cell>
        </table:table-row>
        <table:table-row table:style-name="ro1">
          <table:table-cell office:value-type="string" calcext:value-type="string">
            <text:p>INFO:pytornado.aero.vlm:--&gt; My =</text:p>
          </table:table-cell>
          <table:table-cell table:number-columns-repeated="5"/>
          <table:table-cell office:value-type="float" office:value="-0.1902" calcext:value-type="float">
            <text:p>-0.1902</text:p>
          </table:table-cell>
          <table:table-cell table:style-name="ce8"/>
          <table:table-cell office:value-type="float" office:value="-0.0325" calcext:value-type="float">
            <text:p>-0.0325</text:p>
          </table:table-cell>
          <table:table-cell table:style-name="ce8"/>
          <table:table-cell table:style-name="ce3" office:value-type="float" office:value="0.0144" calcext:value-type="float">
            <text:p>0.0144</text:p>
          </table:table-cell>
          <table:table-cell table:formula="of:=([.K37]-[.A16])/[.A16]" office:value-type="percentage" office:value="1.32258064516129" calcext:value-type="percentage">
            <text:p>132.26%</text:p>
          </table:table-cell>
          <table:table-cell table:style-name="ce3" office:value-type="float" office:value="0.009" calcext:value-type="float">
            <text:p>0.009</text:p>
          </table:table-cell>
          <table:table-cell table:style-name="ce10" table:formula="of:=([.M37]-[.C16])/[.C16]" office:value-type="percentage" office:value="0.323529411764706" calcext:value-type="percentage">
            <text:p>32.35%</text:p>
          </table:table-cell>
          <table:table-cell table:style-name="ce3" office:value-type="float" office:value="0.0058" calcext:value-type="float">
            <text:p>0.0058</text:p>
          </table:table-cell>
          <table:table-cell table:formula="of:=([.O37]-[.C16])/[.C16]" office:value-type="percentage" office:value="-0.147058823529412" calcext:value-type="percentage">
            <text:p>-14.71%</text:p>
          </table:table-cell>
          <table:table-cell table:style-name="ce3" office:value-type="float" office:value="-0.0008" calcext:value-type="float">
            <text:p>-0.0008</text:p>
          </table:table-cell>
          <table:table-cell table:formula="of:=([.Q37]-[.C16])/[.C16]" office:value-type="percentage" office:value="-1.11764705882353" calcext:value-type="percentage">
            <text:p>-111.76%</text:p>
          </table:table-cell>
          <table:table-cell table:style-name="ce3" office:value-type="float" office:value="-0.0011" calcext:value-type="float">
            <text:p>-0.0011</text:p>
          </table:table-cell>
          <table:table-cell table:formula="of:=([.S37]-[.D16])/[.D16]" office:value-type="percentage" office:value="-1.16417910447761" calcext:value-type="percentage">
            <text:p>-116.42%</text:p>
          </table:table-cell>
        </table:table-row>
        <table:table-row table:style-name="ro1">
          <table:table-cell office:value-type="string" calcext:value-type="string">
            <text:p>INFO:pytornado.aero.vlm:--&gt; Mz =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table:style-name="ce8"/>
          <table:table-cell office:value-type="float" office:value="-0" calcext:value-type="float">
            <text:p>0</text:p>
          </table:table-cell>
          <table:table-cell table:style-name="ce8"/>
          <table:table-cell table:style-name="ce3" office:value-type="float" office:value="-0.0003" calcext:value-type="float">
            <text:p>-0.0003</text:p>
          </table:table-cell>
          <table:table-cell table:formula="of:=([.K38]-[.A17])/[.A17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M38]-[.C17])/[.C17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formula="of:=([.O38]-[.C17])/[.C17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Q38]-[.C17])/[.C17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S38]-[.D17])/[.D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Cx =</text:p>
          </table:table-cell>
          <table:table-cell table:number-columns-repeated="5"/>
          <table:table-cell office:value-type="float" office:value="-5.3085" calcext:value-type="float">
            <text:p>-5.3085</text:p>
          </table:table-cell>
          <table:table-cell table:style-name="ce8"/>
          <table:table-cell office:value-type="float" office:value="-0.5513" calcext:value-type="float">
            <text:p>-0.5513</text:p>
          </table:table-cell>
          <table:table-cell table:style-name="ce8"/>
          <table:table-cell table:style-name="ce3" office:value-type="float" office:value="0.7195" calcext:value-type="float">
            <text:p>0.7195</text:p>
          </table:table-cell>
          <table:table-cell table:formula="of:=([.K39]-[.A18])/[.A18]" office:value-type="percentage" office:value="0.199566522174058" calcext:value-type="percentage">
            <text:p>19.96%</text:p>
          </table:table-cell>
          <table:table-cell table:style-name="ce3" office:value-type="float" office:value="0.7205" calcext:value-type="float">
            <text:p>0.7205</text:p>
          </table:table-cell>
          <table:table-cell table:style-name="ce10" table:formula="of:=([.M39]-[.C18])/[.C18]" office:value-type="percentage" office:value="0.160038641120593" calcext:value-type="percentage">
            <text:p>16.00%</text:p>
          </table:table-cell>
          <table:table-cell table:style-name="ce3" office:value-type="float" office:value="0.5843" calcext:value-type="float">
            <text:p>0.5843</text:p>
          </table:table-cell>
          <table:table-cell table:formula="of:=([.O39]-[.C18])/[.C18]" office:value-type="percentage" office:value="-0.0592497182418289" calcext:value-type="percentage">
            <text:p>-5.92%</text:p>
          </table:table-cell>
          <table:table-cell table:style-name="ce3" office:value-type="float" office:value="0.4315" calcext:value-type="float">
            <text:p>0.4315</text:p>
          </table:table-cell>
          <table:table-cell table:formula="of:=([.Q39]-[.C18])/[.C18]" office:value-type="percentage" office:value="-0.305264852680728" calcext:value-type="percentage">
            <text:p>-30.53%</text:p>
          </table:table-cell>
          <table:table-cell table:style-name="ce3" office:value-type="float" office:value="0.4219" calcext:value-type="float">
            <text:p>0.4219</text:p>
          </table:table-cell>
          <table:table-cell table:formula="of:=([.S39]-[.D18])/[.D18]" office:value-type="percentage" office:value="-0.319954867827208" calcext:value-type="percentage">
            <text:p>-32.00%</text:p>
          </table:table-cell>
        </table:table-row>
        <table:table-row table:style-name="ro1">
          <table:table-cell office:value-type="string" calcext:value-type="string">
            <text:p>INFO:pytornado.aero.vlm:--&gt; Cy =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table:style-name="ce8"/>
          <table:table-cell office:value-type="float" office:value="-0" calcext:value-type="float">
            <text:p>0</text:p>
          </table:table-cell>
          <table:table-cell table:style-name="ce8"/>
          <table:table-cell table:style-name="ce3" office:value-type="float" office:value="-0.0009" calcext:value-type="float">
            <text:p>-0.0009</text:p>
          </table:table-cell>
          <table:table-cell table:formula="of:=([.K40]-[.A19])/[.A19]" office:value-type="string" office:string-value="" calcext:value-type="error">
            <text:p>#DIV/0!</text:p>
          </table:table-cell>
          <table:table-cell table:style-name="ce3" office:value-type="float" office:value="0.007" calcext:value-type="float">
            <text:p>0.007</text:p>
          </table:table-cell>
          <table:table-cell table:style-name="ce10" table:formula="of:=([.M40]-[.C19])/[.C19]" office:value-type="string" office:string-value="" calcext:value-type="error">
            <text:p>#DIV/0!</text:p>
          </table:table-cell>
          <table:table-cell table:style-name="ce3" office:value-type="float" office:value="0.005" calcext:value-type="float">
            <text:p>0.005</text:p>
          </table:table-cell>
          <table:table-cell table:formula="of:=([.O40]-[.C19])/[.C19]" office:value-type="string" office:string-value="" calcext:value-type="error">
            <text:p>#DIV/0!</text:p>
          </table:table-cell>
          <table:table-cell table:style-name="ce3" office:value-type="float" office:value="0.0029" calcext:value-type="float">
            <text:p>0.0029</text:p>
          </table:table-cell>
          <table:table-cell table:formula="of:=([.Q40]-[.C19])/[.C19]" office:value-type="string" office:string-value="" calcext:value-type="error">
            <text:p>#DIV/0!</text:p>
          </table:table-cell>
          <table:table-cell table:style-name="ce3" office:value-type="float" office:value="0.0034" calcext:value-type="float">
            <text:p>0.0034</text:p>
          </table:table-cell>
          <table:table-cell table:formula="of:=([.S40]-[.D19])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Cz =</text:p>
          </table:table-cell>
          <table:table-cell table:number-columns-repeated="5"/>
          <table:table-cell office:value-type="float" office:value="0.5701" calcext:value-type="float">
            <text:p>0.5701</text:p>
          </table:table-cell>
          <table:table-cell table:style-name="ce8"/>
          <table:table-cell office:value-type="float" office:value="0.0885" calcext:value-type="float">
            <text:p>0.0885</text:p>
          </table:table-cell>
          <table:table-cell table:style-name="ce8"/>
          <table:table-cell table:style-name="ce3" office:value-type="float" office:value="-0.0184" calcext:value-type="float">
            <text:p>-0.0184</text:p>
          </table:table-cell>
          <table:table-cell table:formula="of:=([.K41]-[.A20])/[.A20]" office:value-type="percentage" office:value="0.719626168224299" calcext:value-type="percentage">
            <text:p>71.96%</text:p>
          </table:table-cell>
          <table:table-cell table:style-name="ce3" office:value-type="float" office:value="-0.037" calcext:value-type="float">
            <text:p>-0.037</text:p>
          </table:table-cell>
          <table:table-cell table:style-name="ce10" table:formula="of:=([.M41]-[.C20])/[.C20]" office:value-type="percentage" office:value="0.813725490196078" calcext:value-type="percentage">
            <text:p>81.37%</text:p>
          </table:table-cell>
          <table:table-cell table:style-name="ce3" office:value-type="float" office:value="-0.0113" calcext:value-type="float">
            <text:p>-0.0113</text:p>
          </table:table-cell>
          <table:table-cell table:formula="of:=([.O41]-[.C20])/[.C20]" office:value-type="percentage" office:value="-0.446078431372549" calcext:value-type="percentage">
            <text:p>-44.61%</text:p>
          </table:table-cell>
          <table:table-cell table:style-name="ce3" office:value-type="float" office:value="0.002" calcext:value-type="float">
            <text:p>0.002</text:p>
          </table:table-cell>
          <table:table-cell table:formula="of:=([.Q41]-[.C20])/[.C20]" office:value-type="percentage" office:value="-1.09803921568627" calcext:value-type="percentage">
            <text:p>-109.80%</text:p>
          </table:table-cell>
          <table:table-cell table:style-name="ce3" office:value-type="float" office:value="0.0021" calcext:value-type="float">
            <text:p>0.0021</text:p>
          </table:table-cell>
          <table:table-cell table:formula="of:=([.S41]-[.D20])/[.D20]" office:value-type="percentage" office:value="-1.10194174757282" calcext:value-type="percentage">
            <text:p>-110.19%</text:p>
          </table:table-cell>
        </table:table-row>
        <table:table-row table:style-name="ro1">
          <table:table-cell office:value-type="string" calcext:value-type="string">
            <text:p>INFO:pytornado.aero.vlm:--&gt; CD =</text:p>
          </table:table-cell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style-name="ce9"/>
          <table:table-cell table:style-name="ce4" office:value-type="float" office:value="-0" calcext:value-type="float">
            <text:p>0</text:p>
          </table:table-cell>
          <table:table-cell table:style-name="ce9"/>
          <table:table-cell table:style-name="ce4" office:value-type="float" office:value="-0.0028" calcext:value-type="float">
            <text:p>-0.0028</text:p>
          </table:table-cell>
          <table:table-cell table:style-name="ce11" table:formula="of:=([.K42]-[.A21])/[.A21]" office:value-type="string" office:string-value="" calcext:value-type="error">
            <text:p>#DIV/0!</text:p>
          </table:table-cell>
          <table:table-cell table:style-name="ce4" office:value-type="float" office:value="-0.0019" calcext:value-type="float">
            <text:p>-0.0019</text:p>
          </table:table-cell>
          <table:table-cell table:style-name="ce11" table:formula="of:=([.M42]-[.C21])/[.C21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O42]-[.C21])/[.C21]" office:value-type="string" office:string-value="" calcext:value-type="error">
            <text:p>#DIV/0!</text:p>
          </table:table-cell>
          <table:table-cell table:style-name="ce4" office:value-type="float" office:value="-0.0014" calcext:value-type="float">
            <text:p>-0.0014</text:p>
          </table:table-cell>
          <table:table-cell table:style-name="ce11" table:formula="of:=([.Q42]-[.C21])/[.C21]" office:value-type="string" office:string-value="" calcext:value-type="error">
            <text:p>#DIV/0!</text:p>
          </table:table-cell>
          <table:table-cell table:style-name="ce4" office:value-type="float" office:value="-0.0014" calcext:value-type="float">
            <text:p>-0.0014</text:p>
          </table:table-cell>
          <table:table-cell table:style-name="ce11" table:formula="of:=([.S42]-[.D21])/[.D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CC =</text:p>
          </table:table-cell>
          <table:table-cell table:number-columns-repeated="5"/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L =</text:p>
          </table:table-cell>
          <table:table-cell table:number-columns-repeated="5"/>
          <table:table-cell office:value-type="string" calcext:value-type="string">
            <text:p>“ C = 10 “</text:p>
          </table:table-cell>
          <table:table-cell table:style-name="ce8" office:value-type="string" calcext:value-type="string">
            <text:p>Eps = 1e-3</text:p>
          </table:table-cell>
          <table:table-cell office:value-type="string" calcext:value-type="string">
            <text:p>“ C = 20 “</text:p>
          </table:table-cell>
          <table:table-cell table:style-name="ce8" office:value-type="string" calcext:value-type="string">
            <text:p>Eps = 1e-3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l =</text:p>
          </table:table-cell>
          <table:table-cell table:number-columns-repeated="5"/>
          <table:table-cell table:style-name="ce4" office:value-type="string" calcext:value-type="string">
            <text:p>“ S = 40 “</text:p>
          </table:table-cell>
          <table:table-cell table:style-name="ce9"/>
          <table:table-cell table:style-name="ce4" office:value-type="string" calcext:value-type="string">
            <text:p>“ S = 40 “</text:p>
          </table:table-cell>
          <table:table-cell table:style-name="ce9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m =</text:p>
          </table:table-cell>
          <table:table-cell table:number-columns-repeated="5"/>
          <table:table-cell table:style-name="ce6" office:value-type="float" office:value="-451.3" calcext:value-type="float">
            <text:p>-4.51E+02</text:p>
          </table:table-cell>
          <table:table-cell table:style-name="ce23" table:formula="of:=([.G46]-[.D4])/[.D4]" office:value-type="percentage" office:value="-0.00594713656387663" calcext:value-type="percentage">
            <text:p>-0.59%</text:p>
          </table:table-cell>
          <table:table-cell table:style-name="ce6" office:value-type="float" office:value="-440.5" calcext:value-type="float">
            <text:p>-4.41E+02</text:p>
          </table:table-cell>
          <table:table-cell table:style-name="ce23" table:formula="of:=([.I46]-[.E4])/[.E4]" office:value-type="percentage" office:value="-0.0258735072976559" calcext:value-type="percentage">
            <text:p>-2.59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n =</text:p>
          </table:table-cell>
          <table:table-cell table:number-columns-repeated="5"/>
          <table:table-cell table:style-name="ce5" office:value-type="float" office:value="-20.07" calcext:value-type="float">
            <text:p>-2.01E+01</text:p>
          </table:table-cell>
          <table:table-cell table:formula="of:=([.G47]-[.D5])/[.D5]" office:value-type="percentage" office:value="-56188.0100783875" calcext:value-type="percentage">
            <text:p>-5618801.01%</text:p>
          </table:table-cell>
          <table:table-cell table:style-name="ce5" office:value-type="float" office:value="-21.09" calcext:value-type="float">
            <text:p>-2.11E+01</text:p>
          </table:table-cell>
          <table:table-cell table:formula="of:=([.I47]-[.E5])/[.E5]" office:value-type="percentage" office:value="-59610.9491237988" calcext:value-type="percentage">
            <text:p>-5961094.91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14790" calcext:value-type="float">
            <text:p>1.48E+04</text:p>
          </table:table-cell>
          <table:table-cell table:formula="of:=([.G48]-[.D6])/[.D6]" office:value-type="percentage" office:value="-0.216631355932203" calcext:value-type="percentage">
            <text:p>-21.66%</text:p>
          </table:table-cell>
          <table:table-cell table:style-name="ce5" office:value-type="float" office:value="16090" calcext:value-type="float">
            <text:p>1.61E+04</text:p>
          </table:table-cell>
          <table:table-cell table:formula="of:=([.I48]-[.E6])/[.E6]" office:value-type="percentage" office:value="-0.148226574907358" calcext:value-type="percentage">
            <text:p>-14.82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65.14" calcext:value-type="float">
            <text:p>6.51E+01</text:p>
          </table:table-cell>
          <table:table-cell table:formula="of:=([.G49]-[.D7])/[.D7]" office:value-type="percentage" office:value="-0.682398829839103" calcext:value-type="percentage">
            <text:p>-68.24%</text:p>
          </table:table-cell>
          <table:table-cell table:style-name="ce5" office:value-type="float" office:value="121.3" calcext:value-type="float">
            <text:p>1.21E+02</text:p>
          </table:table-cell>
          <table:table-cell table:formula="of:=([.I49]-[.E7])/[.E7]" office:value-type="percentage" office:value="-0.414857694163049" calcext:value-type="percentage">
            <text:p>-41.49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-20.07" calcext:value-type="float">
            <text:p>-2.01E+01</text:p>
          </table:table-cell>
          <table:table-cell table:formula="of:=([.G50]-[.D8])/[.D8]" office:value-type="percentage" office:value="-56188.0100783875" calcext:value-type="percentage">
            <text:p>-5618801.01%</text:p>
          </table:table-cell>
          <table:table-cell table:style-name="ce5" office:value-type="float" office:value="-21.09" calcext:value-type="float">
            <text:p>-2.11E+01</text:p>
          </table:table-cell>
          <table:table-cell table:formula="of:=([.I50]-[.E8])/[.E8]" office:value-type="percentage" office:value="-59610.9491237988" calcext:value-type="percentage">
            <text:p>-5961094.91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14800" calcext:value-type="float">
            <text:p>1.48E+04</text:p>
          </table:table-cell>
          <table:table-cell table:formula="of:=([.G51]-[.D9])/[.D9]" office:value-type="percentage" office:value="-0.216101694915254" calcext:value-type="percentage">
            <text:p>-21.61%</text:p>
          </table:table-cell>
          <table:table-cell table:style-name="ce5" office:value-type="float" office:value="16100" calcext:value-type="float">
            <text:p>1.61E+04</text:p>
          </table:table-cell>
          <table:table-cell table:formula="of:=([.I51]-[.E9])/[.E9]" office:value-type="percentage" office:value="-0.147697194282689" calcext:value-type="percentage">
            <text:p>-14.77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236.4" calcext:value-type="float">
            <text:p>2.36E+02</text:p>
          </table:table-cell>
          <table:table-cell table:formula="of:=([.G52]-[.D10])/[.D10]" office:value-type="percentage" office:value="-5267.20628202272" calcext:value-type="percentage">
            <text:p>-526720.63%</text:p>
          </table:table-cell>
          <table:table-cell table:style-name="ce5" office:value-type="float" office:value="283.9" calcext:value-type="float">
            <text:p>2.84E+02</text:p>
          </table:table-cell>
          <table:table-cell table:formula="of:=([.I52]-[.E10])/[.E10]" office:value-type="percentage" office:value="-6247.42464246425" calcext:value-type="percentage">
            <text:p>-624742.46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-212.9" calcext:value-type="float">
            <text:p>-2.13E+02</text:p>
          </table:table-cell>
          <table:table-cell table:formula="of:=([.G53]-[.D11])/[.D11]" office:value-type="percentage" office:value="-0.811592920353982" calcext:value-type="percentage">
            <text:p>-81.16%</text:p>
          </table:table-cell>
          <table:table-cell table:style-name="ce5" office:value-type="float" office:value="-497.3" calcext:value-type="float">
            <text:p>-4.97E+02</text:p>
          </table:table-cell>
          <table:table-cell table:formula="of:=([.I53]-[.E11])/[.E11]" office:value-type="percentage" office:value="-0.617167051578137" calcext:value-type="percentage">
            <text:p>-61.72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-79.02" calcext:value-type="float">
            <text:p>-7.90E+01</text:p>
          </table:table-cell>
          <table:table-cell table:formula="of:=([.G54]-[.D12])/[.D12]" office:value-type="percentage" office:value="210831.443970117" calcext:value-type="percentage">
            <text:p>21083144.40%</text:p>
          </table:table-cell>
          <table:table-cell table:style-name="ce5" office:value-type="float" office:value="-82.2" calcext:value-type="float">
            <text:p>-8.22E+01</text:p>
          </table:table-cell>
          <table:table-cell table:formula="of:=([.I54]-[.E12])/[.E12]" office:value-type="percentage" office:value="221622.078997034" calcext:value-type="percentage">
            <text:p>22162207.9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148" calcext:value-type="float">
            <text:p>-0.0148</text:p>
          </table:table-cell>
          <table:table-cell table:formula="of:=([.G55]-[.D13])/[.D13]" office:value-type="percentage" office:value="-0.00671140939597311" calcext:value-type="percentage">
            <text:p>-0.67%</text:p>
          </table:table-cell>
          <table:table-cell office:value-type="float" office:value="-0.0145" calcext:value-type="float">
            <text:p>-0.0145</text:p>
          </table:table-cell>
          <table:table-cell table:formula="of:=([.I55]-[.E13])/[.E13]" office:value-type="percentage" office:value="-0.0268456375838926" calcext:value-type="percentage">
            <text:p>-2.68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007" calcext:value-type="float">
            <text:p>-0.0007</text:p>
          </table:table-cell>
          <table:table-cell table:formula="of:=([.G56]-[.D14])/[.D14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I56]-[.E14])/[.E14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4859" calcext:value-type="float">
            <text:p>0.4859</text:p>
          </table:table-cell>
          <table:table-cell table:formula="of:=([.G57]-[.D15])/[.D15]" office:value-type="percentage" office:value="-0.21666935353861" calcext:value-type="percentage">
            <text:p>-21.67%</text:p>
          </table:table-cell>
          <table:table-cell office:value-type="float" office:value="0.5287" calcext:value-type="float">
            <text:p>0.5287</text:p>
          </table:table-cell>
          <table:table-cell table:formula="of:=([.I57]-[.E15])/[.E15]" office:value-type="percentage" office:value="-0.148219751893024" calcext:value-type="percentage">
            <text:p>-14.82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0021" calcext:value-type="float">
            <text:p>0.0021</text:p>
          </table:table-cell>
          <table:table-cell table:formula="of:=([.G58]-[.D16])/[.D16]" office:value-type="percentage" office:value="-0.686567164179104" calcext:value-type="percentage">
            <text:p>-68.66%</text:p>
          </table:table-cell>
          <table:table-cell office:value-type="float" office:value="0.004" calcext:value-type="float">
            <text:p>0.004</text:p>
          </table:table-cell>
          <table:table-cell table:formula="of:=([.I58]-[.E16])/[.E16]" office:value-type="percentage" office:value="-0.411764705882353" calcext:value-type="percentage">
            <text:p>-41.18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007" calcext:value-type="float">
            <text:p>-0.0007</text:p>
          </table:table-cell>
          <table:table-cell table:formula="of:=([.G59]-[.D17])/[.D17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I59]-[.E17])/[.E17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4862" calcext:value-type="float">
            <text:p>0.4862</text:p>
          </table:table-cell>
          <table:table-cell table:formula="of:=([.G60]-[.D18])/[.D18]" office:value-type="percentage" office:value="-0.216312056737589" calcext:value-type="percentage">
            <text:p>-21.63%</text:p>
          </table:table-cell>
          <table:table-cell office:value-type="float" office:value="0.5289" calcext:value-type="float">
            <text:p>0.5289</text:p>
          </table:table-cell>
          <table:table-cell table:formula="of:=([.I60]-[.E18])/[.E18]" office:value-type="percentage" office:value="-0.148034793814433" calcext:value-type="percentage">
            <text:p>-14.8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0043" calcext:value-type="float">
            <text:p>0.0043</text:p>
          </table:table-cell>
          <table:table-cell table:formula="of:=([.G61]-[.D19])/[.D19]" office:value-type="string" office:string-value="" calcext:value-type="error">
            <text:p>#DIV/0!</text:p>
          </table:table-cell>
          <table:table-cell office:value-type="float" office:value="0.0052" calcext:value-type="float">
            <text:p>0.0052</text:p>
          </table:table-cell>
          <table:table-cell table:formula="of:=([.I61]-[.E19])/[.E19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039" calcext:value-type="float">
            <text:p>-0.0039</text:p>
          </table:table-cell>
          <table:table-cell table:formula="of:=([.G62]-[.D20])/[.D20]" office:value-type="percentage" office:value="-0.810679611650485" calcext:value-type="percentage">
            <text:p>-81.07%</text:p>
          </table:table-cell>
          <table:table-cell office:value-type="float" office:value="-0.0091" calcext:value-type="float">
            <text:p>-0.0091</text:p>
          </table:table-cell>
          <table:table-cell table:formula="of:=([.I62]-[.E20])/[.E20]" office:value-type="percentage" office:value="-0.616033755274262" calcext:value-type="percentage">
            <text:p>-61.6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4" office:value-type="float" office:value="-0.0014" calcext:value-type="float">
            <text:p>-0.0014</text:p>
          </table:table-cell>
          <table:table-cell table:style-name="ce11" table:formula="of:=([.G63]-[.D21])/[.D21]" office:value-type="string" office:string-value="" calcext:value-type="error">
            <text:p>#DIV/0!</text:p>
          </table:table-cell>
          <table:table-cell table:style-name="ce4" office:value-type="float" office:value="-0.0015" calcext:value-type="float">
            <text:p>-0.0015</text:p>
          </table:table-cell>
          <table:table-cell table:style-name="ce11" table:formula="of:=([.I63]-[.E21])/[.E21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Winglet_off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row table:style-name="ro1">
          <table:table-cell table:style-name="ce25" office:value-type="string" calcext:value-type="string">
            <text:p>None</text:p>
          </table:table-cell>
          <table:table-cell table:style-name="ce29" office:value-type="string" calcext:value-type="string">
            <text:p>None</text:p>
          </table:table-cell>
          <table:table-cell table:style-name="ce25" office:value-type="string" calcext:value-type="string">
            <text:p>None</text:p>
          </table:table-cell>
          <table:table-cell table:style-name="ce29" office:value-type="string" calcext:value-type="string">
            <text:p>None</text:p>
          </table:table-cell>
          <table:table-cell table:style-name="ce25" office:value-type="string" calcext:value-type="string">
            <text:p>None</text:p>
          </table:table-cell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</table:table-row>
        <table:table-row table:style-name="ro1">
          <table:table-cell table:style-name="ce26" office:value-type="string" calcext:value-type="string">
            <text:p>C = 5</text:p>
          </table:table-cell>
          <table:table-cell table:style-name="ce30" office:value-type="string" calcext:value-type="string">
            <text:p>C = 5</text:p>
          </table:table-cell>
          <table:table-cell table:style-name="ce26" office:value-type="string" calcext:value-type="string">
            <text:p>C = 10</text:p>
          </table:table-cell>
          <table:table-cell table:style-name="ce30" office:value-type="string" calcext:value-type="string">
            <text:p>C = 10</text:p>
          </table:table-cell>
          <table:table-cell table:style-name="ce26" office:value-type="string" calcext:value-type="string">
            <text:p>C = 20</text:p>
          </table:table-cell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office:value-type="string" calcext:value-type="string">
            <text:p>C = 10</text:p>
          </table:table-cell>
          <table:table-cell table:style-name="ce8"/>
          <table:table-cell office:value-type="string" calcext:value-type="string">
            <text:p>C = 10</text:p>
          </table:table-cell>
          <table:table-cell table:style-name="ce8"/>
          <table:table-cell office:value-type="string" calcext:value-type="string">
            <text:p>C = 10</text:p>
          </table:table-cell>
          <table:table-cell table:style-name="ce8"/>
        </table:table-row>
        <table:table-row table:style-name="ro1">
          <table:table-cell table:style-name="ce26" office:value-type="string" calcext:value-type="string">
            <text:p>“ S = 10 “</text:p>
          </table:table-cell>
          <table:table-cell table:style-name="ce30" office:value-type="string" calcext:value-type="string">
            <text:p>“ S = 20 “</text:p>
          </table:table-cell>
          <table:table-cell table:style-name="ce26" office:value-type="string" calcext:value-type="string">
            <text:p>“ S = 20 “</text:p>
          </table:table-cell>
          <table:table-cell table:style-name="ce30" office:value-type="string" calcext:value-type="string">
            <text:p>“ S = 40 “</text:p>
          </table:table-cell>
          <table:table-cell table:style-name="ce26" office:value-type="string" calcext:value-type="string">
            <text:p>“ S = 40 “</text:p>
          </table:table-cell>
          <table:table-cell table:style-name="ce3" office:value-type="string" calcext:value-type="string">
            <text:p>S = 20</text:p>
          </table:table-cell>
          <table:table-cell table:style-name="ce8"/>
          <table:table-cell table:style-name="ce3" office:value-type="string" calcext:value-type="string">
            <text:p>S = 20</text:p>
          </table:table-cell>
          <table:table-cell table:style-name="ce8"/>
          <table:table-cell table:style-name="ce3" office:value-type="string" calcext:value-type="string">
            <text:p>S = 20</text:p>
          </table:table-cell>
          <table:table-cell table:style-name="ce8"/>
          <table:table-cell table:style-name="ce3" office:value-type="string" calcext:value-type="string">
            <text:p>S = 20</text:p>
          </table:table-cell>
          <table:table-cell table:style-name="ce8"/>
          <table:table-cell office:value-type="string" calcext:value-type="string">
            <text:p>S = 20</text:p>
          </table:table-cell>
          <table:table-cell table:style-name="ce8"/>
          <table:table-cell office:value-type="string" calcext:value-type="string">
            <text:p>S = 20</text:p>
          </table:table-cell>
          <table:table-cell table:style-name="ce8"/>
          <table:table-cell office:value-type="string" calcext:value-type="string">
            <text:p>S = 20</text:p>
          </table:table-cell>
          <table:table-cell table:style-name="ce8"/>
        </table:table-row>
        <table:table-row table:style-name="ro1">
          <table:table-cell table:style-name="ce27" office:value-type="string" calcext:value-type="string">
            <text:p>Eps = 1e-8</text:p>
          </table:table-cell>
          <table:table-cell table:style-name="ce31" office:value-type="string" calcext:value-type="string">
            <text:p>Eps = 1e-8</text:p>
          </table:table-cell>
          <table:table-cell table:style-name="ce27" office:value-type="string" calcext:value-type="string">
            <text:p>Eps = 1e-8</text:p>
          </table:table-cell>
          <table:table-cell table:style-name="ce31" office:value-type="string" calcext:value-type="string">
            <text:p>Eps = 1e-8</text:p>
          </table:table-cell>
          <table:table-cell table:style-name="ce27" office:value-type="string" calcext:value-type="string">
            <text:p>Eps = 1e-8</text:p>
          </table:table-cell>
          <table:table-cell table:style-name="ce4" office:value-type="string" calcext:value-type="string">
            <text:p>Eps = 1e-8</text:p>
          </table:table-cell>
          <table:table-cell table:style-name="ce9"/>
          <table:table-cell table:style-name="ce4" office:value-type="string" calcext:value-type="string">
            <text:p>Eps = 1e-5</text:p>
          </table:table-cell>
          <table:table-cell table:style-name="ce9"/>
          <table:table-cell table:style-name="ce4" office:value-type="string" calcext:value-type="string">
            <text:p>Eps = 1e-4</text:p>
          </table:table-cell>
          <table:table-cell table:style-name="ce9"/>
          <table:table-cell table:style-name="ce4" office:value-type="string" calcext:value-type="string">
            <text:p>Eps = 1e-3</text:p>
          </table:table-cell>
          <table:table-cell table:style-name="ce9"/>
          <table:table-cell table:style-name="ce4" office:value-type="string" calcext:value-type="string">
            <text:p>Eps = 5e-3</text:p>
          </table:table-cell>
          <table:table-cell table:style-name="ce9"/>
          <table:table-cell table:style-name="ce4" office:value-type="string" calcext:value-type="string">
            <text:p>Eps = 1e-2</text:p>
          </table:table-cell>
          <table:table-cell table:style-name="ce9"/>
          <table:table-cell table:style-name="ce4" office:value-type="string" calcext:value-type="string">
            <text:p>Eps = 5e-2</text:p>
          </table:table-cell>
          <table:table-cell table:style-name="ce9"/>
        </table:table-row>
        <table:table-row table:style-name="ro1">
          <table:table-cell table:style-name="ce28" office:value-type="float" office:value="-405.4" calcext:value-type="float">
            <text:p>-4.05E+02</text:p>
          </table:table-cell>
          <table:table-cell table:style-name="ce32" office:value-type="float" office:value="-386.7" calcext:value-type="float">
            <text:p>-3.87E+02</text:p>
          </table:table-cell>
          <table:table-cell table:style-name="ce28" office:value-type="float" office:value="-403.6" calcext:value-type="float">
            <text:p>-4.04E+02</text:p>
          </table:table-cell>
          <table:table-cell table:style-name="ce32" office:value-type="float" office:value="-402" calcext:value-type="float">
            <text:p>-4.02E+02</text:p>
          </table:table-cell>
          <table:table-cell table:style-name="ce28" office:value-type="float" office:value="-402.4" calcext:value-type="float">
            <text:p>-4.02E+02</text:p>
          </table:table-cell>
          <table:table-cell table:style-name="ce6" office:value-type="float" office:value="-12220" calcext:value-type="float">
            <text:p>-1.22E+04</text:p>
          </table:table-cell>
          <table:table-cell table:style-name="ce23" table:formula="of:=([.F5]-[.C5])/[.C5]" office:value-type="percentage" office:value="29.2775024777007" calcext:value-type="percentage">
            <text:p>2927.75%</text:p>
          </table:table-cell>
          <table:table-cell table:style-name="ce6" office:value-type="float" office:value="-1566" calcext:value-type="float">
            <text:p>-1.57E+03</text:p>
          </table:table-cell>
          <table:table-cell table:style-name="ce23" table:formula="of:=([.H5]-[.C5])/[.C5]" office:value-type="percentage" office:value="2.8800792864222" calcext:value-type="percentage">
            <text:p>288.01%</text:p>
          </table:table-cell>
          <table:table-cell table:style-name="ce6" office:value-type="float" office:value="-599.3" calcext:value-type="float">
            <text:p>-5.99E+02</text:p>
          </table:table-cell>
          <table:table-cell table:style-name="ce23" table:formula="of:=([.J5]-[.C5])/[.C5]" office:value-type="percentage" office:value="0.484886025768088" calcext:value-type="percentage">
            <text:p>48.49%</text:p>
          </table:table-cell>
          <table:table-cell table:style-name="ce6" office:value-type="float" office:value="-413.7" calcext:value-type="float">
            <text:p>-4.14E+02</text:p>
          </table:table-cell>
          <table:table-cell table:style-name="ce23" table:formula="of:=([.L5]-[.C5])/[.C5]" office:value-type="percentage" office:value="0.0250247770069378" calcext:value-type="percentage">
            <text:p>2.50%</text:p>
          </table:table-cell>
          <table:table-cell table:style-name="ce6" office:value-type="float" office:value="-396.6" calcext:value-type="float">
            <text:p>-3.97E+02</text:p>
          </table:table-cell>
          <table:table-cell table:style-name="ce23" table:formula="of:=([.N5]-[.C5])/[.C5]" office:value-type="percentage" office:value="-0.0173439048562932" calcext:value-type="percentage">
            <text:p>-1.73%</text:p>
          </table:table-cell>
          <table:table-cell table:style-name="ce6" office:value-type="float" office:value="-399" calcext:value-type="float">
            <text:p>-3.99E+02</text:p>
          </table:table-cell>
          <table:table-cell table:style-name="ce23" table:formula="of:=([.P5]-[.C5])/[.C5]" office:value-type="percentage" office:value="-0.0113974231912784" calcext:value-type="percentage">
            <text:p>-1.14%</text:p>
          </table:table-cell>
          <table:table-cell table:style-name="ce6" office:value-type="float" office:value="-422.6" calcext:value-type="float">
            <text:p>-4.23E+02</text:p>
          </table:table-cell>
          <table:table-cell table:style-name="ce23" table:formula="of:=([.R5]-[.C5])/[.C5]" office:value-type="percentage" office:value="0.0470763131813678" calcext:value-type="percentage">
            <text:p>4.71%</text:p>
          </table:table-cell>
        </table:table-row>
        <table:table-row table:style-name="ro1">
          <table:table-cell table:style-name="ce28" office:value-type="float" office:value="0.00008478" calcext:value-type="float">
            <text:p>8.48E-05</text:p>
          </table:table-cell>
          <table:table-cell table:style-name="ce32" office:value-type="float" office:value="0.00005551" calcext:value-type="float">
            <text:p>5.55E-05</text:p>
          </table:table-cell>
          <table:table-cell table:style-name="ce28" office:value-type="float" office:value="0.00004595" calcext:value-type="float">
            <text:p>4.60E-05</text:p>
          </table:table-cell>
          <table:table-cell table:style-name="ce32" office:value-type="float" office:value="-0.00003849" calcext:value-type="float">
            <text:p>-3.85E-05</text:p>
          </table:table-cell>
          <table:table-cell table:style-name="ce28" office:value-type="float" office:value="-0.00000103" calcext:value-type="float">
            <text:p>-1.03E-06</text:p>
          </table:table-cell>
          <table:table-cell table:style-name="ce5" office:value-type="float" office:value="2842" calcext:value-type="float">
            <text:p>2.84E+03</text:p>
          </table:table-cell>
          <table:table-cell table:style-name="ce10" table:formula="of:=([.F6]-[.C6])/[.C6]" office:value-type="percentage" office:value="61849835.7791077" calcext:value-type="percentage">
            <text:p>6184983577.91%</text:p>
          </table:table-cell>
          <table:table-cell table:style-name="ce5" office:value-type="float" office:value="22.68" calcext:value-type="float">
            <text:p>2.27E+01</text:p>
          </table:table-cell>
          <table:table-cell table:style-name="ce10" table:formula="of:=([.H6]-[.C6])/[.C6]" office:value-type="percentage" office:value="493578.978237214" calcext:value-type="percentage">
            <text:p>49357897.82%</text:p>
          </table:table-cell>
          <table:table-cell table:style-name="ce5" office:value-type="float" office:value="-11.18" calcext:value-type="float">
            <text:p>-1.12E+01</text:p>
          </table:table-cell>
          <table:table-cell table:style-name="ce10" table:formula="of:=([.J6]-[.C6])/[.C6]" office:value-type="percentage" office:value="-243308.943416757" calcext:value-type="percentage">
            <text:p>-24330894.34%</text:p>
          </table:table-cell>
          <table:table-cell table:style-name="ce5" office:value-type="float" office:value="-18.86" calcext:value-type="float">
            <text:p>-1.89E+01</text:p>
          </table:table-cell>
          <table:table-cell table:style-name="ce10" table:formula="of:=([.L6]-[.C6])/[.C6]" office:value-type="percentage" office:value="-410447.13710555" calcext:value-type="percentage">
            <text:p>-41044713.71%</text:p>
          </table:table-cell>
          <table:table-cell table:style-name="ce5" office:value-type="float" office:value="-20.39" calcext:value-type="float">
            <text:p>-2.04E+01</text:p>
          </table:table-cell>
          <table:table-cell table:formula="of:=([.N6]-[.C6])/[.C6]" office:value-type="percentage" office:value="-443744.199129489" calcext:value-type="percentage">
            <text:p>-44374419.91%</text:p>
          </table:table-cell>
          <table:table-cell table:style-name="ce5" office:value-type="float" office:value="-21.03" calcext:value-type="float">
            <text:p>-2.10E+01</text:p>
          </table:table-cell>
          <table:table-cell table:formula="of:=([.P6]-[.C6])/[.C6]" office:value-type="percentage" office:value="-457672.381936888" calcext:value-type="percentage">
            <text:p>-45767238.19%</text:p>
          </table:table-cell>
          <table:table-cell table:style-name="ce5" office:value-type="float" office:value="-23.88" calcext:value-type="float">
            <text:p>-2.39E+01</text:p>
          </table:table-cell>
          <table:table-cell table:formula="of:=([.R6]-[.C6])/[.C6]" office:value-type="percentage" office:value="-519696.321001088" calcext:value-type="percentage">
            <text:p>-51969632.10%</text:p>
          </table:table-cell>
        </table:table-row>
        <table:table-row table:style-name="ro1">
          <table:table-cell table:style-name="ce28" office:value-type="float" office:value="17450" calcext:value-type="float">
            <text:p>1.75E+04</text:p>
          </table:table-cell>
          <table:table-cell table:style-name="ce32" office:value-type="float" office:value="17410" calcext:value-type="float">
            <text:p>1.74E+04</text:p>
          </table:table-cell>
          <table:table-cell table:style-name="ce28" office:value-type="float" office:value="18000" calcext:value-type="float">
            <text:p>1.80E+04</text:p>
          </table:table-cell>
          <table:table-cell table:style-name="ce32" office:value-type="float" office:value="17930" calcext:value-type="float">
            <text:p>1.79E+04</text:p>
          </table:table-cell>
          <table:table-cell table:style-name="ce28" office:value-type="float" office:value="17940" calcext:value-type="float">
            <text:p>1.79E+04</text:p>
          </table:table-cell>
          <table:table-cell table:style-name="ce5" office:value-type="float" office:value="-379200" calcext:value-type="float">
            <text:p>-3.79E+05</text:p>
          </table:table-cell>
          <table:table-cell table:style-name="ce10" table:formula="of:=([.F7]-[.C7])/[.C7]" office:value-type="percentage" office:value="-22.0666666666667" calcext:value-type="percentage">
            <text:p>-2206.67%</text:p>
          </table:table-cell>
          <table:table-cell table:style-name="ce5" office:value-type="float" office:value="-53430" calcext:value-type="float">
            <text:p>-5.34E+04</text:p>
          </table:table-cell>
          <table:table-cell table:style-name="ce10" table:formula="of:=([.H7]-[.C7])/[.C7]" office:value-type="percentage" office:value="-3.96833333333333" calcext:value-type="percentage">
            <text:p>-396.83%</text:p>
          </table:table-cell>
          <table:table-cell table:style-name="ce5" office:value-type="float" office:value="733.6" calcext:value-type="float">
            <text:p>7.34E+02</text:p>
          </table:table-cell>
          <table:table-cell table:style-name="ce10" table:formula="of:=([.J7]-[.C7])/[.C7]" office:value-type="percentage" office:value="-0.959244444444444" calcext:value-type="percentage">
            <text:p>-95.92%</text:p>
          </table:table-cell>
          <table:table-cell table:style-name="ce5" office:value-type="float" office:value="14510" calcext:value-type="float">
            <text:p>1.45E+04</text:p>
          </table:table-cell>
          <table:table-cell table:style-name="ce10" table:formula="of:=([.L7]-[.C7])/[.C7]" office:value-type="percentage" office:value="-0.193888888888889" calcext:value-type="percentage">
            <text:p>-19.39%</text:p>
          </table:table-cell>
          <table:table-cell table:style-name="ce5" office:value-type="float" office:value="16720" calcext:value-type="float">
            <text:p>1.67E+04</text:p>
          </table:table-cell>
          <table:table-cell table:formula="of:=([.N7]-[.C7])/[.C7]" office:value-type="percentage" office:value="-0.0711111111111111" calcext:value-type="percentage">
            <text:p>-7.11%</text:p>
          </table:table-cell>
          <table:table-cell table:style-name="ce5" office:value-type="float" office:value="17420" calcext:value-type="float">
            <text:p>1.74E+04</text:p>
          </table:table-cell>
          <table:table-cell table:style-name="ce34" table:formula="of:=([.P7]-[.C7])/[.C7]" office:value-type="percentage" office:value="-0.0322222222222222" calcext:value-type="percentage">
            <text:p>-3.22%</text:p>
          </table:table-cell>
          <table:table-cell table:style-name="ce5" office:value-type="float" office:value="20090" calcext:value-type="float">
            <text:p>2.01E+04</text:p>
          </table:table-cell>
          <table:table-cell table:formula="of:=([.R7]-[.C7])/[.C7]" office:value-type="percentage" office:value="0.116111111111111" calcext:value-type="percentage">
            <text:p>11.61%</text:p>
          </table:table-cell>
        </table:table-row>
        <table:table-row table:style-name="ro1">
          <table:table-cell table:style-name="ce28" office:value-type="float" office:value="203.9" calcext:value-type="float">
            <text:p>2.04E+02</text:p>
          </table:table-cell>
          <table:table-cell table:style-name="ce32" office:value-type="float" office:value="221.2" calcext:value-type="float">
            <text:p>2.21E+02</text:p>
          </table:table-cell>
          <table:table-cell table:style-name="ce28" office:value-type="float" office:value="224.8" calcext:value-type="float">
            <text:p>2.25E+02</text:p>
          </table:table-cell>
          <table:table-cell table:style-name="ce32" office:value-type="float" office:value="224.2" calcext:value-type="float">
            <text:p>2.24E+02</text:p>
          </table:table-cell>
          <table:table-cell table:style-name="ce28" office:value-type="float" office:value="223.9" calcext:value-type="float">
            <text:p>2.24E+02</text:p>
          </table:table-cell>
          <table:table-cell table:style-name="ce5" office:value-type="float" office:value="-25450" calcext:value-type="float">
            <text:p>-2.55E+04</text:p>
          </table:table-cell>
          <table:table-cell table:style-name="ce10" table:formula="of:=([.F8]-[.C8])/[.C8]" office:value-type="percentage" office:value="-114.211743772242" calcext:value-type="percentage">
            <text:p>-11421.17%</text:p>
          </table:table-cell>
          <table:table-cell table:style-name="ce5" office:value-type="float" office:value="-3430" calcext:value-type="float">
            <text:p>-3.43E+03</text:p>
          </table:table-cell>
          <table:table-cell table:style-name="ce10" table:formula="of:=([.H8]-[.C8])/[.C8]" office:value-type="percentage" office:value="-16.2580071174377" calcext:value-type="percentage">
            <text:p>-1625.80%</text:p>
          </table:table-cell>
          <table:table-cell table:style-name="ce5" office:value-type="float" office:value="-573.4" calcext:value-type="float">
            <text:p>-5.73E+02</text:p>
          </table:table-cell>
          <table:table-cell table:style-name="ce10" table:formula="of:=([.J8]-[.C8])/[.C8]" office:value-type="percentage" office:value="-3.55071174377224" calcext:value-type="percentage">
            <text:p>-355.07%</text:p>
          </table:table-cell>
          <table:table-cell table:style-name="ce5" office:value-type="float" office:value="92.95" calcext:value-type="float">
            <text:p>9.30E+01</text:p>
          </table:table-cell>
          <table:table-cell table:style-name="ce10" table:formula="of:=([.L8]-[.C8])/[.C8]" office:value-type="percentage" office:value="-0.586521352313167" calcext:value-type="percentage">
            <text:p>-58.65%</text:p>
          </table:table-cell>
          <table:table-cell table:style-name="ce5" office:value-type="float" office:value="187.1" calcext:value-type="float">
            <text:p>1.87E+02</text:p>
          </table:table-cell>
          <table:table-cell table:formula="of:=([.N8]-[.C8])/[.C8]" office:value-type="percentage" office:value="-0.16770462633452" calcext:value-type="percentage">
            <text:p>-16.77%</text:p>
          </table:table-cell>
          <table:table-cell table:style-name="ce5" office:value-type="float" office:value="209.2" calcext:value-type="float">
            <text:p>2.09E+02</text:p>
          </table:table-cell>
          <table:table-cell table:formula="of:=([.P8]-[.C8])/[.C8]" office:value-type="percentage" office:value="-0.0693950177935943" calcext:value-type="percentage">
            <text:p>-6.94%</text:p>
          </table:table-cell>
          <table:table-cell table:style-name="ce5" office:value-type="float" office:value="278.9" calcext:value-type="float">
            <text:p>2.79E+02</text:p>
          </table:table-cell>
          <table:table-cell table:formula="of:=([.R8]-[.C8])/[.C8]" office:value-type="percentage" office:value="0.240658362989324" calcext:value-type="percentage">
            <text:p>24.07%</text:p>
          </table:table-cell>
        </table:table-row>
        <table:table-row table:style-name="ro1">
          <table:table-cell table:style-name="ce28" office:value-type="float" office:value="0.00008478" calcext:value-type="float">
            <text:p>8.48E-05</text:p>
          </table:table-cell>
          <table:table-cell table:style-name="ce32" office:value-type="float" office:value="0.00005551" calcext:value-type="float">
            <text:p>5.55E-05</text:p>
          </table:table-cell>
          <table:table-cell table:style-name="ce28" office:value-type="float" office:value="0.00004595" calcext:value-type="float">
            <text:p>4.60E-05</text:p>
          </table:table-cell>
          <table:table-cell table:style-name="ce32" office:value-type="float" office:value="-0.00003849" calcext:value-type="float">
            <text:p>-3.85E-05</text:p>
          </table:table-cell>
          <table:table-cell table:style-name="ce28" office:value-type="float" office:value="-0.00000103" calcext:value-type="float">
            <text:p>-1.03E-06</text:p>
          </table:table-cell>
          <table:table-cell table:style-name="ce5" office:value-type="float" office:value="2842" calcext:value-type="float">
            <text:p>2.84E+03</text:p>
          </table:table-cell>
          <table:table-cell table:style-name="ce10" table:formula="of:=([.F9]-[.C9])/[.C9]" office:value-type="percentage" office:value="61849835.7791077" calcext:value-type="percentage">
            <text:p>6184983577.91%</text:p>
          </table:table-cell>
          <table:table-cell table:style-name="ce5" office:value-type="float" office:value="22.68" calcext:value-type="float">
            <text:p>2.27E+01</text:p>
          </table:table-cell>
          <table:table-cell table:style-name="ce10" table:formula="of:=([.H9]-[.C9])/[.C9]" office:value-type="percentage" office:value="493578.978237214" calcext:value-type="percentage">
            <text:p>49357897.82%</text:p>
          </table:table-cell>
          <table:table-cell table:style-name="ce5" office:value-type="float" office:value="-11.18" calcext:value-type="float">
            <text:p>-1.12E+01</text:p>
          </table:table-cell>
          <table:table-cell table:style-name="ce10" table:formula="of:=([.J9]-[.C9])/[.C9]" office:value-type="percentage" office:value="-243308.943416757" calcext:value-type="percentage">
            <text:p>-24330894.34%</text:p>
          </table:table-cell>
          <table:table-cell table:style-name="ce5" office:value-type="float" office:value="-18.86" calcext:value-type="float">
            <text:p>-1.89E+01</text:p>
          </table:table-cell>
          <table:table-cell table:style-name="ce10" table:formula="of:=([.L9]-[.C9])/[.C9]" office:value-type="percentage" office:value="-410447.13710555" calcext:value-type="percentage">
            <text:p>-41044713.71%</text:p>
          </table:table-cell>
          <table:table-cell table:style-name="ce5" office:value-type="float" office:value="-20.39" calcext:value-type="float">
            <text:p>-2.04E+01</text:p>
          </table:table-cell>
          <table:table-cell table:formula="of:=([.N9]-[.C9])/[.C9]" office:value-type="percentage" office:value="-443744.199129489" calcext:value-type="percentage">
            <text:p>-44374419.91%</text:p>
          </table:table-cell>
          <table:table-cell table:style-name="ce5" office:value-type="float" office:value="-21.03" calcext:value-type="float">
            <text:p>-2.10E+01</text:p>
          </table:table-cell>
          <table:table-cell table:formula="of:=([.P9]-[.C9])/[.C9]" office:value-type="percentage" office:value="-457672.381936888" calcext:value-type="percentage">
            <text:p>-45767238.19%</text:p>
          </table:table-cell>
          <table:table-cell table:style-name="ce5" office:value-type="float" office:value="-23.88" calcext:value-type="float">
            <text:p>-2.39E+01</text:p>
          </table:table-cell>
          <table:table-cell table:formula="of:=([.R9]-[.C9])/[.C9]" office:value-type="percentage" office:value="-519696.321001088" calcext:value-type="percentage">
            <text:p>-51969632.10%</text:p>
          </table:table-cell>
        </table:table-row>
        <table:table-row table:style-name="ro1">
          <table:table-cell table:style-name="ce28" office:value-type="float" office:value="17460" calcext:value-type="float">
            <text:p>1.75E+04</text:p>
          </table:table-cell>
          <table:table-cell table:style-name="ce32" office:value-type="float" office:value="17420" calcext:value-type="float">
            <text:p>1.74E+04</text:p>
          </table:table-cell>
          <table:table-cell table:style-name="ce28" office:value-type="float" office:value="18000" calcext:value-type="float">
            <text:p>1.80E+04</text:p>
          </table:table-cell>
          <table:table-cell table:style-name="ce32" office:value-type="float" office:value="17940" calcext:value-type="float">
            <text:p>1.79E+04</text:p>
          </table:table-cell>
          <table:table-cell table:style-name="ce28" office:value-type="float" office:value="17940" calcext:value-type="float">
            <text:p>1.79E+04</text:p>
          </table:table-cell>
          <table:table-cell table:style-name="ce5" office:value-type="float" office:value="-378500" calcext:value-type="float">
            <text:p>-3.79E+05</text:p>
          </table:table-cell>
          <table:table-cell table:style-name="ce10" table:formula="of:=([.F10]-[.C10])/[.C10]" office:value-type="percentage" office:value="-22.0277777777778" calcext:value-type="percentage">
            <text:p>-2202.78%</text:p>
          </table:table-cell>
          <table:table-cell table:style-name="ce5" office:value-type="float" office:value="-53340" calcext:value-type="float">
            <text:p>-5.33E+04</text:p>
          </table:table-cell>
          <table:table-cell table:style-name="ce10" table:formula="of:=([.H10]-[.C10])/[.C10]" office:value-type="percentage" office:value="-3.96333333333333" calcext:value-type="percentage">
            <text:p>-396.33%</text:p>
          </table:table-cell>
          <table:table-cell table:style-name="ce5" office:value-type="float" office:value="754.1" calcext:value-type="float">
            <text:p>7.54E+02</text:p>
          </table:table-cell>
          <table:table-cell table:style-name="ce10" table:formula="of:=([.J10]-[.C10])/[.C10]" office:value-type="percentage" office:value="-0.958105555555556" calcext:value-type="percentage">
            <text:p>-95.81%</text:p>
          </table:table-cell>
          <table:table-cell table:style-name="ce5" office:value-type="float" office:value="14520" calcext:value-type="float">
            <text:p>1.45E+04</text:p>
          </table:table-cell>
          <table:table-cell table:style-name="ce10" table:formula="of:=([.L10]-[.C10])/[.C10]" office:value-type="percentage" office:value="-0.193333333333333" calcext:value-type="percentage">
            <text:p>-19.33%</text:p>
          </table:table-cell>
          <table:table-cell table:style-name="ce5" office:value-type="float" office:value="16720" calcext:value-type="float">
            <text:p>1.67E+04</text:p>
          </table:table-cell>
          <table:table-cell table:formula="of:=([.N10]-[.C10])/[.C10]" office:value-type="percentage" office:value="-0.0711111111111111" calcext:value-type="percentage">
            <text:p>-7.11%</text:p>
          </table:table-cell>
          <table:table-cell table:style-name="ce5" office:value-type="float" office:value="17420" calcext:value-type="float">
            <text:p>1.74E+04</text:p>
          </table:table-cell>
          <table:table-cell table:formula="of:=([.P10]-[.C10])/[.C10]" office:value-type="percentage" office:value="-0.0322222222222222" calcext:value-type="percentage">
            <text:p>-3.22%</text:p>
          </table:table-cell>
          <table:table-cell table:style-name="ce5" office:value-type="float" office:value="20100" calcext:value-type="float">
            <text:p>2.01E+04</text:p>
          </table:table-cell>
          <table:table-cell table:formula="of:=([.R10]-[.C10])/[.C10]" office:value-type="percentage" office:value="0.116666666666666" calcext:value-type="percentage">
            <text:p>11.67%</text:p>
          </table:table-cell>
        </table:table-row>
        <table:table-row table:style-name="ro1">
          <table:table-cell table:style-name="ce28" office:value-type="float" office:value="0.1596" calcext:value-type="float">
            <text:p>1.60E-01</text:p>
          </table:table-cell>
          <table:table-cell table:style-name="ce32" office:value-type="float" office:value="0.08839" calcext:value-type="float">
            <text:p>8.84E-02</text:p>
          </table:table-cell>
          <table:table-cell table:style-name="ce28" office:value-type="float" office:value="0.09116" calcext:value-type="float">
            <text:p>9.12E-02</text:p>
          </table:table-cell>
          <table:table-cell table:style-name="ce32" office:value-type="float" office:value="0.02857" calcext:value-type="float">
            <text:p>2.86E-02</text:p>
          </table:table-cell>
          <table:table-cell table:style-name="ce28" office:value-type="float" office:value="0.02866" calcext:value-type="float">
            <text:p>2.87E-02</text:p>
          </table:table-cell>
          <table:table-cell table:style-name="ce5" office:value-type="float" office:value="-244600" calcext:value-type="float">
            <text:p>-2.45E+05</text:p>
          </table:table-cell>
          <table:table-cell table:style-name="ce10" table:formula="of:=([.F11]-[.C11])/[.C11]" office:value-type="percentage" office:value="-2683195.38350154" calcext:value-type="percentage">
            <text:p>-268319538.35%</text:p>
          </table:table-cell>
          <table:table-cell table:style-name="ce5" office:value-type="float" office:value="-1418" calcext:value-type="float">
            <text:p>-1.42E+03</text:p>
          </table:table-cell>
          <table:table-cell table:style-name="ce10" table:formula="of:=([.H11]-[.C11])/[.C11]" office:value-type="percentage" office:value="-15556.0680122861" calcext:value-type="percentage">
            <text:p>-1555606.80%</text:p>
          </table:table-cell>
          <table:table-cell table:style-name="ce5" office:value-type="float" office:value="-164.5" calcext:value-type="float">
            <text:p>-1.65E+02</text:p>
          </table:table-cell>
          <table:table-cell table:style-name="ce10" table:formula="of:=([.J11]-[.C11])/[.C11]" office:value-type="percentage" office:value="-1805.51952610794" calcext:value-type="percentage">
            <text:p>-180551.95%</text:p>
          </table:table-cell>
          <table:table-cell table:style-name="ce5" office:value-type="float" office:value="174.1" calcext:value-type="float">
            <text:p>1.74E+02</text:p>
          </table:table-cell>
          <table:table-cell table:style-name="ce10" table:formula="of:=([.L11]-[.C11])/[.C11]" office:value-type="percentage" office:value="1908.82887231242" calcext:value-type="percentage">
            <text:p>190882.89%</text:p>
          </table:table-cell>
          <table:table-cell table:style-name="ce5" office:value-type="float" office:value="231" calcext:value-type="float">
            <text:p>2.31E+02</text:p>
          </table:table-cell>
          <table:table-cell table:formula="of:=([.N11]-[.C11])/[.C11]" office:value-type="percentage" office:value="2533.00614304519" calcext:value-type="percentage">
            <text:p>253300.61%</text:p>
          </table:table-cell>
          <table:table-cell table:style-name="ce5" office:value-type="float" office:value="244.3" calcext:value-type="float">
            <text:p>2.44E+02</text:p>
          </table:table-cell>
          <table:table-cell table:formula="of:=([.P11]-[.C11])/[.C11]" office:value-type="percentage" office:value="2678.90346643265" calcext:value-type="percentage">
            <text:p>267890.35%</text:p>
          </table:table-cell>
          <table:table-cell table:style-name="ce5" office:value-type="float" office:value="284.8" calcext:value-type="float">
            <text:p>2.85E+02</text:p>
          </table:table-cell>
          <table:table-cell table:formula="of:=([.R11]-[.C11])/[.C11]" office:value-type="percentage" office:value="3123.17727073278" calcext:value-type="percentage">
            <text:p>312317.73%</text:p>
          </table:table-cell>
        </table:table-row>
        <table:table-row table:style-name="ro1">
          <table:table-cell table:style-name="ce28" office:value-type="float" office:value="31.48" calcext:value-type="float">
            <text:p>3.15E+01</text:p>
          </table:table-cell>
          <table:table-cell table:style-name="ce32" office:value-type="float" office:value="8.09" calcext:value-type="float">
            <text:p>8.09E+00</text:p>
          </table:table-cell>
          <table:table-cell table:style-name="ce28" office:value-type="float" office:value="-443.7" calcext:value-type="float">
            <text:p>-4.44E+02</text:p>
          </table:table-cell>
          <table:table-cell table:style-name="ce32" office:value-type="float" office:value="-431.5" calcext:value-type="float">
            <text:p>-4.32E+02</text:p>
          </table:table-cell>
          <table:table-cell table:style-name="ce28" office:value-type="float" office:value="-596.8" calcext:value-type="float">
            <text:p>-5.97E+02</text:p>
          </table:table-cell>
          <table:table-cell table:style-name="ce5" office:value-type="float" office:value="237000" calcext:value-type="float">
            <text:p>2.37E+05</text:p>
          </table:table-cell>
          <table:table-cell table:style-name="ce10" table:formula="of:=([.F12]-[.C12])/[.C12]" office:value-type="percentage" office:value="-535.144692359703" calcext:value-type="percentage">
            <text:p>-53514.47%</text:p>
          </table:table-cell>
          <table:table-cell table:style-name="ce5" office:value-type="float" office:value="16340" calcext:value-type="float">
            <text:p>1.63E+04</text:p>
          </table:table-cell>
          <table:table-cell table:style-name="ce10" table:formula="of:=([.H12]-[.C12])/[.C12]" office:value-type="percentage" office:value="-37.8266846968672" calcext:value-type="percentage">
            <text:p>-3782.67%</text:p>
          </table:table-cell>
          <table:table-cell table:style-name="ce5" office:value-type="float" office:value="3323" calcext:value-type="float">
            <text:p>3.32E+03</text:p>
          </table:table-cell>
          <table:table-cell table:style-name="ce10" table:formula="of:=([.J12]-[.C12])/[.C12]" office:value-type="percentage" office:value="-8.48929456840207" calcext:value-type="percentage">
            <text:p>-848.93%</text:p>
          </table:table-cell>
          <table:table-cell table:style-name="ce5" office:value-type="float" office:value="320.8" calcext:value-type="float">
            <text:p>3.21E+02</text:p>
          </table:table-cell>
          <table:table-cell table:style-name="ce10" table:formula="of:=([.L12]-[.C12])/[.C12]" office:value-type="percentage" office:value="-1.72301104349786" calcext:value-type="percentage">
            <text:p>-172.30%</text:p>
          </table:table-cell>
          <table:table-cell table:style-name="ce5" office:value-type="float" office:value="4.978" calcext:value-type="float">
            <text:p>4.98E+00</text:p>
          </table:table-cell>
          <table:table-cell table:formula="of:=([.N12]-[.C12])/[.C12]" office:value-type="percentage" office:value="-1.01121929231463" calcext:value-type="percentage">
            <text:p>-101.12%</text:p>
          </table:table-cell>
          <table:table-cell table:style-name="ce5" office:value-type="float" office:value="-144" calcext:value-type="float">
            <text:p>-1.44E+02</text:p>
          </table:table-cell>
          <table:table-cell table:formula="of:=([.P12]-[.C12])/[.C12]" office:value-type="percentage" office:value="-0.675456389452333" calcext:value-type="percentage">
            <text:p>-67.55%</text:p>
          </table:table-cell>
          <table:table-cell table:style-name="ce5" office:value-type="float" office:value="-874.3" calcext:value-type="float">
            <text:p>-8.74E+02</text:p>
          </table:table-cell>
          <table:table-cell table:formula="of:=([.R12]-[.C12])/[.C12]" office:value-type="percentage" office:value="0.970475546540455" calcext:value-type="percentage">
            <text:p>97.05%</text:p>
          </table:table-cell>
        </table:table-row>
        <table:table-row table:style-name="ro1">
          <table:table-cell table:style-name="ce28" office:value-type="float" office:value="0.0003586" calcext:value-type="float">
            <text:p>3.59E-04</text:p>
          </table:table-cell>
          <table:table-cell table:style-name="ce32" office:value-type="float" office:value="-0.0006155" calcext:value-type="float">
            <text:p>-6.16E-04</text:p>
          </table:table-cell>
          <table:table-cell table:style-name="ce28" office:value-type="float" office:value="-0.0005242" calcext:value-type="float">
            <text:p>-5.24E-04</text:p>
          </table:table-cell>
          <table:table-cell table:style-name="ce32" office:value-type="float" office:value="-0.0002491" calcext:value-type="float">
            <text:p>-2.49E-04</text:p>
          </table:table-cell>
          <table:table-cell table:style-name="ce28" office:value-type="float" office:value="-0.0003269" calcext:value-type="float">
            <text:p>-3.27E-04</text:p>
          </table:table-cell>
          <table:table-cell table:style-name="ce5" office:value-type="float" office:value="-67290" calcext:value-type="float">
            <text:p>-6.73E+04</text:p>
          </table:table-cell>
          <table:table-cell table:style-name="ce10" table:formula="of:=([.F13]-[.C13])/[.C13]" office:value-type="percentage" office:value="128367034.48264" calcext:value-type="percentage">
            <text:p>12836703448.26%</text:p>
          </table:table-cell>
          <table:table-cell table:style-name="ce5" office:value-type="float" office:value="-2.109" calcext:value-type="float">
            <text:p>-2.11E+00</text:p>
          </table:table-cell>
          <table:table-cell table:style-name="ce10" table:formula="of:=([.H13]-[.C13])/[.C13]" office:value-type="percentage" office:value="4022.27355971003" calcext:value-type="percentage">
            <text:p>402227.36%</text:p>
          </table:table-cell>
          <table:table-cell table:style-name="ce5" office:value-type="float" office:value="-56.08" calcext:value-type="float">
            <text:p>-5.61E+01</text:p>
          </table:table-cell>
          <table:table-cell table:style-name="ce10" table:formula="of:=([.J13]-[.C13])/[.C13]" office:value-type="percentage" office:value="106981.06791301" calcext:value-type="percentage">
            <text:p>10698106.79%</text:p>
          </table:table-cell>
          <table:table-cell table:style-name="ce5" office:value-type="float" office:value="-80.09" calcext:value-type="float">
            <text:p>-8.01E+01</text:p>
          </table:table-cell>
          <table:table-cell table:style-name="ce10" table:formula="of:=([.L13]-[.C13])/[.C13]" office:value-type="percentage" office:value="152784.196489889" calcext:value-type="percentage">
            <text:p>15278419.65%</text:p>
          </table:table-cell>
          <table:table-cell table:style-name="ce5" office:value-type="float" office:value="-85.77" calcext:value-type="float">
            <text:p>-8.58E+01</text:p>
          </table:table-cell>
          <table:table-cell table:formula="of:=([.N13]-[.C13])/[.C13]" office:value-type="percentage" office:value="163619.755436856" calcext:value-type="percentage">
            <text:p>16361975.54%</text:p>
          </table:table-cell>
          <table:table-cell table:style-name="ce5" office:value-type="float" office:value="-88.4" calcext:value-type="float">
            <text:p>-8.84E+01</text:p>
          </table:table-cell>
          <table:table-cell table:formula="of:=([.P13]-[.C13])/[.C13]" office:value-type="percentage" office:value="168636.924456314" calcext:value-type="percentage">
            <text:p>16863692.45%</text:p>
          </table:table-cell>
          <table:table-cell table:style-name="ce5" office:value-type="float" office:value="-100.4" calcext:value-type="float">
            <text:p>-1.00E+02</text:p>
          </table:table-cell>
          <table:table-cell table:formula="of:=([.R13]-[.C13])/[.C13]" office:value-type="percentage" office:value="191528.95040061" calcext:value-type="percentage">
            <text:p>19152895.04%</text:p>
          </table:table-cell>
        </table:table-row>
        <table:table-row table:style-name="ro1">
          <table:table-cell table:style-name="ce26" office:value-type="float" office:value="-0.0133" calcext:value-type="float">
            <text:p>-0.0133</text:p>
          </table:table-cell>
          <table:table-cell table:style-name="ce30" office:value-type="float" office:value="-0.0127" calcext:value-type="float">
            <text:p>-0.0127</text:p>
          </table:table-cell>
          <table:table-cell table:style-name="ce26" office:value-type="float" office:value="-0.0133" calcext:value-type="float">
            <text:p>-0.0133</text:p>
          </table:table-cell>
          <table:table-cell table:style-name="ce30" office:value-type="float" office:value="-0.0132" calcext:value-type="float">
            <text:p>-0.0132</text:p>
          </table:table-cell>
          <table:table-cell table:style-name="ce26" office:value-type="float" office:value="-0.0132" calcext:value-type="float">
            <text:p>-0.0132</text:p>
          </table:table-cell>
          <table:table-cell table:style-name="ce3" office:value-type="float" office:value="-0.4016" calcext:value-type="float">
            <text:p>-0.4016</text:p>
          </table:table-cell>
          <table:table-cell table:style-name="ce10" table:formula="of:=([.F14]-[.C14])/[.C14]" office:value-type="percentage" office:value="29.1954887218045" calcext:value-type="percentage">
            <text:p>2919.55%</text:p>
          </table:table-cell>
          <table:table-cell table:style-name="ce3" office:value-type="float" office:value="-0.0515" calcext:value-type="float">
            <text:p>-0.0515</text:p>
          </table:table-cell>
          <table:table-cell table:style-name="ce10" table:formula="of:=([.H14]-[.C14])/[.C14]" office:value-type="percentage" office:value="2.87218045112782" calcext:value-type="percentage">
            <text:p>287.22%</text:p>
          </table:table-cell>
          <table:table-cell table:style-name="ce3" office:value-type="float" office:value="-0.0197" calcext:value-type="float">
            <text:p>-0.0197</text:p>
          </table:table-cell>
          <table:table-cell table:style-name="ce10" table:formula="of:=([.J14]-[.C14])/[.C14]" office:value-type="percentage" office:value="0.481203007518797" calcext:value-type="percentage">
            <text:p>48.12%</text:p>
          </table:table-cell>
          <table:table-cell table:style-name="ce3" office:value-type="float" office:value="-0.0136" calcext:value-type="float">
            <text:p>-0.0136</text:p>
          </table:table-cell>
          <table:table-cell table:style-name="ce10" table:formula="of:=([.L14]-[.C14])/[.C14]" office:value-type="percentage" office:value="0.0225563909774436" calcext:value-type="percentage">
            <text:p>2.26%</text:p>
          </table:table-cell>
          <table:table-cell office:value-type="float" office:value="-0.013" calcext:value-type="float">
            <text:p>-0.013</text:p>
          </table:table-cell>
          <table:table-cell table:formula="of:=([.N14]-[.C14])/[.C14]" office:value-type="percentage" office:value="-0.0225563909774436" calcext:value-type="percentage">
            <text:p>-2.26%</text:p>
          </table:table-cell>
          <table:table-cell office:value-type="float" office:value="-0.0131" calcext:value-type="float">
            <text:p>-0.0131</text:p>
          </table:table-cell>
          <table:table-cell table:formula="of:=([.P14]-[.C14])/[.C14]" office:value-type="percentage" office:value="-0.0150375939849624" calcext:value-type="percentage">
            <text:p>-1.50%</text:p>
          </table:table-cell>
          <table:table-cell office:value-type="float" office:value="-0.0139" calcext:value-type="float">
            <text:p>-0.0139</text:p>
          </table:table-cell>
          <table:table-cell table:formula="of:=([.R14]-[.C14])/[.C14]" office:value-type="percentage" office:value="0.0451127819548872" calcext:value-type="percentage">
            <text:p>4.51%</text:p>
          </table:table-cell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-0" calcext:value-type="float">
            <text:p>0</text:p>
          </table:table-cell>
          <table:table-cell table:style-name="ce26" office:value-type="float" office:value="-0" calcext:value-type="float">
            <text:p>0</text:p>
          </table:table-cell>
          <table:table-cell table:style-name="ce3" office:value-type="float" office:value="0.0934" calcext:value-type="float">
            <text:p>0.0934</text:p>
          </table:table-cell>
          <table:table-cell table:style-name="ce10" table:formula="of:=([.F15]-[.C15])/[.C15]" office:value-type="string" office:string-value="" calcext:value-type="error">
            <text:p>#DIV/0!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10" table:formula="of:=([.H15]-[.C15])/[.C15]" office:value-type="string" office:string-value="" calcext:value-type="error">
            <text:p>#DIV/0!</text:p>
          </table:table-cell>
          <table:table-cell table:style-name="ce3" office:value-type="float" office:value="-0.0004" calcext:value-type="float">
            <text:p>-0.0004</text:p>
          </table:table-cell>
          <table:table-cell table:style-name="ce10" table:formula="of:=([.J15]-[.C15])/[.C15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style-name="ce10" table:formula="of:=([.L15]-[.C15])/[.C15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N15]-[.C15])/[.C15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P15]-[.C15])/[.C15]" office:value-type="string" office:string-value="" calcext:value-type="error">
            <text:p>#DIV/0!</text:p>
          </table:table-cell>
          <table:table-cell office:value-type="float" office:value="-0.0008" calcext:value-type="float">
            <text:p>-0.0008</text:p>
          </table:table-cell>
          <table:table-cell table:formula="of:=([.R15]-[.C15])/[.C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float" office:value="0.5735" calcext:value-type="float">
            <text:p>0.5735</text:p>
          </table:table-cell>
          <table:table-cell table:style-name="ce30" office:value-type="float" office:value="0.5722" calcext:value-type="float">
            <text:p>0.5722</text:p>
          </table:table-cell>
          <table:table-cell table:style-name="ce26" office:value-type="float" office:value="0.5914" calcext:value-type="float">
            <text:p>0.5914</text:p>
          </table:table-cell>
          <table:table-cell table:style-name="ce30" office:value-type="float" office:value="0.5893" calcext:value-type="float">
            <text:p>0.5893</text:p>
          </table:table-cell>
          <table:table-cell table:style-name="ce26" office:value-type="float" office:value="0.5895" calcext:value-type="float">
            <text:p>0.5895</text:p>
          </table:table-cell>
          <table:table-cell table:style-name="ce3" office:value-type="float" office:value="-12.4599" calcext:value-type="float">
            <text:p>-12.4599</text:p>
          </table:table-cell>
          <table:table-cell table:style-name="ce10" table:formula="of:=([.F16]-[.C16])/[.C16]" office:value-type="percentage" office:value="-22.0684815691579" calcext:value-type="percentage">
            <text:p>-2206.85%</text:p>
          </table:table-cell>
          <table:table-cell table:style-name="ce3" office:value-type="float" office:value="-1.7556" calcext:value-type="float">
            <text:p>-1.7556</text:p>
          </table:table-cell>
          <table:table-cell table:style-name="ce10" table:formula="of:=([.H16]-[.C16])/[.C16]" office:value-type="percentage" office:value="-3.96854920527562" calcext:value-type="percentage">
            <text:p>-396.85%</text:p>
          </table:table-cell>
          <table:table-cell table:style-name="ce3" office:value-type="float" office:value="0.0241" calcext:value-type="float">
            <text:p>0.0241</text:p>
          </table:table-cell>
          <table:table-cell table:style-name="ce10" table:formula="of:=([.J16]-[.C16])/[.C16]" office:value-type="percentage" office:value="-0.959249239093676" calcext:value-type="percentage">
            <text:p>-95.92%</text:p>
          </table:table-cell>
          <table:table-cell table:style-name="ce3" office:value-type="float" office:value="0.4768" calcext:value-type="float">
            <text:p>0.4768</text:p>
          </table:table-cell>
          <table:table-cell table:style-name="ce10" table:formula="of:=([.L16]-[.C16])/[.C16]" office:value-type="percentage" office:value="-0.19377747717281" calcext:value-type="percentage">
            <text:p>-19.38%</text:p>
          </table:table-cell>
          <table:table-cell office:value-type="float" office:value="0.5493" calcext:value-type="float">
            <text:p>0.5493</text:p>
          </table:table-cell>
          <table:table-cell table:formula="of:=([.N16]-[.C16])/[.C16]" office:value-type="percentage" office:value="-0.0711870138654042" calcext:value-type="percentage">
            <text:p>-7.12%</text:p>
          </table:table-cell>
          <table:table-cell office:value-type="float" office:value="0.5724" calcext:value-type="float">
            <text:p>0.5724</text:p>
          </table:table-cell>
          <table:table-cell table:formula="of:=([.P16]-[.C16])/[.C16]" office:value-type="percentage" office:value="-0.0321271559012513" calcext:value-type="percentage">
            <text:p>-3.21%</text:p>
          </table:table-cell>
          <table:table-cell office:value-type="float" office:value="0.6602" calcext:value-type="float">
            <text:p>0.6602</text:p>
          </table:table-cell>
          <table:table-cell table:formula="of:=([.R16]-[.C16])/[.C16]" office:value-type="percentage" office:value="0.116334122421373" calcext:value-type="percentage">
            <text:p>11.63%</text:p>
          </table:table-cell>
        </table:table-row>
        <table:table-row table:style-name="ro1">
          <table:table-cell table:style-name="ce26" office:value-type="float" office:value="0.0067" calcext:value-type="float">
            <text:p>0.0067</text:p>
          </table:table-cell>
          <table:table-cell table:style-name="ce30" office:value-type="float" office:value="0.0073" calcext:value-type="float">
            <text:p>0.0073</text:p>
          </table:table-cell>
          <table:table-cell table:style-name="ce26" office:value-type="float" office:value="0.0074" calcext:value-type="float">
            <text:p>0.0074</text:p>
          </table:table-cell>
          <table:table-cell table:style-name="ce30" office:value-type="float" office:value="0.0074" calcext:value-type="float">
            <text:p>0.0074</text:p>
          </table:table-cell>
          <table:table-cell table:style-name="ce26" office:value-type="float" office:value="0.0074" calcext:value-type="float">
            <text:p>0.0074</text:p>
          </table:table-cell>
          <table:table-cell table:style-name="ce3" office:value-type="float" office:value="-0.8362" calcext:value-type="float">
            <text:p>-0.8362</text:p>
          </table:table-cell>
          <table:table-cell table:style-name="ce10" table:formula="of:=([.F17]-[.C17])/[.C17]" office:value-type="percentage" office:value="-114" calcext:value-type="percentage">
            <text:p>-11400.00%</text:p>
          </table:table-cell>
          <table:table-cell table:style-name="ce3" office:value-type="float" office:value="-0.1127" calcext:value-type="float">
            <text:p>-0.1127</text:p>
          </table:table-cell>
          <table:table-cell table:style-name="ce10" table:formula="of:=([.H17]-[.C17])/[.C17]" office:value-type="percentage" office:value="-16.2297297297297" calcext:value-type="percentage">
            <text:p>-1622.97%</text:p>
          </table:table-cell>
          <table:table-cell table:style-name="ce3" office:value-type="float" office:value="-0.0188" calcext:value-type="float">
            <text:p>-0.0188</text:p>
          </table:table-cell>
          <table:table-cell table:style-name="ce10" table:formula="of:=([.J17]-[.C17])/[.C17]" office:value-type="percentage" office:value="-3.54054054054054" calcext:value-type="percentage">
            <text:p>-354.05%</text:p>
          </table:table-cell>
          <table:table-cell table:style-name="ce3" office:value-type="float" office:value="0.0031" calcext:value-type="float">
            <text:p>0.0031</text:p>
          </table:table-cell>
          <table:table-cell table:style-name="ce10" table:formula="of:=([.L17]-[.C17])/[.C17]" office:value-type="percentage" office:value="-0.581081081081081" calcext:value-type="percentage">
            <text:p>-58.11%</text:p>
          </table:table-cell>
          <table:table-cell office:value-type="float" office:value="0.0061" calcext:value-type="float">
            <text:p>0.0061</text:p>
          </table:table-cell>
          <table:table-cell table:formula="of:=([.N17]-[.C17])/[.C17]" office:value-type="percentage" office:value="-0.175675675675676" calcext:value-type="percentage">
            <text:p>-17.57%</text:p>
          </table:table-cell>
          <table:table-cell office:value-type="float" office:value="0.0069" calcext:value-type="float">
            <text:p>0.0069</text:p>
          </table:table-cell>
          <table:table-cell table:formula="of:=([.P17]-[.C17])/[.C17]" office:value-type="percentage" office:value="-0.0675675675675675" calcext:value-type="percentage">
            <text:p>-6.76%</text:p>
          </table:table-cell>
          <table:table-cell office:value-type="float" office:value="0.0092" calcext:value-type="float">
            <text:p>0.0092</text:p>
          </table:table-cell>
          <table:table-cell table:formula="of:=([.R17]-[.C17])/[.C17]" office:value-type="percentage" office:value="0.243243243243243" calcext:value-type="percentage">
            <text:p>24.32%</text:p>
          </table:table-cell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-0" calcext:value-type="float">
            <text:p>0</text:p>
          </table:table-cell>
          <table:table-cell table:style-name="ce26" office:value-type="float" office:value="-0" calcext:value-type="float">
            <text:p>0</text:p>
          </table:table-cell>
          <table:table-cell table:style-name="ce3" office:value-type="float" office:value="0.0934" calcext:value-type="float">
            <text:p>0.0934</text:p>
          </table:table-cell>
          <table:table-cell table:style-name="ce10" table:formula="of:=([.F18]-[.C18])/[.C18]" office:value-type="string" office:string-value="" calcext:value-type="error">
            <text:p>#DIV/0!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10" table:formula="of:=([.H18]-[.C18])/[.C18]" office:value-type="string" office:string-value="" calcext:value-type="error">
            <text:p>#DIV/0!</text:p>
          </table:table-cell>
          <table:table-cell table:style-name="ce3" office:value-type="float" office:value="-0.0004" calcext:value-type="float">
            <text:p>-0.0004</text:p>
          </table:table-cell>
          <table:table-cell table:style-name="ce10" table:formula="of:=([.J18]-[.C18])/[.C18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style-name="ce10" table:formula="of:=([.L18]-[.C18])/[.C18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N18]-[.C18])/[.C18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P18]-[.C18])/[.C18]" office:value-type="string" office:string-value="" calcext:value-type="error">
            <text:p>#DIV/0!</text:p>
          </table:table-cell>
          <table:table-cell office:value-type="float" office:value="-0.0008" calcext:value-type="float">
            <text:p>-0.0008</text:p>
          </table:table-cell>
          <table:table-cell table:formula="of:=([.R18]-[.C18])/[.C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float" office:value="0.5736" calcext:value-type="float">
            <text:p>0.5736</text:p>
          </table:table-cell>
          <table:table-cell table:style-name="ce30" office:value-type="float" office:value="0.5723" calcext:value-type="float">
            <text:p>0.5723</text:p>
          </table:table-cell>
          <table:table-cell table:style-name="ce26" office:value-type="float" office:value="0.5915" calcext:value-type="float">
            <text:p>0.5915</text:p>
          </table:table-cell>
          <table:table-cell table:style-name="ce30" office:value-type="float" office:value="0.5894" calcext:value-type="float">
            <text:p>0.5894</text:p>
          </table:table-cell>
          <table:table-cell table:style-name="ce26" office:value-type="float" office:value="0.5896" calcext:value-type="float">
            <text:p>0.5896</text:p>
          </table:table-cell>
          <table:table-cell table:style-name="ce3" office:value-type="float" office:value="-12.4383" calcext:value-type="float">
            <text:p>-12.4383</text:p>
          </table:table-cell>
          <table:table-cell table:style-name="ce10" table:formula="of:=([.F19]-[.C19])/[.C19]" office:value-type="percentage" office:value="-22.0284023668639" calcext:value-type="percentage">
            <text:p>-2202.84%</text:p>
          </table:table-cell>
          <table:table-cell table:style-name="ce3" office:value-type="float" office:value="-1.7527" calcext:value-type="float">
            <text:p>-1.7527</text:p>
          </table:table-cell>
          <table:table-cell table:style-name="ce10" table:formula="of:=([.H19]-[.C19])/[.C19]" office:value-type="percentage" office:value="-3.96314454775993" calcext:value-type="percentage">
            <text:p>-396.31%</text:p>
          </table:table-cell>
          <table:table-cell table:style-name="ce3" office:value-type="float" office:value="0.0248" calcext:value-type="float">
            <text:p>0.0248</text:p>
          </table:table-cell>
          <table:table-cell table:style-name="ce10" table:formula="of:=([.J19]-[.C19])/[.C19]" office:value-type="percentage" office:value="-0.958072696534235" calcext:value-type="percentage">
            <text:p>-95.81%</text:p>
          </table:table-cell>
          <table:table-cell table:style-name="ce3" office:value-type="float" office:value="0.477" calcext:value-type="float">
            <text:p>0.477</text:p>
          </table:table-cell>
          <table:table-cell table:style-name="ce10" table:formula="of:=([.L19]-[.C19])/[.C19]" office:value-type="percentage" office:value="-0.193575655114117" calcext:value-type="percentage">
            <text:p>-19.36%</text:p>
          </table:table-cell>
          <table:table-cell office:value-type="float" office:value="0.5495" calcext:value-type="float">
            <text:p>0.5495</text:p>
          </table:table-cell>
          <table:table-cell table:formula="of:=([.N19]-[.C19])/[.C19]" office:value-type="percentage" office:value="-0.0710059171597634" calcext:value-type="percentage">
            <text:p>-7.10%</text:p>
          </table:table-cell>
          <table:table-cell office:value-type="float" office:value="0.5725" calcext:value-type="float">
            <text:p>0.5725</text:p>
          </table:table-cell>
          <table:table-cell table:formula="of:=([.P19]-[.C19])/[.C19]" office:value-type="percentage" office:value="-0.0321217244294168" calcext:value-type="percentage">
            <text:p>-3.21%</text:p>
          </table:table-cell>
          <table:table-cell office:value-type="float" office:value="0.6603" calcext:value-type="float">
            <text:p>0.6603</text:p>
          </table:table-cell>
          <table:table-cell table:formula="of:=([.R19]-[.C19])/[.C19]" office:value-type="percentage" office:value="0.116314454775993" calcext:value-type="percentage">
            <text:p>11.63%</text:p>
          </table:table-cell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-4.4623" calcext:value-type="float">
            <text:p>-4.4623</text:p>
          </table:table-cell>
          <table:table-cell table:style-name="ce10" table:formula="of:=([.F20]-[.C20])/[.C20]" office:value-type="string" office:string-value="" calcext:value-type="error">
            <text:p>#DIV/0!</text:p>
          </table:table-cell>
          <table:table-cell table:style-name="ce3" office:value-type="float" office:value="-0.0259" calcext:value-type="float">
            <text:p>-0.0259</text:p>
          </table:table-cell>
          <table:table-cell table:style-name="ce10" table:formula="of:=([.H20]-[.C20])/[.C20]" office:value-type="string" office:string-value="" calcext:value-type="error">
            <text:p>#DIV/0!</text:p>
          </table:table-cell>
          <table:table-cell table:style-name="ce3" office:value-type="float" office:value="-0.003" calcext:value-type="float">
            <text:p>-0.003</text:p>
          </table:table-cell>
          <table:table-cell table:style-name="ce10" table:formula="of:=([.J20]-[.C20])/[.C20]" office:value-type="string" office:string-value="" calcext:value-type="error">
            <text:p>#DIV/0!</text:p>
          </table:table-cell>
          <table:table-cell table:style-name="ce3" office:value-type="float" office:value="0.0032" calcext:value-type="float">
            <text:p>0.0032</text:p>
          </table:table-cell>
          <table:table-cell table:style-name="ce10" table:formula="of:=([.L20]-[.C20])/[.C20]" office:value-type="string" office:string-value="" calcext:value-type="error">
            <text:p>#DIV/0!</text:p>
          </table:table-cell>
          <table:table-cell office:value-type="float" office:value="0.0042" calcext:value-type="float">
            <text:p>0.0042</text:p>
          </table:table-cell>
          <table:table-cell table:formula="of:=([.N20]-[.C20])/[.C20]" office:value-type="string" office:string-value="" calcext:value-type="error">
            <text:p>#DIV/0!</text:p>
          </table:table-cell>
          <table:table-cell office:value-type="float" office:value="0.0045" calcext:value-type="float">
            <text:p>0.0045</text:p>
          </table:table-cell>
          <table:table-cell table:formula="of:=([.P20]-[.C20])/[.C20]" office:value-type="string" office:string-value="" calcext:value-type="error">
            <text:p>#DIV/0!</text:p>
          </table:table-cell>
          <table:table-cell office:value-type="float" office:value="0.0052" calcext:value-type="float">
            <text:p>0.0052</text:p>
          </table:table-cell>
          <table:table-cell table:formula="of:=([.R20]-[.C20])/[.C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float" office:value="0.0006" calcext:value-type="float">
            <text:p>0.0006</text:p>
          </table:table-cell>
          <table:table-cell table:style-name="ce30" office:value-type="float" office:value="0.0001" calcext:value-type="float">
            <text:p>0.0001</text:p>
          </table:table-cell>
          <table:table-cell table:style-name="ce26" office:value-type="float" office:value="-0.0081" calcext:value-type="float">
            <text:p>-0.0081</text:p>
          </table:table-cell>
          <table:table-cell table:style-name="ce30" office:value-type="float" office:value="-0.0079" calcext:value-type="float">
            <text:p>-0.0079</text:p>
          </table:table-cell>
          <table:table-cell table:style-name="ce26" office:value-type="float" office:value="-0.0109" calcext:value-type="float">
            <text:p>-0.0109</text:p>
          </table:table-cell>
          <table:table-cell table:style-name="ce3" office:value-type="float" office:value="4.3238" calcext:value-type="float">
            <text:p>4.3238</text:p>
          </table:table-cell>
          <table:table-cell table:style-name="ce10" table:formula="of:=([.F21]-[.C21])/[.C21]" office:value-type="percentage" office:value="-534.802469135803" calcext:value-type="percentage">
            <text:p>-53480.25%</text:p>
          </table:table-cell>
          <table:table-cell table:style-name="ce3" office:value-type="float" office:value="0.298" calcext:value-type="float">
            <text:p>0.298</text:p>
          </table:table-cell>
          <table:table-cell table:style-name="ce10" table:formula="of:=([.H21]-[.C21])/[.C21]" office:value-type="percentage" office:value="-37.7901234567901" calcext:value-type="percentage">
            <text:p>-3779.01%</text:p>
          </table:table-cell>
          <table:table-cell table:style-name="ce3" office:value-type="float" office:value="0.0606" calcext:value-type="float">
            <text:p>0.0606</text:p>
          </table:table-cell>
          <table:table-cell table:style-name="ce10" table:formula="of:=([.J21]-[.C21])/[.C21]" office:value-type="percentage" office:value="-8.48148148148148" calcext:value-type="percentage">
            <text:p>-848.15%</text:p>
          </table:table-cell>
          <table:table-cell table:style-name="ce3" office:value-type="float" office:value="0.0059" calcext:value-type="float">
            <text:p>0.0059</text:p>
          </table:table-cell>
          <table:table-cell table:style-name="ce10" table:formula="of:=([.L21]-[.C21])/[.C21]" office:value-type="percentage" office:value="-1.7283950617284" calcext:value-type="percentage">
            <text:p>-172.84%</text:p>
          </table:table-cell>
          <table:table-cell office:value-type="float" office:value="0.0001" calcext:value-type="float">
            <text:p>0.0001</text:p>
          </table:table-cell>
          <table:table-cell table:formula="of:=([.N21]-[.C21])/[.C21]" office:value-type="percentage" office:value="-1.01234567901235" calcext:value-type="percentage">
            <text:p>-101.23%</text:p>
          </table:table-cell>
          <table:table-cell office:value-type="float" office:value="-0.0026" calcext:value-type="float">
            <text:p>-0.0026</text:p>
          </table:table-cell>
          <table:table-cell table:formula="of:=([.P21]-[.C21])/[.C21]" office:value-type="percentage" office:value="-0.679012345679012" calcext:value-type="percentage">
            <text:p>-67.90%</text:p>
          </table:table-cell>
          <table:table-cell office:value-type="float" office:value="-0.016" calcext:value-type="float">
            <text:p>-0.016</text:p>
          </table:table-cell>
          <table:table-cell table:formula="of:=([.R21]-[.C21])/[.C21]" office:value-type="percentage" office:value="0.975308641975309" calcext:value-type="percentage">
            <text:p>97.53%</text:p>
          </table:table-cell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31" office:value-type="float" office:value="-0" calcext:value-type="float">
            <text:p>0</text:p>
          </table:table-cell>
          <table:table-cell table:style-name="ce27" office:value-type="float" office:value="-0" calcext:value-type="float">
            <text:p>0</text:p>
          </table:table-cell>
          <table:table-cell table:style-name="ce31" office:value-type="float" office:value="-0" calcext:value-type="float">
            <text:p>0</text:p>
          </table:table-cell>
          <table:table-cell table:style-name="ce27" office:value-type="float" office:value="-0" calcext:value-type="float">
            <text:p>0</text:p>
          </table:table-cell>
          <table:table-cell table:style-name="ce4" office:value-type="float" office:value="-1.2277" calcext:value-type="float">
            <text:p>-1.2277</text:p>
          </table:table-cell>
          <table:table-cell table:style-name="ce11" table:formula="of:=([.F22]-[.C22])/[.C22]" office:value-type="string" office:string-value="" calcext:value-type="error">
            <text:p>#DIV/0!</text:p>
          </table:table-cell>
          <table:table-cell table:style-name="ce4" office:value-type="float" office:value="-0" calcext:value-type="float">
            <text:p>0</text:p>
          </table:table-cell>
          <table:table-cell table:style-name="ce11" table:formula="of:=([.H22]-[.C22])/[.C22]" office:value-type="string" office:string-value="" calcext:value-type="error">
            <text:p>#DIV/0!</text:p>
          </table:table-cell>
          <table:table-cell table:style-name="ce4" office:value-type="float" office:value="-0.001" calcext:value-type="float">
            <text:p>-0.001</text:p>
          </table:table-cell>
          <table:table-cell table:style-name="ce11" table:formula="of:=([.J22]-[.C22])/[.C22]" office:value-type="string" office:string-value="" calcext:value-type="error">
            <text:p>#DIV/0!</text:p>
          </table:table-cell>
          <table:table-cell table:style-name="ce4" office:value-type="float" office:value="-0.0015" calcext:value-type="float">
            <text:p>-0.0015</text:p>
          </table:table-cell>
          <table:table-cell table:style-name="ce11" table:formula="of:=([.L22]-[.C22])/[.C22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N22]-[.C22])/[.C22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P22]-[.C22])/[.C22]" office:value-type="string" office:string-value="" calcext:value-type="error">
            <text:p>#DIV/0!</text:p>
          </table:table-cell>
          <table:table-cell table:style-name="ce4" office:value-type="float" office:value="-0.0018" calcext:value-type="float">
            <text:p>-0.0018</text:p>
          </table:table-cell>
          <table:table-cell table:style-name="ce11" table:formula="of:=([.R22]-[.C22])/[.C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style-name="ce33" table:number-columns-repeated="2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</table:table-row>
        <table:table-row table:style-name="ro1">
          <table:table-cell table:number-columns-repeated="11"/>
          <table:table-cell table:style-name="ce33" table:number-columns-repeated="2"/>
          <table:table-cell office:value-type="string" calcext:value-type="string">
            <text:p>C = 10</text:p>
          </table:table-cell>
          <table:table-cell table:style-name="ce8"/>
          <table:table-cell office:value-type="string" calcext:value-type="string">
            <text:p>C = 10</text:p>
          </table:table-cell>
          <table:table-cell table:style-name="ce8"/>
          <table:table-cell office:value-type="string" calcext:value-type="string">
            <text:p>C = 10</text:p>
          </table:table-cell>
          <table:table-cell table:style-name="ce8"/>
        </table:table-row>
        <table:table-row table:style-name="ro1">
          <table:table-cell table:number-columns-repeated="11"/>
          <table:table-cell table:style-name="ce33" table:number-columns-repeated="2"/>
          <table:table-cell office:value-type="string" calcext:value-type="string">
            <text:p>S = 40</text:p>
          </table:table-cell>
          <table:table-cell table:style-name="ce8"/>
          <table:table-cell office:value-type="string" calcext:value-type="string">
            <text:p>S = 40</text:p>
          </table:table-cell>
          <table:table-cell table:style-name="ce8"/>
          <table:table-cell office:value-type="string" calcext:value-type="string">
            <text:p>S = 40</text:p>
          </table:table-cell>
          <table:table-cell table:style-name="ce8"/>
        </table:table-row>
        <table:table-row table:style-name="ro1">
          <table:table-cell table:number-columns-repeated="11"/>
          <table:table-cell table:style-name="ce33" table:number-columns-repeated="2"/>
          <table:table-cell table:style-name="ce4" office:value-type="string" calcext:value-type="string">
            <text:p>Eps = 5e-3</text:p>
          </table:table-cell>
          <table:table-cell table:style-name="ce9"/>
          <table:table-cell table:style-name="ce4" office:value-type="string" calcext:value-type="string">
            <text:p>Eps = 1e-2</text:p>
          </table:table-cell>
          <table:table-cell table:style-name="ce9"/>
          <table:table-cell table:style-name="ce4" office:value-type="string" calcext:value-type="string">
            <text:p>Eps = 5e-2</text:p>
          </table:table-cell>
          <table:table-cell table:style-name="ce9"/>
        </table:table-row>
        <table:table-row table:style-name="ro1">
          <table:table-cell table:number-columns-repeated="13"/>
          <table:table-cell table:style-name="ce6" office:value-type="float" office:value="-384.2" calcext:value-type="float">
            <text:p>-3.84E+02</text:p>
          </table:table-cell>
          <table:table-cell table:style-name="ce23" table:formula="of:=([.N27]-[.D5])/[.D5]" office:value-type="percentage" office:value="-0.044278606965174" calcext:value-type="percentage">
            <text:p>-4.43%</text:p>
          </table:table-cell>
          <table:table-cell table:style-name="ce6" office:value-type="float" office:value="-383.9" calcext:value-type="float">
            <text:p>-3.84E+02</text:p>
          </table:table-cell>
          <table:table-cell table:style-name="ce23" table:formula="of:=([.P27]-[.D5])/[.D5]" office:value-type="percentage" office:value="-0.0450248756218905" calcext:value-type="percentage">
            <text:p>-4.50%</text:p>
          </table:table-cell>
          <table:table-cell table:style-name="ce6" office:value-type="float" office:value="-401.5" calcext:value-type="float">
            <text:p>-4.02E+02</text:p>
          </table:table-cell>
          <table:table-cell table:style-name="ce23" table:formula="of:=([.R27]-[.D5])/[.D5]" office:value-type="percentage" office:value="-0.00124378109452736" calcext:value-type="percentage">
            <text:p>-0.12%</text:p>
          </table:table-cell>
        </table:table-row>
        <table:table-row table:style-name="ro1">
          <table:table-cell table:number-columns-repeated="13"/>
          <table:table-cell table:style-name="ce5" office:value-type="float" office:value="-20.32" calcext:value-type="float">
            <text:p>-2.03E+01</text:p>
          </table:table-cell>
          <table:table-cell table:formula="of:=([.N28]-[.D6])/[.D6]" office:value-type="percentage" office:value="527928.332294102" calcext:value-type="percentage">
            <text:p>52792833.23%</text:p>
          </table:table-cell>
          <table:table-cell table:style-name="ce5" office:value-type="float" office:value="-20.93" calcext:value-type="float">
            <text:p>-2.09E+01</text:p>
          </table:table-cell>
          <table:table-cell table:formula="of:=([.P28]-[.D6])/[.D6]" office:value-type="percentage" office:value="543776.604572616" calcext:value-type="percentage">
            <text:p>54377660.46%</text:p>
          </table:table-cell>
          <table:table-cell table:style-name="ce5" office:value-type="float" office:value="-23.49" calcext:value-type="float">
            <text:p>-2.35E+01</text:p>
          </table:table-cell>
          <table:table-cell table:formula="of:=([.R28]-[.D6])/[.D6]" office:value-type="percentage" office:value="610287.38659392" calcext:value-type="percentage">
            <text:p>61028738.66%</text:p>
          </table:table-cell>
        </table:table-row>
        <table:table-row table:style-name="ro1">
          <table:table-cell table:number-columns-repeated="13"/>
          <table:table-cell table:style-name="ce5" office:value-type="float" office:value="15850" calcext:value-type="float">
            <text:p>1.59E+04</text:p>
          </table:table-cell>
          <table:table-cell table:formula="of:=([.N29]-[.D7])/[.D7]" office:value-type="percentage" office:value="-0.116006692693809" calcext:value-type="percentage">
            <text:p>-11.60%</text:p>
          </table:table-cell>
          <table:table-cell table:style-name="ce5" office:value-type="float" office:value="16270" calcext:value-type="float">
            <text:p>1.63E+04</text:p>
          </table:table-cell>
          <table:table-cell table:formula="of:=([.P29]-[.D7])/[.D7]" office:value-type="percentage" office:value="-0.0925822643614055" calcext:value-type="percentage">
            <text:p>-9.26%</text:p>
          </table:table-cell>
          <table:table-cell table:style-name="ce5" office:value-type="float" office:value="17700" calcext:value-type="float">
            <text:p>1.77E+04</text:p>
          </table:table-cell>
          <table:table-cell table:style-name="ce34" table:formula="of:=([.R29]-[.D7])/[.D7]" office:value-type="percentage" office:value="-0.0128276631344116" calcext:value-type="percentage">
            <text:p>-1.28%</text:p>
          </table:table-cell>
        </table:table-row>
        <table:table-row table:style-name="ro1">
          <table:table-cell table:number-columns-repeated="13"/>
          <table:table-cell table:style-name="ce5" office:value-type="float" office:value="169.3" calcext:value-type="float">
            <text:p>1.69E+02</text:p>
          </table:table-cell>
          <table:table-cell table:formula="of:=([.N30]-[.D8])/[.D8]" office:value-type="percentage" office:value="-0.244870651204282" calcext:value-type="percentage">
            <text:p>-24.49%</text:p>
          </table:table-cell>
          <table:table-cell table:style-name="ce5" office:value-type="float" office:value="184.1" calcext:value-type="float">
            <text:p>1.84E+02</text:p>
          </table:table-cell>
          <table:table-cell table:formula="of:=([.P30]-[.D8])/[.D8]" office:value-type="percentage" office:value="-0.17885816235504" calcext:value-type="percentage">
            <text:p>-17.89%</text:p>
          </table:table-cell>
          <table:table-cell table:style-name="ce5" office:value-type="float" office:value="216.4" calcext:value-type="float">
            <text:p>2.16E+02</text:p>
          </table:table-cell>
          <table:table-cell table:formula="of:=([.R30]-[.D8])/[.D8]" office:value-type="percentage" office:value="-0.0347903657448706" calcext:value-type="percentage">
            <text:p>-3.48%</text:p>
          </table:table-cell>
        </table:table-row>
        <table:table-row table:style-name="ro1">
          <table:table-cell table:number-columns-repeated="13"/>
          <table:table-cell table:style-name="ce5" office:value-type="float" office:value="-20.32" calcext:value-type="float">
            <text:p>-2.03E+01</text:p>
          </table:table-cell>
          <table:table-cell table:formula="of:=([.N31]-[.D9])/[.D9]" office:value-type="percentage" office:value="527928.332294102" calcext:value-type="percentage">
            <text:p>52792833.23%</text:p>
          </table:table-cell>
          <table:table-cell table:style-name="ce5" office:value-type="float" office:value="-20.93" calcext:value-type="float">
            <text:p>-2.09E+01</text:p>
          </table:table-cell>
          <table:table-cell table:formula="of:=([.P31]-[.D9])/[.D9]" office:value-type="percentage" office:value="543776.604572616" calcext:value-type="percentage">
            <text:p>54377660.46%</text:p>
          </table:table-cell>
          <table:table-cell table:style-name="ce5" office:value-type="float" office:value="-23.49" calcext:value-type="float">
            <text:p>-2.35E+01</text:p>
          </table:table-cell>
          <table:table-cell table:formula="of:=([.R31]-[.D9])/[.D9]" office:value-type="percentage" office:value="610287.38659392" calcext:value-type="percentage">
            <text:p>61028738.66%</text:p>
          </table:table-cell>
        </table:table-row>
        <table:table-row table:style-name="ro1">
          <table:table-cell table:number-columns-repeated="13"/>
          <table:table-cell table:style-name="ce5" office:value-type="float" office:value="15860" calcext:value-type="float">
            <text:p>1.59E+04</text:p>
          </table:table-cell>
          <table:table-cell table:formula="of:=([.N32]-[.D10])/[.D10]" office:value-type="percentage" office:value="-0.115942028985507" calcext:value-type="percentage">
            <text:p>-11.59%</text:p>
          </table:table-cell>
          <table:table-cell table:style-name="ce5" office:value-type="float" office:value="16270" calcext:value-type="float">
            <text:p>1.63E+04</text:p>
          </table:table-cell>
          <table:table-cell table:formula="of:=([.P32]-[.D10])/[.D10]" office:value-type="percentage" office:value="-0.0930880713489409" calcext:value-type="percentage">
            <text:p>-9.31%</text:p>
          </table:table-cell>
          <table:table-cell table:style-name="ce5" office:value-type="float" office:value="17700" calcext:value-type="float">
            <text:p>1.77E+04</text:p>
          </table:table-cell>
          <table:table-cell table:formula="of:=([.R32]-[.D10])/[.D10]" office:value-type="percentage" office:value="-0.0133779264214047" calcext:value-type="percentage">
            <text:p>-1.34%</text:p>
          </table:table-cell>
        </table:table-row>
        <table:table-row table:style-name="ro1">
          <table:table-cell table:number-columns-repeated="13"/>
          <table:table-cell table:style-name="ce5" office:value-type="float" office:value="252" calcext:value-type="float">
            <text:p>2.52E+02</text:p>
          </table:table-cell>
          <table:table-cell table:formula="of:=([.N33]-[.D11])/[.D11]" office:value-type="percentage" office:value="8819.4410220511" calcext:value-type="percentage">
            <text:p>881944.10%</text:p>
          </table:table-cell>
          <table:table-cell table:style-name="ce5" office:value-type="float" office:value="263.3" calcext:value-type="float">
            <text:p>2.63E+02</text:p>
          </table:table-cell>
          <table:table-cell table:formula="of:=([.P33]-[.D11])/[.D11]" office:value-type="percentage" office:value="9214.9607980399" calcext:value-type="percentage">
            <text:p>921496.08%</text:p>
          </table:table-cell>
          <table:table-cell table:style-name="ce5" office:value-type="float" office:value="295.6" calcext:value-type="float">
            <text:p>2.96E+02</text:p>
          </table:table-cell>
          <table:table-cell table:formula="of:=([.R33]-[.D11])/[.D11]" office:value-type="percentage" office:value="10345.5173258663" calcext:value-type="percentage">
            <text:p>1034551.73%</text:p>
          </table:table-cell>
        </table:table-row>
        <table:table-row table:style-name="ro1">
          <table:table-cell table:number-columns-repeated="13"/>
          <table:table-cell table:style-name="ce5" office:value-type="float" office:value="261.5" calcext:value-type="float">
            <text:p>2.62E+02</text:p>
          </table:table-cell>
          <table:table-cell table:formula="of:=([.N34]-[.D12])/[.D12]" office:value-type="percentage" office:value="-1.60602549246813" calcext:value-type="percentage">
            <text:p>-160.60%</text:p>
          </table:table-cell>
          <table:table-cell table:style-name="ce5" office:value-type="float" office:value="212.6" calcext:value-type="float">
            <text:p>2.13E+02</text:p>
          </table:table-cell>
          <table:table-cell table:formula="of:=([.P34]-[.D12])/[.D12]" office:value-type="percentage" office:value="-1.49269988412514" calcext:value-type="percentage">
            <text:p>-149.27%</text:p>
          </table:table-cell>
          <table:table-cell table:style-name="ce5" office:value-type="float" office:value="-30.37" calcext:value-type="float">
            <text:p>-3.04E+01</text:p>
          </table:table-cell>
          <table:table-cell table:formula="of:=([.R34]-[.D12])/[.D12]" office:value-type="percentage" office:value="-0.929617612977984" calcext:value-type="percentage">
            <text:p>-92.96%</text:p>
          </table:table-cell>
        </table:table-row>
        <table:table-row table:style-name="ro1">
          <table:table-cell table:number-columns-repeated="13"/>
          <table:table-cell table:style-name="ce5" office:value-type="float" office:value="-83.34" calcext:value-type="float">
            <text:p>-8.33E+01</text:p>
          </table:table-cell>
          <table:table-cell table:formula="of:=([.N35]-[.D13])/[.D13]" office:value-type="percentage" office:value="334563.431955038" calcext:value-type="percentage">
            <text:p>33456343.20%</text:p>
          </table:table-cell>
          <table:table-cell table:style-name="ce5" office:value-type="float" office:value="-86.09" calcext:value-type="float">
            <text:p>-8.61E+01</text:p>
          </table:table-cell>
          <table:table-cell table:formula="of:=([.P35]-[.D13])/[.D13]" office:value-type="percentage" office:value="345603.175030108" calcext:value-type="percentage">
            <text:p>34560317.50%</text:p>
          </table:table-cell>
          <table:table-cell table:style-name="ce5" office:value-type="float" office:value="-97.22" calcext:value-type="float">
            <text:p>-9.72E+01</text:p>
          </table:table-cell>
          <table:table-cell table:formula="of:=([.R35]-[.D13])/[.D13]" office:value-type="percentage" office:value="390284.026093938" calcext:value-type="percentage">
            <text:p>39028402.61%</text:p>
          </table:table-cell>
        </table:table-row>
        <table:table-row table:style-name="ro1">
          <table:table-cell table:number-columns-repeated="13"/>
          <table:table-cell office:value-type="float" office:value="-0.0126" calcext:value-type="float">
            <text:p>-0.0126</text:p>
          </table:table-cell>
          <table:table-cell table:formula="of:=([.N36]-[.D14])/[.D14]" office:value-type="percentage" office:value="-0.0454545454545454" calcext:value-type="percentage">
            <text:p>-4.55%</text:p>
          </table:table-cell>
          <table:table-cell office:value-type="float" office:value="-0.0126" calcext:value-type="float">
            <text:p>-0.0126</text:p>
          </table:table-cell>
          <table:table-cell table:formula="of:=([.P36]-[.D14])/[.D14]" office:value-type="percentage" office:value="-0.0454545454545454" calcext:value-type="percentage">
            <text:p>-4.55%</text:p>
          </table:table-cell>
          <table:table-cell office:value-type="float" office:value="-0.0132" calcext:value-type="float">
            <text:p>-0.0132</text:p>
          </table:table-cell>
          <table:table-cell table:formula="of:=([.R36]-[.D14])/[.D14]" office:value-type="percentage" office:value="-0" calcext:value-type="percentage">
            <text:p>0.00%</text:p>
          </table:table-cell>
        </table:table-row>
        <table:table-row table:style-name="ro1">
          <table:table-cell table:number-columns-repeated="13"/>
          <table:table-cell office:value-type="float" office:value="-0.0007" calcext:value-type="float">
            <text:p>-0.0007</text:p>
          </table:table-cell>
          <table:table-cell table:formula="of:=([.N37]-[.D15])/[.D15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P37]-[.D15])/[.D15]" office:value-type="string" office:string-value="" calcext:value-type="error">
            <text:p>#DIV/0!</text:p>
          </table:table-cell>
          <table:table-cell office:value-type="float" office:value="-0.0008" calcext:value-type="float">
            <text:p>-0.0008</text:p>
          </table:table-cell>
          <table:table-cell table:formula="of:=([.R37]-[.D15])/[.D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float" office:value="0.5209" calcext:value-type="float">
            <text:p>0.5209</text:p>
          </table:table-cell>
          <table:table-cell table:formula="of:=([.N38]-[.D16])/[.D16]" office:value-type="percentage" office:value="-0.116069913456643" calcext:value-type="percentage">
            <text:p>-11.61%</text:p>
          </table:table-cell>
          <table:table-cell office:value-type="float" office:value="0.5346" calcext:value-type="float">
            <text:p>0.5346</text:p>
          </table:table-cell>
          <table:table-cell table:formula="of:=([.P38]-[.D16])/[.D16]" office:value-type="percentage" office:value="-0.0928219921941286" calcext:value-type="percentage">
            <text:p>-9.28%</text:p>
          </table:table-cell>
          <table:table-cell office:value-type="float" office:value="0.5815" calcext:value-type="float">
            <text:p>0.5815</text:p>
          </table:table-cell>
          <table:table-cell table:formula="of:=([.R38]-[.D16])/[.D16]" office:value-type="percentage" office:value="-0.0132360427625997" calcext:value-type="percentage">
            <text:p>-1.32%</text:p>
          </table:table-cell>
        </table:table-row>
        <table:table-row table:style-name="ro1">
          <table:table-cell table:number-columns-repeated="13"/>
          <table:table-cell office:value-type="float" office:value="0.0056" calcext:value-type="float">
            <text:p>0.0056</text:p>
          </table:table-cell>
          <table:table-cell table:formula="of:=([.N39]-[.D17])/[.D17]" office:value-type="percentage" office:value="-0.243243243243243" calcext:value-type="percentage">
            <text:p>-24.32%</text:p>
          </table:table-cell>
          <table:table-cell office:value-type="float" office:value="0.006" calcext:value-type="float">
            <text:p>0.006</text:p>
          </table:table-cell>
          <table:table-cell table:formula="of:=([.P39]-[.D17])/[.D17]" office:value-type="percentage" office:value="-0.189189189189189" calcext:value-type="percentage">
            <text:p>-18.92%</text:p>
          </table:table-cell>
          <table:table-cell office:value-type="float" office:value="0.0071" calcext:value-type="float">
            <text:p>0.0071</text:p>
          </table:table-cell>
          <table:table-cell table:formula="of:=([.R39]-[.D17])/[.D17]" office:value-type="percentage" office:value="-0.0405405405405405" calcext:value-type="percentage">
            <text:p>-4.05%</text:p>
          </table:table-cell>
        </table:table-row>
        <table:table-row table:style-name="ro1">
          <table:table-cell table:number-columns-repeated="13"/>
          <table:table-cell office:value-type="float" office:value="-0.0007" calcext:value-type="float">
            <text:p>-0.0007</text:p>
          </table:table-cell>
          <table:table-cell table:formula="of:=([.N40]-[.D18])/[.D18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P40]-[.D18])/[.D18]" office:value-type="string" office:string-value="" calcext:value-type="error">
            <text:p>#DIV/0!</text:p>
          </table:table-cell>
          <table:table-cell office:value-type="float" office:value="-0.0008" calcext:value-type="float">
            <text:p>-0.0008</text:p>
          </table:table-cell>
          <table:table-cell table:formula="of:=([.R40]-[.D18])/[.D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float" office:value="0.521" calcext:value-type="float">
            <text:p>0.521</text:p>
          </table:table-cell>
          <table:table-cell table:formula="of:=([.N41]-[.D19])/[.D19]" office:value-type="percentage" office:value="-0.116050220563285" calcext:value-type="percentage">
            <text:p>-11.61%</text:p>
          </table:table-cell>
          <table:table-cell office:value-type="float" office:value="0.5347" calcext:value-type="float">
            <text:p>0.5347</text:p>
          </table:table-cell>
          <table:table-cell table:formula="of:=([.P41]-[.D19])/[.D19]" office:value-type="percentage" office:value="-0.0928062436375975" calcext:value-type="percentage">
            <text:p>-9.28%</text:p>
          </table:table-cell>
          <table:table-cell office:value-type="float" office:value="0.5816" calcext:value-type="float">
            <text:p>0.5816</text:p>
          </table:table-cell>
          <table:table-cell table:formula="of:=([.R41]-[.D19])/[.D19]" office:value-type="percentage" office:value="-0.0132337970817781" calcext:value-type="percentage">
            <text:p>-1.32%</text:p>
          </table:table-cell>
        </table:table-row>
        <table:table-row table:style-name="ro1">
          <table:table-cell table:number-columns-repeated="13"/>
          <table:table-cell office:value-type="float" office:value="0.0046" calcext:value-type="float">
            <text:p>0.0046</text:p>
          </table:table-cell>
          <table:table-cell table:formula="of:=([.N42]-[.D20])/[.D20]" office:value-type="string" office:string-value="" calcext:value-type="error">
            <text:p>#DIV/0!</text:p>
          </table:table-cell>
          <table:table-cell office:value-type="float" office:value="0.0048" calcext:value-type="float">
            <text:p>0.0048</text:p>
          </table:table-cell>
          <table:table-cell table:formula="of:=([.P42]-[.D20])/[.D20]" office:value-type="string" office:string-value="" calcext:value-type="error">
            <text:p>#DIV/0!</text:p>
          </table:table-cell>
          <table:table-cell office:value-type="float" office:value="0.0054" calcext:value-type="float">
            <text:p>0.0054</text:p>
          </table:table-cell>
          <table:table-cell table:formula="of:=([.R42]-[.D20])/[.D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office:value-type="float" office:value="0.0048" calcext:value-type="float">
            <text:p>0.0048</text:p>
          </table:table-cell>
          <table:table-cell table:formula="of:=([.N43]-[.D21])/[.D21]" office:value-type="percentage" office:value="-1.60759493670886" calcext:value-type="percentage">
            <text:p>-160.76%</text:p>
          </table:table-cell>
          <table:table-cell office:value-type="float" office:value="0.0039" calcext:value-type="float">
            <text:p>0.0039</text:p>
          </table:table-cell>
          <table:table-cell table:formula="of:=([.P43]-[.D21])/[.D21]" office:value-type="percentage" office:value="-1.49367088607595" calcext:value-type="percentage">
            <text:p>-149.37%</text:p>
          </table:table-cell>
          <table:table-cell office:value-type="float" office:value="-0.0006" calcext:value-type="float">
            <text:p>-0.0006</text:p>
          </table:table-cell>
          <table:table-cell table:formula="of:=([.R43]-[.D21])/[.D21]" office:value-type="percentage" office:value="-0.924050632911392" calcext:value-type="percentage">
            <text:p>-92.41%</text:p>
          </table:table-cell>
        </table:table-row>
        <table:table-row table:style-name="ro1">
          <table:table-cell table:number-columns-repeated="13"/>
          <table:table-cell table:style-name="ce4" office:value-type="float" office:value="-0.0015" calcext:value-type="float">
            <text:p>-0.0015</text:p>
          </table:table-cell>
          <table:table-cell table:style-name="ce11" table:formula="of:=([.N44]-[.D22])/[.D22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P44]-[.D22])/[.D22]" office:value-type="string" office:string-value="" calcext:value-type="error">
            <text:p>#DIV/0!</text:p>
          </table:table-cell>
          <table:table-cell table:style-name="ce4" office:value-type="float" office:value="-0.0018" calcext:value-type="float">
            <text:p>-0.0018</text:p>
          </table:table-cell>
          <table:table-cell table:style-name="ce11" table:formula="of:=([.R44]-[.D22])/[.D22]" office:value-type="string" office:string-value="" calcext:value-type="error">
            <text:p>#DIV/0!</text:p>
          </table:table-cell>
        </table:table-row>
      </table:table>
      <table:table table:name="Winglet_on_v2" table:style-name="ta1">
        <table:table-column table:style-name="co1" table:number-columns-repeated="13" table:default-cell-style-name="Default"/>
        <table:table-column table:style-name="co1" table:default-cell-style-name="ce40"/>
        <table:table-column table:style-name="co1" table:number-columns-repeated="4" table:default-cell-style-name="Default"/>
        <table:table-row table:style-name="ro1">
          <table:table-cell table:style-name="ce35" office:value-type="string" calcext:value-type="string">
            <text:p>NO def</text:p>
          </table:table-cell>
          <table:table-cell table:style-name="ce7" office:value-type="string" calcext:value-type="string">
            <text:p>NO def</text:p>
          </table:table-cell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23"/>
          <table:table-cell table:style-name="ce2" office:value-type="string" calcext:value-type="string">
            <text:p>RBF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/>
        </table:table-row>
        <table:table-row table:style-name="ro1">
          <table:table-cell table:style-name="ce36" office:value-type="string" calcext:value-type="string">
            <text:p>C = 10</text:p>
          </table:table-cell>
          <table:table-cell table:style-name="ce8" office:value-type="string" calcext:value-type="string">
            <text:p>C = 10</text:p>
          </table:table-cell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10"/>
          <table:table-cell table:style-name="ce3" office:value-type="string" calcext:value-type="string">
            <text:p>C = 10</text:p>
          </table:table-cell>
          <table:table-cell table:style-name="ce8"/>
          <table:table-cell table:style-name="ce3" office:value-type="string" calcext:value-type="string">
            <text:p>C = 10</text:p>
          </table:table-cell>
          <table:table-cell table:style-name="ce8"/>
        </table:table-row>
        <table:table-row table:style-name="ro1">
          <table:table-cell table:style-name="ce36" office:value-type="string" calcext:value-type="string">
            <text:p>S = 20</text:p>
          </table:table-cell>
          <table:table-cell table:style-name="ce8" office:value-type="string" calcext:value-type="string">
            <text:p>S = 40</text:p>
          </table:table-cell>
          <table:table-cell table:style-name="ce3" office:value-type="string" calcext:value-type="string">
            <text:p>S = 40</text:p>
          </table:table-cell>
          <table:table-cell table:style-name="ce8"/>
          <table:table-cell table:style-name="ce3" office:value-type="string" calcext:value-type="string">
            <text:p>S = 40</text:p>
          </table:table-cell>
          <table:table-cell table:style-name="ce8"/>
          <table:table-cell table:style-name="ce3" office:value-type="string" calcext:value-type="string">
            <text:p>S = 40</text:p>
          </table:table-cell>
          <table:table-cell table:style-name="ce8"/>
          <table:table-cell table:style-name="ce3" office:value-type="string" calcext:value-type="string">
            <text:p>S = 40</text:p>
          </table:table-cell>
          <table:table-cell table:style-name="ce8"/>
          <table:table-cell table:style-name="ce3" office:value-type="string" calcext:value-type="string">
            <text:p>S = 20</text:p>
          </table:table-cell>
          <table:table-cell table:style-name="ce8"/>
          <table:table-cell table:style-name="ce3" office:value-type="string" calcext:value-type="string">
            <text:p>S = 20</text:p>
          </table:table-cell>
          <table:table-cell table:style-name="ce10"/>
          <table:table-cell table:style-name="ce3" office:value-type="string" calcext:value-type="string">
            <text:p>S = 20</text:p>
          </table:table-cell>
          <table:table-cell table:style-name="ce8"/>
          <table:table-cell table:style-name="ce3" office:value-type="string" calcext:value-type="string">
            <text:p>S = 20</text:p>
          </table:table-cell>
          <table:table-cell table:style-name="ce8"/>
        </table:table-row>
        <table:table-row table:style-name="ro1">
          <table:table-cell table:style-name="ce37" office:value-type="string" calcext:value-type="string">
            <text:p>Eps = 1e-6</text:p>
          </table:table-cell>
          <table:table-cell table:style-name="ce9" office:value-type="string" calcext:value-type="string">
            <text:p>Eps = 1e-6</text:p>
          </table:table-cell>
          <table:table-cell table:style-name="ce4" office:value-type="string" calcext:value-type="string">
            <text:p>Eps = 1e-3</text:p>
          </table:table-cell>
          <table:table-cell table:style-name="ce9"/>
          <table:table-cell table:style-name="ce4" office:value-type="string" calcext:value-type="string">
            <text:p>Eps = 5e-3</text:p>
          </table:table-cell>
          <table:table-cell table:style-name="ce9"/>
          <table:table-cell table:style-name="ce4" office:value-type="string" calcext:value-type="string">
            <text:p>Eps = 1e-2</text:p>
          </table:table-cell>
          <table:table-cell table:style-name="ce9"/>
          <table:table-cell table:style-name="ce4" office:value-type="string" calcext:value-type="string">
            <text:p>Eps = 5e-2</text:p>
          </table:table-cell>
          <table:table-cell table:style-name="ce9"/>
          <table:table-cell table:style-name="ce4" office:value-type="string" calcext:value-type="string">
            <text:p>Eps = 1e-3</text:p>
          </table:table-cell>
          <table:table-cell table:style-name="ce9"/>
          <table:table-cell table:style-name="ce4" office:value-type="string" calcext:value-type="string">
            <text:p>Eps = 5e-3</text:p>
          </table:table-cell>
          <table:table-cell table:style-name="ce11"/>
          <table:table-cell table:style-name="ce4" office:value-type="string" calcext:value-type="string">
            <text:p>Eps = 1e-2</text:p>
          </table:table-cell>
          <table:table-cell table:style-name="ce9"/>
          <table:table-cell table:style-name="ce4" office:value-type="string" calcext:value-type="string">
            <text:p>Eps = 5e-2</text:p>
          </table:table-cell>
          <table:table-cell table:style-name="ce9"/>
        </table:table-row>
        <table:table-row table:style-name="ro1">
          <table:table-cell table:style-name="ce38" office:value-type="float" office:value="-454.3" calcext:value-type="float">
            <text:p>-4.54E+02</text:p>
          </table:table-cell>
          <table:table-cell table:style-name="ce38" office:value-type="float" office:value="-454" calcext:value-type="float">
            <text:p>-4.54E+02</text:p>
          </table:table-cell>
          <table:table-cell table:style-name="ce6" office:value-type="float" office:value="-451.3" calcext:value-type="float">
            <text:p>-4.51E+02</text:p>
          </table:table-cell>
          <table:table-cell table:style-name="ce23" table:formula="of:=([.B5]-[.C5])/[.B5]" office:value-type="percentage" office:value="0.00594713656387663" calcext:value-type="percentage">
            <text:p>0.59%</text:p>
          </table:table-cell>
          <table:table-cell table:style-name="ce6" office:value-type="float" office:value="-428.2" calcext:value-type="float">
            <text:p>-4.28E+02</text:p>
          </table:table-cell>
          <table:table-cell table:style-name="ce23" table:formula="of:=([.E5]-[.B5])/[.B5]" office:value-type="percentage" office:value="-0.0568281938325991" calcext:value-type="percentage">
            <text:p>-5.68%</text:p>
          </table:table-cell>
          <table:table-cell table:style-name="ce6" office:value-type="float" office:value="-428.6" calcext:value-type="float">
            <text:p>-4.29E+02</text:p>
          </table:table-cell>
          <table:table-cell table:style-name="ce23" table:formula="of:=([.G5]-[.B5])/[.B5]" office:value-type="percentage" office:value="-0.0559471365638767" calcext:value-type="percentage">
            <text:p>-5.59%</text:p>
          </table:table-cell>
          <table:table-cell table:style-name="ce6" office:value-type="float" office:value="-451.5" calcext:value-type="float">
            <text:p>-4.52E+02</text:p>
          </table:table-cell>
          <table:table-cell table:style-name="ce23" table:formula="of:=([.I5]-[.B5])/[.B5]" office:value-type="percentage" office:value="-0.00550660792951554" calcext:value-type="percentage">
            <text:p>-0.55%</text:p>
          </table:table-cell>
          <table:table-cell table:style-name="ce6" office:value-type="float" office:value="-457" calcext:value-type="float">
            <text:p>-4.57E+02</text:p>
          </table:table-cell>
          <table:table-cell table:style-name="ce23" table:formula="of:=([.K5]-[.A5])/[.A5]" office:value-type="percentage" office:value="0.00594320933303982" calcext:value-type="percentage">
            <text:p>0.59%</text:p>
          </table:table-cell>
          <table:table-cell table:style-name="ce6" office:value-type="float" office:value="-443.5" calcext:value-type="float">
            <text:p>-4.44E+02</text:p>
          </table:table-cell>
          <table:table-cell table:style-name="ce23" table:formula="of:=([.M5]-[.A5])/[.A5]" office:value-type="percentage" office:value="-0.0237728373321595" calcext:value-type="percentage">
            <text:p>-2.38%</text:p>
          </table:table-cell>
          <table:table-cell table:style-name="ce6" office:value-type="float" office:value="-449.7" calcext:value-type="float">
            <text:p>-4.50E+02</text:p>
          </table:table-cell>
          <table:table-cell table:style-name="ce23" table:formula="of:=([.O5]-[.A5])/[.A5]" office:value-type="percentage" office:value="-0.0101254677525864" calcext:value-type="percentage">
            <text:p>-1.01%</text:p>
          </table:table-cell>
          <table:table-cell table:style-name="ce6" office:value-type="float" office:value="-490.1" calcext:value-type="float">
            <text:p>-4.90E+02</text:p>
          </table:table-cell>
          <table:table-cell table:style-name="ce23" table:formula="of:=([.Q5]-[.A5])/[.A5]" office:value-type="percentage" office:value="0.0788025533788245" calcext:value-type="percentage">
            <text:p>7.88%</text:p>
          </table:table-cell>
        </table:table-row>
        <table:table-row table:style-name="ro1">
          <table:table-cell table:style-name="ce28" office:value-type="float" office:value="0.0001881" calcext:value-type="float">
            <text:p>1.88E-04</text:p>
          </table:table-cell>
          <table:table-cell table:style-name="ce28" office:value-type="float" office:value="0.0003572" calcext:value-type="float">
            <text:p>3.57E-04</text:p>
          </table:table-cell>
          <table:table-cell table:style-name="ce5" office:value-type="float" office:value="-20.07" calcext:value-type="float">
            <text:p>-2.01E+01</text:p>
          </table:table-cell>
          <table:table-cell table:style-name="ce10" table:formula="of:=([.B6]-[.C6])/[.B6]" office:value-type="percentage" office:value="56188.0100783875" calcext:value-type="percentage">
            <text:p>5618801.01%</text:p>
          </table:table-cell>
          <table:table-cell table:style-name="ce5" office:value-type="float" office:value="-21.22" calcext:value-type="float">
            <text:p>-2.12E+01</text:p>
          </table:table-cell>
          <table:table-cell table:style-name="ce10" table:formula="of:=([.E6]-[.B6])/[.B6]" office:value-type="percentage" office:value="-59407.4949608063" calcext:value-type="percentage">
            <text:p>-5940749.50%</text:p>
          </table:table-cell>
          <table:table-cell table:style-name="ce5" office:value-type="float" office:value="-21.83" calcext:value-type="float">
            <text:p>-2.18E+01</text:p>
          </table:table-cell>
          <table:table-cell table:style-name="ce10" table:formula="of:=([.G6]-[.B6])/[.B6]" office:value-type="percentage" office:value="-61115.2217245241" calcext:value-type="percentage">
            <text:p>-6111522.17%</text:p>
          </table:table-cell>
          <table:table-cell table:style-name="ce5" office:value-type="float" office:value="-24.62" calcext:value-type="float">
            <text:p>-2.46E+01</text:p>
          </table:table-cell>
          <table:table-cell table:style-name="ce10" table:formula="of:=([.I6]-[.B6])/[.B6]" office:value-type="percentage" office:value="-68925.9720044793" calcext:value-type="percentage">
            <text:p>-6892597.20%</text:p>
          </table:table-cell>
          <table:table-cell table:style-name="ce5" office:value-type="float" office:value="-19.28" calcext:value-type="float">
            <text:p>-1.93E+01</text:p>
          </table:table-cell>
          <table:table-cell table:style-name="ce10" table:formula="of:=([.K6]-[.A6])/[.A6]" office:value-type="percentage" office:value="-102499.670919724" calcext:value-type="percentage">
            <text:p>-10249967.09%</text:p>
          </table:table-cell>
          <table:table-cell table:style-name="ce5" office:value-type="float" office:value="-20.74" calcext:value-type="float">
            <text:p>-2.07E+01</text:p>
          </table:table-cell>
          <table:table-cell table:style-name="ce10" table:formula="of:=([.M6]-[.A6])/[.A6]" office:value-type="percentage" office:value="-110261.499734184" calcext:value-type="percentage">
            <text:p>-11026149.97%</text:p>
          </table:table-cell>
          <table:table-cell table:style-name="ce5" office:value-type="float" office:value="-21.53" calcext:value-type="float">
            <text:p>-2.15E+01</text:p>
          </table:table-cell>
          <table:table-cell table:style-name="ce10" table:formula="of:=([.O6]-[.A6])/[.A6]" office:value-type="percentage" office:value="-114461.393407762" calcext:value-type="percentage">
            <text:p>-11446139.34%</text:p>
          </table:table-cell>
          <table:table-cell table:style-name="ce5" office:value-type="float" office:value="-25.45" calcext:value-type="float">
            <text:p>-2.55E+01</text:p>
          </table:table-cell>
          <table:table-cell table:style-name="ce10" table:formula="of:=([.Q6]-[.A6])/[.A6]" office:value-type="percentage" office:value="-135301.372142477" calcext:value-type="percentage">
            <text:p>-13530137.21%</text:p>
          </table:table-cell>
        </table:table-row>
        <table:table-row table:style-name="ro1">
          <table:table-cell table:style-name="ce28" office:value-type="float" office:value="18900" calcext:value-type="float">
            <text:p>1.89E+04</text:p>
          </table:table-cell>
          <table:table-cell table:style-name="ce28" office:value-type="float" office:value="18880" calcext:value-type="float">
            <text:p>1.89E+04</text:p>
          </table:table-cell>
          <table:table-cell table:style-name="ce5" office:value-type="float" office:value="14790" calcext:value-type="float">
            <text:p>1.48E+04</text:p>
          </table:table-cell>
          <table:table-cell table:style-name="ce10" table:formula="of:=([.B7]-[.C7])/[.B7]" office:value-type="percentage" office:value="0.216631355932203" calcext:value-type="percentage">
            <text:p>21.66%</text:p>
          </table:table-cell>
          <table:table-cell table:style-name="ce5" office:value-type="float" office:value="16660" calcext:value-type="float">
            <text:p>1.67E+04</text:p>
          </table:table-cell>
          <table:table-cell table:style-name="ce10" table:formula="of:=([.E7]-[.B7])/[.B7]" office:value-type="percentage" office:value="-0.117584745762712" calcext:value-type="percentage">
            <text:p>-11.76%</text:p>
          </table:table-cell>
          <table:table-cell table:style-name="ce5" office:value-type="float" office:value="17130" calcext:value-type="float">
            <text:p>1.71E+04</text:p>
          </table:table-cell>
          <table:table-cell table:style-name="ce10" table:formula="of:=([.G7]-[.B7])/[.B7]" office:value-type="percentage" office:value="-0.0926906779661017" calcext:value-type="percentage">
            <text:p>-9.27%</text:p>
          </table:table-cell>
          <table:table-cell table:style-name="ce5" office:value-type="float" office:value="18820" calcext:value-type="float">
            <text:p>1.88E+04</text:p>
          </table:table-cell>
          <table:table-cell table:style-name="ce39" table:formula="of:=([.I7]-[.B7])/[.B7]" office:value-type="percentage" office:value="-0.00317796610169492" calcext:value-type="percentage">
            <text:p>-0.32%</text:p>
          </table:table-cell>
          <table:table-cell table:style-name="ce5" office:value-type="float" office:value="15320" calcext:value-type="float">
            <text:p>1.53E+04</text:p>
          </table:table-cell>
          <table:table-cell table:style-name="ce10" table:formula="of:=([.K7]-[.A7])/[.A7]" office:value-type="percentage" office:value="-0.189417989417989" calcext:value-type="percentage">
            <text:p>-18.94%</text:p>
          </table:table-cell>
          <table:table-cell table:style-name="ce5" office:value-type="float" office:value="17780" calcext:value-type="float">
            <text:p>1.78E+04</text:p>
          </table:table-cell>
          <table:table-cell table:style-name="ce10" table:formula="of:=([.M7]-[.A7])/[.A7]" office:value-type="percentage" office:value="-0.0592592592592593" calcext:value-type="percentage">
            <text:p>-5.93%</text:p>
          </table:table-cell>
          <table:table-cell table:style-name="ce5" office:value-type="float" office:value="18600" calcext:value-type="float">
            <text:p>1.86E+04</text:p>
          </table:table-cell>
          <table:table-cell table:style-name="ce39" table:formula="of:=([.O7]-[.A7])/[.A7]" office:value-type="percentage" office:value="-0.0158730158730159" calcext:value-type="percentage">
            <text:p>-1.59%</text:p>
          </table:table-cell>
          <table:table-cell table:style-name="ce5" office:value-type="float" office:value="21920" calcext:value-type="float">
            <text:p>2.19E+04</text:p>
          </table:table-cell>
          <table:table-cell table:style-name="ce10" table:formula="of:=([.Q7]-[.A7])/[.A7]" office:value-type="percentage" office:value="0.15978835978836" calcext:value-type="percentage">
            <text:p>15.98%</text:p>
          </table:table-cell>
        </table:table-row>
        <table:table-row table:style-name="ro1">
          <table:table-cell table:style-name="ce28" office:value-type="float" office:value="205.6" calcext:value-type="float">
            <text:p>2.06E+02</text:p>
          </table:table-cell>
          <table:table-cell table:style-name="ce28" office:value-type="float" office:value="205.1" calcext:value-type="float">
            <text:p>2.05E+02</text:p>
          </table:table-cell>
          <table:table-cell table:style-name="ce5" office:value-type="float" office:value="65.14" calcext:value-type="float">
            <text:p>6.51E+01</text:p>
          </table:table-cell>
          <table:table-cell table:style-name="ce10" table:formula="of:=([.B8]-[.C8])/[.B8]" office:value-type="percentage" office:value="0.682398829839103" calcext:value-type="percentage">
            <text:p>68.24%</text:p>
          </table:table-cell>
          <table:table-cell table:style-name="ce5" office:value-type="float" office:value="153.6" calcext:value-type="float">
            <text:p>1.54E+02</text:p>
          </table:table-cell>
          <table:table-cell table:style-name="ce10" table:formula="of:=([.E8]-[.B8])/[.B8]" office:value-type="percentage" office:value="-0.251097025841053" calcext:value-type="percentage">
            <text:p>-25.11%</text:p>
          </table:table-cell>
          <table:table-cell table:style-name="ce5" office:value-type="float" office:value="169.5" calcext:value-type="float">
            <text:p>1.70E+02</text:p>
          </table:table-cell>
          <table:table-cell table:style-name="ce10" table:formula="of:=([.G8]-[.B8])/[.B8]" office:value-type="percentage" office:value="-0.173573866406631" calcext:value-type="percentage">
            <text:p>-17.36%</text:p>
          </table:table-cell>
          <table:table-cell table:style-name="ce5" office:value-type="float" office:value="205.4" calcext:value-type="float">
            <text:p>2.05E+02</text:p>
          </table:table-cell>
          <table:table-cell table:style-name="ce10" table:formula="of:=([.I8]-[.B8])/[.B8]" office:value-type="percentage" office:value="0.00146270112140397" calcext:value-type="percentage">
            <text:p>0.15%</text:p>
          </table:table-cell>
          <table:table-cell table:style-name="ce5" office:value-type="float" office:value="77.9" calcext:value-type="float">
            <text:p>7.79E+01</text:p>
          </table:table-cell>
          <table:table-cell table:style-name="ce10" table:formula="of:=([.K8]-[.A8])/[.A8]" office:value-type="percentage" office:value="-0.621108949416342" calcext:value-type="percentage">
            <text:p>-62.11%</text:p>
          </table:table-cell>
          <table:table-cell table:style-name="ce5" office:value-type="float" office:value="177.2" calcext:value-type="float">
            <text:p>1.77E+02</text:p>
          </table:table-cell>
          <table:table-cell table:style-name="ce10" table:formula="of:=([.M8]-[.A8])/[.A8]" office:value-type="percentage" office:value="-0.138132295719844" calcext:value-type="percentage">
            <text:p>-13.81%</text:p>
          </table:table-cell>
          <table:table-cell table:style-name="ce5" office:value-type="float" office:value="199.9" calcext:value-type="float">
            <text:p>2.00E+02</text:p>
          </table:table-cell>
          <table:table-cell table:style-name="ce10" table:formula="of:=([.O8]-[.A8])/[.A8]" office:value-type="percentage" office:value="-0.0277237354085603" calcext:value-type="percentage">
            <text:p>-2.77%</text:p>
          </table:table-cell>
          <table:table-cell table:style-name="ce5" office:value-type="float" office:value="275.3" calcext:value-type="float">
            <text:p>2.75E+02</text:p>
          </table:table-cell>
          <table:table-cell table:style-name="ce10" table:formula="of:=([.Q8]-[.A8])/[.A8]" office:value-type="percentage" office:value="0.339007782101167" calcext:value-type="percentage">
            <text:p>33.90%</text:p>
          </table:table-cell>
        </table:table-row>
        <table:table-row table:style-name="ro1">
          <table:table-cell table:style-name="ce28" office:value-type="float" office:value="0.0001881" calcext:value-type="float">
            <text:p>1.88E-04</text:p>
          </table:table-cell>
          <table:table-cell table:style-name="ce28" office:value-type="float" office:value="0.0003572" calcext:value-type="float">
            <text:p>3.57E-04</text:p>
          </table:table-cell>
          <table:table-cell table:style-name="ce5" office:value-type="float" office:value="-20.07" calcext:value-type="float">
            <text:p>-2.01E+01</text:p>
          </table:table-cell>
          <table:table-cell table:style-name="ce10" table:formula="of:=([.B9]-[.C9])/[.B9]" office:value-type="percentage" office:value="56188.0100783875" calcext:value-type="percentage">
            <text:p>5618801.01%</text:p>
          </table:table-cell>
          <table:table-cell table:style-name="ce5" office:value-type="float" office:value="-21.22" calcext:value-type="float">
            <text:p>-2.12E+01</text:p>
          </table:table-cell>
          <table:table-cell table:style-name="ce10" table:formula="of:=([.E9]-[.B9])/[.B9]" office:value-type="percentage" office:value="-59407.4949608063" calcext:value-type="percentage">
            <text:p>-5940749.50%</text:p>
          </table:table-cell>
          <table:table-cell table:style-name="ce5" office:value-type="float" office:value="-21.83" calcext:value-type="float">
            <text:p>-2.18E+01</text:p>
          </table:table-cell>
          <table:table-cell table:style-name="ce10" table:formula="of:=([.G9]-[.B9])/[.B9]" office:value-type="percentage" office:value="-61115.2217245241" calcext:value-type="percentage">
            <text:p>-6111522.17%</text:p>
          </table:table-cell>
          <table:table-cell table:style-name="ce5" office:value-type="float" office:value="-24.62" calcext:value-type="float">
            <text:p>-2.46E+01</text:p>
          </table:table-cell>
          <table:table-cell table:style-name="ce10" table:formula="of:=([.I9]-[.B9])/[.B9]" office:value-type="percentage" office:value="-68925.9720044793" calcext:value-type="percentage">
            <text:p>-6892597.20%</text:p>
          </table:table-cell>
          <table:table-cell table:style-name="ce5" office:value-type="float" office:value="-19.28" calcext:value-type="float">
            <text:p>-1.93E+01</text:p>
          </table:table-cell>
          <table:table-cell table:style-name="ce10" table:formula="of:=([.K9]-[.A9])/[.A9]" office:value-type="percentage" office:value="-102499.670919724" calcext:value-type="percentage">
            <text:p>-10249967.09%</text:p>
          </table:table-cell>
          <table:table-cell table:style-name="ce5" office:value-type="float" office:value="-20.74" calcext:value-type="float">
            <text:p>-2.07E+01</text:p>
          </table:table-cell>
          <table:table-cell table:style-name="ce10" table:formula="of:=([.M9]-[.A9])/[.A9]" office:value-type="percentage" office:value="-110261.499734184" calcext:value-type="percentage">
            <text:p>-11026149.97%</text:p>
          </table:table-cell>
          <table:table-cell table:style-name="ce5" office:value-type="float" office:value="-21.53" calcext:value-type="float">
            <text:p>-2.15E+01</text:p>
          </table:table-cell>
          <table:table-cell table:style-name="ce10" table:formula="of:=([.O9]-[.A9])/[.A9]" office:value-type="percentage" office:value="-114461.393407762" calcext:value-type="percentage">
            <text:p>-11446139.34%</text:p>
          </table:table-cell>
          <table:table-cell table:style-name="ce5" office:value-type="float" office:value="-25.45" calcext:value-type="float">
            <text:p>-2.55E+01</text:p>
          </table:table-cell>
          <table:table-cell table:style-name="ce10" table:formula="of:=([.Q9]-[.A9])/[.A9]" office:value-type="percentage" office:value="-135301.372142477" calcext:value-type="percentage">
            <text:p>-13530137.21%</text:p>
          </table:table-cell>
        </table:table-row>
        <table:table-row table:style-name="ro1">
          <table:table-cell table:style-name="ce28" office:value-type="float" office:value="18900" calcext:value-type="float">
            <text:p>1.89E+04</text:p>
          </table:table-cell>
          <table:table-cell table:style-name="ce28" office:value-type="float" office:value="18880" calcext:value-type="float">
            <text:p>1.89E+04</text:p>
          </table:table-cell>
          <table:table-cell table:style-name="ce5" office:value-type="float" office:value="14800" calcext:value-type="float">
            <text:p>1.48E+04</text:p>
          </table:table-cell>
          <table:table-cell table:style-name="ce10" table:formula="of:=([.B10]-[.C10])/[.B10]" office:value-type="percentage" office:value="0.216101694915254" calcext:value-type="percentage">
            <text:p>21.61%</text:p>
          </table:table-cell>
          <table:table-cell table:style-name="ce5" office:value-type="float" office:value="16670" calcext:value-type="float">
            <text:p>1.67E+04</text:p>
          </table:table-cell>
          <table:table-cell table:style-name="ce10" table:formula="of:=([.E10]-[.B10])/[.B10]" office:value-type="percentage" office:value="-0.117055084745763" calcext:value-type="percentage">
            <text:p>-11.71%</text:p>
          </table:table-cell>
          <table:table-cell table:style-name="ce5" office:value-type="float" office:value="17140" calcext:value-type="float">
            <text:p>1.71E+04</text:p>
          </table:table-cell>
          <table:table-cell table:style-name="ce10" table:formula="of:=([.G10]-[.B10])/[.B10]" office:value-type="percentage" office:value="-0.0921610169491525" calcext:value-type="percentage">
            <text:p>-9.22%</text:p>
          </table:table-cell>
          <table:table-cell table:style-name="ce5" office:value-type="float" office:value="18820" calcext:value-type="float">
            <text:p>1.88E+04</text:p>
          </table:table-cell>
          <table:table-cell table:style-name="ce10" table:formula="of:=([.I10]-[.B10])/[.B10]" office:value-type="percentage" office:value="-0.00317796610169492" calcext:value-type="percentage">
            <text:p>-0.32%</text:p>
          </table:table-cell>
          <table:table-cell table:style-name="ce5" office:value-type="float" office:value="15320" calcext:value-type="float">
            <text:p>1.53E+04</text:p>
          </table:table-cell>
          <table:table-cell table:style-name="ce10" table:formula="of:=([.K10]-[.A10])/[.A10]" office:value-type="percentage" office:value="-0.189417989417989" calcext:value-type="percentage">
            <text:p>-18.94%</text:p>
          </table:table-cell>
          <table:table-cell table:style-name="ce5" office:value-type="float" office:value="17780" calcext:value-type="float">
            <text:p>1.78E+04</text:p>
          </table:table-cell>
          <table:table-cell table:style-name="ce10" table:formula="of:=([.M10]-[.A10])/[.A10]" office:value-type="percentage" office:value="-0.0592592592592593" calcext:value-type="percentage">
            <text:p>-5.93%</text:p>
          </table:table-cell>
          <table:table-cell table:style-name="ce5" office:value-type="float" office:value="18610" calcext:value-type="float">
            <text:p>1.86E+04</text:p>
          </table:table-cell>
          <table:table-cell table:style-name="ce10" table:formula="of:=([.O10]-[.A10])/[.A10]" office:value-type="percentage" office:value="-0.0153439153439153" calcext:value-type="percentage">
            <text:p>-1.53%</text:p>
          </table:table-cell>
          <table:table-cell table:style-name="ce5" office:value-type="float" office:value="21930" calcext:value-type="float">
            <text:p>2.19E+04</text:p>
          </table:table-cell>
          <table:table-cell table:style-name="ce10" table:formula="of:=([.Q10]-[.A10])/[.A10]" office:value-type="percentage" office:value="0.16031746031746" calcext:value-type="percentage">
            <text:p>16.03%</text:p>
          </table:table-cell>
        </table:table-row>
        <table:table-row table:style-name="ro1">
          <table:table-cell table:style-name="ce28" office:value-type="float" office:value="-0.02739" calcext:value-type="float">
            <text:p>-2.74E-02</text:p>
          </table:table-cell>
          <table:table-cell table:style-name="ce28" office:value-type="float" office:value="-0.04489" calcext:value-type="float">
            <text:p>-4.49E-02</text:p>
          </table:table-cell>
          <table:table-cell table:style-name="ce5" office:value-type="float" office:value="236.4" calcext:value-type="float">
            <text:p>2.36E+02</text:p>
          </table:table-cell>
          <table:table-cell table:style-name="ce10" table:formula="of:=([.B11]-[.C11])/[.B11]" office:value-type="percentage" office:value="5267.20628202272" calcext:value-type="percentage">
            <text:p>526720.63%</text:p>
          </table:table-cell>
          <table:table-cell table:style-name="ce5" office:value-type="float" office:value="285" calcext:value-type="float">
            <text:p>2.85E+02</text:p>
          </table:table-cell>
          <table:table-cell table:style-name="ce10" table:formula="of:=([.E11]-[.B11])/[.B11]" office:value-type="percentage" office:value="-6349.85275116953" calcext:value-type="percentage">
            <text:p>-634985.28%</text:p>
          </table:table-cell>
          <table:table-cell table:style-name="ce5" office:value-type="float" office:value="297.8" calcext:value-type="float">
            <text:p>2.98E+02</text:p>
          </table:table-cell>
          <table:table-cell table:style-name="ce10" table:formula="of:=([.G11]-[.B11])/[.B11]" office:value-type="percentage" office:value="-6634.99420806416" calcext:value-type="percentage">
            <text:p>-663499.42%</text:p>
          </table:table-cell>
          <table:table-cell table:style-name="ce5" office:value-type="float" office:value="341.4" calcext:value-type="float">
            <text:p>3.41E+02</text:p>
          </table:table-cell>
          <table:table-cell table:style-name="ce10" table:formula="of:=([.I11]-[.B11])/[.B11]" office:value-type="percentage" office:value="-7606.2572956115" calcext:value-type="percentage">
            <text:p>-760625.73%</text:p>
          </table:table-cell>
          <table:table-cell table:style-name="ce5" office:value-type="float" office:value="210.3" calcext:value-type="float">
            <text:p>2.10E+02</text:p>
          </table:table-cell>
          <table:table-cell table:style-name="ce10" table:formula="of:=([.K11]-[.A11])/[.A11]" office:value-type="percentage" office:value="-7678.98466593647" calcext:value-type="percentage">
            <text:p>-767898.47%</text:p>
          </table:table-cell>
          <table:table-cell table:style-name="ce5" office:value-type="float" office:value="272.3" calcext:value-type="float">
            <text:p>2.72E+02</text:p>
          </table:table-cell>
          <table:table-cell table:style-name="ce10" table:formula="of:=([.M11]-[.A11])/[.A11]" office:value-type="percentage" office:value="-9942.58451989778" calcext:value-type="percentage">
            <text:p>-994258.45%</text:p>
          </table:table-cell>
          <table:table-cell table:style-name="ce5" office:value-type="float" office:value="294.1" calcext:value-type="float">
            <text:p>2.94E+02</text:p>
          </table:table-cell>
          <table:table-cell table:style-name="ce10" table:formula="of:=([.O11]-[.A11])/[.A11]" office:value-type="percentage" office:value="-10738.4954362906" calcext:value-type="percentage">
            <text:p>-1073849.54%</text:p>
          </table:table-cell>
          <table:table-cell table:style-name="ce5" office:value-type="float" office:value="384.8" calcext:value-type="float">
            <text:p>3.85E+02</text:p>
          </table:table-cell>
          <table:table-cell table:style-name="ce10" table:formula="of:=([.Q11]-[.A11])/[.A11]" office:value-type="percentage" office:value="-14049.9229645856" calcext:value-type="percentage">
            <text:p>-1404992.30%</text:p>
          </table:table-cell>
        </table:table-row>
        <table:table-row table:style-name="ro1">
          <table:table-cell table:style-name="ce28" office:value-type="float" office:value="-1120" calcext:value-type="float">
            <text:p>-1.12E+03</text:p>
          </table:table-cell>
          <table:table-cell table:style-name="ce28" office:value-type="float" office:value="-1130" calcext:value-type="float">
            <text:p>-1.13E+03</text:p>
          </table:table-cell>
          <table:table-cell table:style-name="ce5" office:value-type="float" office:value="-212.9" calcext:value-type="float">
            <text:p>-2.13E+02</text:p>
          </table:table-cell>
          <table:table-cell table:style-name="ce10" table:formula="of:=([.B12]-[.C12])/[.B12]" office:value-type="percentage" office:value="0.811592920353982" calcext:value-type="percentage">
            <text:p>81.16%</text:p>
          </table:table-cell>
          <table:table-cell table:style-name="ce5" office:value-type="float" office:value="-431.2" calcext:value-type="float">
            <text:p>-4.31E+02</text:p>
          </table:table-cell>
          <table:table-cell table:style-name="ce10" table:formula="of:=([.E12]-[.B12])/[.B12]" office:value-type="percentage" office:value="-0.618407079646018" calcext:value-type="percentage">
            <text:p>-61.84%</text:p>
          </table:table-cell>
          <table:table-cell table:style-name="ce5" office:value-type="float" office:value="-498.2" calcext:value-type="float">
            <text:p>-4.98E+02</text:p>
          </table:table-cell>
          <table:table-cell table:style-name="ce10" table:formula="of:=([.G12]-[.B12])/[.B12]" office:value-type="percentage" office:value="-0.559115044247788" calcext:value-type="percentage">
            <text:p>-55.91%</text:p>
          </table:table-cell>
          <table:table-cell table:style-name="ce5" office:value-type="float" office:value="-891.3" calcext:value-type="float">
            <text:p>-8.91E+02</text:p>
          </table:table-cell>
          <table:table-cell table:style-name="ce10" table:formula="of:=([.I12]-[.B12])/[.B12]" office:value-type="percentage" office:value="-0.211238938053097" calcext:value-type="percentage">
            <text:p>-21.12%</text:p>
          </table:table-cell>
          <table:table-cell table:style-name="ce5" office:value-type="float" office:value="-198.6" calcext:value-type="float">
            <text:p>-1.99E+02</text:p>
          </table:table-cell>
          <table:table-cell table:style-name="ce10" table:formula="of:=([.K12]-[.A12])/[.A12]" office:value-type="percentage" office:value="-0.822678571428571" calcext:value-type="percentage">
            <text:p>-82.27%</text:p>
          </table:table-cell>
          <table:table-cell table:style-name="ce5" office:value-type="float" office:value="-621" calcext:value-type="float">
            <text:p>-6.21E+02</text:p>
          </table:table-cell>
          <table:table-cell table:style-name="ce10" table:formula="of:=([.M12]-[.A12])/[.A12]" office:value-type="percentage" office:value="-0.445535714285714" calcext:value-type="percentage">
            <text:p>-44.55%</text:p>
          </table:table-cell>
          <table:table-cell table:style-name="ce5" office:value-type="float" office:value="-862.6" calcext:value-type="float">
            <text:p>-8.63E+02</text:p>
          </table:table-cell>
          <table:table-cell table:style-name="ce10" table:formula="of:=([.O12]-[.A12])/[.A12]" office:value-type="percentage" office:value="-0.229821428571429" calcext:value-type="percentage">
            <text:p>-22.98%</text:p>
          </table:table-cell>
          <table:table-cell table:style-name="ce5" office:value-type="float" office:value="-2026" calcext:value-type="float">
            <text:p>-2.03E+03</text:p>
          </table:table-cell>
          <table:table-cell table:style-name="ce10" table:formula="of:=([.Q12]-[.A12])/[.A12]" office:value-type="percentage" office:value="0.808928571428571" calcext:value-type="percentage">
            <text:p>80.89%</text:p>
          </table:table-cell>
        </table:table-row>
        <table:table-row table:style-name="ro1">
          <table:table-cell table:style-name="ce28" office:value-type="float" office:value="-0.000389" calcext:value-type="float">
            <text:p>-3.89E-04</text:p>
          </table:table-cell>
          <table:table-cell table:style-name="ce28" office:value-type="float" office:value="-0.0003748" calcext:value-type="float">
            <text:p>-3.75E-04</text:p>
          </table:table-cell>
          <table:table-cell table:style-name="ce5" office:value-type="float" office:value="-79.02" calcext:value-type="float">
            <text:p>-7.90E+01</text:p>
          </table:table-cell>
          <table:table-cell table:style-name="ce10" table:formula="of:=([.B13]-[.C13])/[.B13]" office:value-type="percentage" office:value="-210831.443970117" calcext:value-type="percentage">
            <text:p>-21083144.40%</text:p>
          </table:table-cell>
          <table:table-cell table:style-name="ce5" office:value-type="float" office:value="-83.46" calcext:value-type="float">
            <text:p>-8.35E+01</text:p>
          </table:table-cell>
          <table:table-cell table:style-name="ce10" table:formula="of:=([.E13]-[.B13])/[.B13]" office:value-type="percentage" office:value="222677.762006403" calcext:value-type="percentage">
            <text:p>22267776.20%</text:p>
          </table:table-cell>
          <table:table-cell table:style-name="ce5" office:value-type="float" office:value="-86.07" calcext:value-type="float">
            <text:p>-8.61E+01</text:p>
          </table:table-cell>
          <table:table-cell table:style-name="ce10" table:formula="of:=([.G13]-[.B13])/[.B13]" office:value-type="percentage" office:value="229641.475987193" calcext:value-type="percentage">
            <text:p>22964147.60%</text:p>
          </table:table-cell>
          <table:table-cell table:style-name="ce5" office:value-type="float" office:value="-97.38" calcext:value-type="float">
            <text:p>-9.74E+01</text:p>
          </table:table-cell>
          <table:table-cell table:style-name="ce10" table:formula="of:=([.I13]-[.B13])/[.B13]" office:value-type="percentage" office:value="259817.569903949" calcext:value-type="percentage">
            <text:p>25981756.99%</text:p>
          </table:table-cell>
          <table:table-cell table:style-name="ce5" office:value-type="float" office:value="-80.27" calcext:value-type="float">
            <text:p>-8.03E+01</text:p>
          </table:table-cell>
          <table:table-cell table:style-name="ce10" table:formula="of:=([.K13]-[.A13])/[.A13]" office:value-type="percentage" office:value="206348.614395887" calcext:value-type="percentage">
            <text:p>20634861.44%</text:p>
          </table:table-cell>
          <table:table-cell table:style-name="ce5" office:value-type="float" office:value="-85.56" calcext:value-type="float">
            <text:p>-8.56E+01</text:p>
          </table:table-cell>
          <table:table-cell table:style-name="ce10" table:formula="of:=([.M13]-[.A13])/[.A13]" office:value-type="percentage" office:value="219947.586118252" calcext:value-type="percentage">
            <text:p>21994758.61%</text:p>
          </table:table-cell>
          <table:table-cell table:style-name="ce5" office:value-type="float" office:value="-88.32" calcext:value-type="float">
            <text:p>-8.83E+01</text:p>
          </table:table-cell>
          <table:table-cell table:style-name="ce10" table:formula="of:=([.O13]-[.A13])/[.A13]" office:value-type="percentage" office:value="227042.701799486" calcext:value-type="percentage">
            <text:p>22704270.18%</text:p>
          </table:table-cell>
          <table:table-cell table:style-name="ce5" office:value-type="float" office:value="-102.2" calcext:value-type="float">
            <text:p>-1.02E+02</text:p>
          </table:table-cell>
          <table:table-cell table:style-name="ce10" table:formula="of:=([.Q13]-[.A13])/[.A13]" office:value-type="percentage" office:value="262723.935732648" calcext:value-type="percentage">
            <text:p>26272393.57%</text:p>
          </table:table-cell>
        </table:table-row>
        <table:table-row table:style-name="ro1">
          <table:table-cell table:number-columns-repeated="2" table:style-name="ce26" office:value-type="float" office:value="-0.0149" calcext:value-type="float">
            <text:p>-0.0149</text:p>
          </table:table-cell>
          <table:table-cell table:style-name="ce3" office:value-type="float" office:value="-0.0148" calcext:value-type="float">
            <text:p>-0.0148</text:p>
          </table:table-cell>
          <table:table-cell table:style-name="ce10" table:formula="of:=([.B14]-[.C14])/[.B14]" office:value-type="percentage" office:value="0.00671140939597311" calcext:value-type="percentage">
            <text:p>0.67%</text:p>
          </table:table-cell>
          <table:table-cell table:style-name="ce3" office:value-type="float" office:value="-0.0141" calcext:value-type="float">
            <text:p>-0.0141</text:p>
          </table:table-cell>
          <table:table-cell table:style-name="ce10" table:formula="of:=([.E14]-[.B14])/[.B14]" office:value-type="percentage" office:value="-0.0536912751677851" calcext:value-type="percentage">
            <text:p>-5.37%</text:p>
          </table:table-cell>
          <table:table-cell table:style-name="ce3" office:value-type="float" office:value="-0.0141" calcext:value-type="float">
            <text:p>-0.0141</text:p>
          </table:table-cell>
          <table:table-cell table:style-name="ce10" table:formula="of:=([.G14]-[.B14])/[.B14]" office:value-type="percentage" office:value="-0.0536912751677851" calcext:value-type="percentage">
            <text:p>-5.37%</text:p>
          </table:table-cell>
          <table:table-cell table:style-name="ce3" office:value-type="float" office:value="-0.0148" calcext:value-type="float">
            <text:p>-0.0148</text:p>
          </table:table-cell>
          <table:table-cell table:style-name="ce10" table:formula="of:=([.I14]-[.B14])/[.B14]" office:value-type="percentage" office:value="-0.00671140939597311" calcext:value-type="percentage">
            <text:p>-0.67%</text:p>
          </table:table-cell>
          <table:table-cell table:style-name="ce3" office:value-type="float" office:value="-0.015" calcext:value-type="float">
            <text:p>-0.015</text:p>
          </table:table-cell>
          <table:table-cell table:style-name="ce10" table:formula="of:=([.K14]-[.A14])/[.A14]" office:value-type="percentage" office:value="0.00671140939597323" calcext:value-type="percentage">
            <text:p>0.67%</text:p>
          </table:table-cell>
          <table:table-cell table:style-name="ce3" office:value-type="float" office:value="-0.0146" calcext:value-type="float">
            <text:p>-0.0146</text:p>
          </table:table-cell>
          <table:table-cell table:style-name="ce10" table:formula="of:=([.M14]-[.A14])/[.A14]" office:value-type="percentage" office:value="-0.0201342281879195" calcext:value-type="percentage">
            <text:p>-2.01%</text:p>
          </table:table-cell>
          <table:table-cell table:style-name="ce3" office:value-type="float" office:value="-0.0148" calcext:value-type="float">
            <text:p>-0.0148</text:p>
          </table:table-cell>
          <table:table-cell table:style-name="ce10" table:formula="of:=([.O14]-[.A14])/[.A14]" office:value-type="percentage" office:value="-0.00671140939597311" calcext:value-type="percentage">
            <text:p>-0.67%</text:p>
          </table:table-cell>
          <table:table-cell table:style-name="ce3" office:value-type="float" office:value="-0.0161" calcext:value-type="float">
            <text:p>-0.0161</text:p>
          </table:table-cell>
          <table:table-cell table:style-name="ce10" table:formula="of:=([.Q14]-[.A14])/[.A14]" office:value-type="percentage" office:value="0.0805369127516778" calcext:value-type="percentage">
            <text:p>8.05%</text:p>
          </table:table-cell>
        </table:table-row>
        <table:table-row table:style-name="ro1">
          <table:table-cell table:number-columns-repeated="2" table:style-name="ce26" office:value-type="float" office:value="0" calcext:value-type="float">
            <text:p>0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B15]-[.C15])/[.B15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E15]-[.B15])/[.B15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G15]-[.B15])/[.B15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I15]-[.B15])/[.B15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style-name="ce10" table:formula="of:=([.K15]-[.A15])/[.A15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M15]-[.A15])/[.A15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O15]-[.A15])/[.A15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Q15]-[.A15])/[.A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float" office:value="0.621" calcext:value-type="float">
            <text:p>0.621</text:p>
          </table:table-cell>
          <table:table-cell table:style-name="ce26" office:value-type="float" office:value="0.6203" calcext:value-type="float">
            <text:p>0.6203</text:p>
          </table:table-cell>
          <table:table-cell table:style-name="ce3" office:value-type="float" office:value="0.4859" calcext:value-type="float">
            <text:p>0.4859</text:p>
          </table:table-cell>
          <table:table-cell table:style-name="ce10" table:formula="of:=([.B16]-[.C16])/[.B16]" office:value-type="percentage" office:value="0.21666935353861" calcext:value-type="percentage">
            <text:p>21.67%</text:p>
          </table:table-cell>
          <table:table-cell table:style-name="ce3" office:value-type="float" office:value="0.5475" calcext:value-type="float">
            <text:p>0.5475</text:p>
          </table:table-cell>
          <table:table-cell table:style-name="ce10" table:formula="of:=([.E16]-[.B16])/[.B16]" office:value-type="percentage" office:value="-0.117362566500081" calcext:value-type="percentage">
            <text:p>-11.74%</text:p>
          </table:table-cell>
          <table:table-cell table:style-name="ce3" office:value-type="float" office:value="0.5629" calcext:value-type="float">
            <text:p>0.5629</text:p>
          </table:table-cell>
          <table:table-cell table:style-name="ce10" table:formula="of:=([.G16]-[.B16])/[.B16]" office:value-type="percentage" office:value="-0.0925358697404482" calcext:value-type="percentage">
            <text:p>-9.25%</text:p>
          </table:table-cell>
          <table:table-cell table:style-name="ce3" office:value-type="float" office:value="0.6182" calcext:value-type="float">
            <text:p>0.6182</text:p>
          </table:table-cell>
          <table:table-cell table:style-name="ce10" table:formula="of:=([.I16]-[.B16])/[.B16]" office:value-type="percentage" office:value="-0.00338545864904077" calcext:value-type="percentage">
            <text:p>-0.34%</text:p>
          </table:table-cell>
          <table:table-cell table:style-name="ce3" office:value-type="float" office:value="0.5033" calcext:value-type="float">
            <text:p>0.5033</text:p>
          </table:table-cell>
          <table:table-cell table:style-name="ce10" table:formula="of:=([.K16]-[.A16])/[.A16]" office:value-type="percentage" office:value="-0.189533011272142" calcext:value-type="percentage">
            <text:p>-18.95%</text:p>
          </table:table-cell>
          <table:table-cell table:style-name="ce3" office:value-type="float" office:value="0.5842" calcext:value-type="float">
            <text:p>0.5842</text:p>
          </table:table-cell>
          <table:table-cell table:style-name="ce10" table:formula="of:=([.M16]-[.A16])/[.A16]" office:value-type="percentage" office:value="-0.0592592592592592" calcext:value-type="percentage">
            <text:p>-5.93%</text:p>
          </table:table-cell>
          <table:table-cell table:style-name="ce3" office:value-type="float" office:value="0.6113" calcext:value-type="float">
            <text:p>0.6113</text:p>
          </table:table-cell>
          <table:table-cell table:style-name="ce10" table:formula="of:=([.O16]-[.A16])/[.A16]" office:value-type="percentage" office:value="-0.0156199677938807" calcext:value-type="percentage">
            <text:p>-1.56%</text:p>
          </table:table-cell>
          <table:table-cell table:style-name="ce3" office:value-type="float" office:value="0.7204" calcext:value-type="float">
            <text:p>0.7204</text:p>
          </table:table-cell>
          <table:table-cell table:style-name="ce10" table:formula="of:=([.Q16]-[.A16])/[.A16]" office:value-type="percentage" office:value="0.160064412238325" calcext:value-type="percentage">
            <text:p>16.01%</text:p>
          </table:table-cell>
        </table:table-row>
        <table:table-row table:style-name="ro1">
          <table:table-cell table:style-name="ce26" office:value-type="float" office:value="0.0068" calcext:value-type="float">
            <text:p>0.0068</text:p>
          </table:table-cell>
          <table:table-cell table:style-name="ce26" office:value-type="float" office:value="0.0067" calcext:value-type="float">
            <text:p>0.0067</text:p>
          </table:table-cell>
          <table:table-cell table:style-name="ce3" office:value-type="float" office:value="0.0021" calcext:value-type="float">
            <text:p>0.0021</text:p>
          </table:table-cell>
          <table:table-cell table:style-name="ce10" table:formula="of:=([.B17]-[.C17])/[.B17]" office:value-type="percentage" office:value="0.686567164179104" calcext:value-type="percentage">
            <text:p>68.66%</text:p>
          </table:table-cell>
          <table:table-cell table:style-name="ce3" office:value-type="float" office:value="0.005" calcext:value-type="float">
            <text:p>0.005</text:p>
          </table:table-cell>
          <table:table-cell table:style-name="ce10" table:formula="of:=([.E17]-[.B17])/[.B17]" office:value-type="percentage" office:value="-0.253731343283582" calcext:value-type="percentage">
            <text:p>-25.37%</text:p>
          </table:table-cell>
          <table:table-cell table:style-name="ce3" office:value-type="float" office:value="0.0056" calcext:value-type="float">
            <text:p>0.0056</text:p>
          </table:table-cell>
          <table:table-cell table:style-name="ce10" table:formula="of:=([.G17]-[.B17])/[.B17]" office:value-type="percentage" office:value="-0.164179104477612" calcext:value-type="percentage">
            <text:p>-16.42%</text:p>
          </table:table-cell>
          <table:table-cell table:style-name="ce3" office:value-type="float" office:value="0.0067" calcext:value-type="float">
            <text:p>0.0067</text:p>
          </table:table-cell>
          <table:table-cell table:style-name="ce10" table:formula="of:=([.I17]-[.B17])/[.B17]" office:value-type="percentage" office:value="0" calcext:value-type="percentage">
            <text:p>0.00%</text:p>
          </table:table-cell>
          <table:table-cell table:style-name="ce3" office:value-type="float" office:value="0.0026" calcext:value-type="float">
            <text:p>0.0026</text:p>
          </table:table-cell>
          <table:table-cell table:style-name="ce10" table:formula="of:=([.K17]-[.A17])/[.A17]" office:value-type="percentage" office:value="-0.617647058823529" calcext:value-type="percentage">
            <text:p>-61.76%</text:p>
          </table:table-cell>
          <table:table-cell table:style-name="ce3" office:value-type="float" office:value="0.0058" calcext:value-type="float">
            <text:p>0.0058</text:p>
          </table:table-cell>
          <table:table-cell table:style-name="ce10" table:formula="of:=([.M17]-[.A17])/[.A17]" office:value-type="percentage" office:value="-0.147058823529412" calcext:value-type="percentage">
            <text:p>-14.71%</text:p>
          </table:table-cell>
          <table:table-cell table:style-name="ce3" office:value-type="float" office:value="0.0066" calcext:value-type="float">
            <text:p>0.0066</text:p>
          </table:table-cell>
          <table:table-cell table:style-name="ce10" table:formula="of:=([.O17]-[.A17])/[.A17]" office:value-type="percentage" office:value="-0.0294117647058824" calcext:value-type="percentage">
            <text:p>-2.94%</text:p>
          </table:table-cell>
          <table:table-cell table:style-name="ce3" office:value-type="float" office:value="0.009" calcext:value-type="float">
            <text:p>0.009</text:p>
          </table:table-cell>
          <table:table-cell table:style-name="ce10" table:formula="of:=([.Q17]-[.A17])/[.A17]" office:value-type="percentage" office:value="0.323529411764706" calcext:value-type="percentage">
            <text:p>32.35%</text:p>
          </table:table-cell>
        </table:table-row>
        <table:table-row table:style-name="ro1">
          <table:table-cell table:number-columns-repeated="2" table:style-name="ce26" office:value-type="float" office:value="0" calcext:value-type="float">
            <text:p>0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B18]-[.C18])/[.B18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E18]-[.B18])/[.B18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G18]-[.B18])/[.B18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I18]-[.B18])/[.B18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style-name="ce10" table:formula="of:=([.K18]-[.A18])/[.A18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M18]-[.A18])/[.A18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style-name="ce10" table:formula="of:=([.O18]-[.A18])/[.A18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Q18]-[.A18])/[.A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float" office:value="0.6211" calcext:value-type="float">
            <text:p>0.6211</text:p>
          </table:table-cell>
          <table:table-cell table:style-name="ce26" office:value-type="float" office:value="0.6204" calcext:value-type="float">
            <text:p>0.6204</text:p>
          </table:table-cell>
          <table:table-cell table:style-name="ce3" office:value-type="float" office:value="0.4862" calcext:value-type="float">
            <text:p>0.4862</text:p>
          </table:table-cell>
          <table:table-cell table:style-name="ce10" table:formula="of:=([.B19]-[.C19])/[.B19]" office:value-type="percentage" office:value="0.216312056737589" calcext:value-type="percentage">
            <text:p>21.63%</text:p>
          </table:table-cell>
          <table:table-cell table:style-name="ce3" office:value-type="float" office:value="0.5476" calcext:value-type="float">
            <text:p>0.5476</text:p>
          </table:table-cell>
          <table:table-cell table:style-name="ce10" table:formula="of:=([.E19]-[.B19])/[.B19]" office:value-type="percentage" office:value="-0.117343649258543" calcext:value-type="percentage">
            <text:p>-11.73%</text:p>
          </table:table-cell>
          <table:table-cell table:style-name="ce3" office:value-type="float" office:value="0.563" calcext:value-type="float">
            <text:p>0.563</text:p>
          </table:table-cell>
          <table:table-cell table:style-name="ce10" table:formula="of:=([.G19]-[.B19])/[.B19]" office:value-type="percentage" office:value="-0.0925209542230819" calcext:value-type="percentage">
            <text:p>-9.25%</text:p>
          </table:table-cell>
          <table:table-cell table:style-name="ce3" office:value-type="float" office:value="0.6184" calcext:value-type="float">
            <text:p>0.6184</text:p>
          </table:table-cell>
          <table:table-cell table:style-name="ce10" table:formula="of:=([.I19]-[.B19])/[.B19]" office:value-type="percentage" office:value="-0.00322372662798195" calcext:value-type="percentage">
            <text:p>-0.32%</text:p>
          </table:table-cell>
          <table:table-cell table:style-name="ce3" office:value-type="float" office:value="0.5035" calcext:value-type="float">
            <text:p>0.5035</text:p>
          </table:table-cell>
          <table:table-cell table:style-name="ce10" table:formula="of:=([.K19]-[.A19])/[.A19]" office:value-type="percentage" office:value="-0.189341490903236" calcext:value-type="percentage">
            <text:p>-18.93%</text:p>
          </table:table-cell>
          <table:table-cell table:style-name="ce3" office:value-type="float" office:value="0.5843" calcext:value-type="float">
            <text:p>0.5843</text:p>
          </table:table-cell>
          <table:table-cell table:style-name="ce10" table:formula="of:=([.M19]-[.A19])/[.A19]" office:value-type="percentage" office:value="-0.0592497182418289" calcext:value-type="percentage">
            <text:p>-5.92%</text:p>
          </table:table-cell>
          <table:table-cell table:style-name="ce3" office:value-type="float" office:value="0.6115" calcext:value-type="float">
            <text:p>0.6115</text:p>
          </table:table-cell>
          <table:table-cell table:style-name="ce10" table:formula="of:=([.O19]-[.A19])/[.A19]" office:value-type="percentage" office:value="-0.0154564482369988" calcext:value-type="percentage">
            <text:p>-1.55%</text:p>
          </table:table-cell>
          <table:table-cell table:style-name="ce3" office:value-type="float" office:value="0.7205" calcext:value-type="float">
            <text:p>0.7205</text:p>
          </table:table-cell>
          <table:table-cell table:style-name="ce10" table:formula="of:=([.Q19]-[.A19])/[.A19]" office:value-type="percentage" office:value="0.160038641120593" calcext:value-type="percentage">
            <text:p>16.00%</text:p>
          </table:table-cell>
        </table:table-row>
        <table:table-row table:style-name="ro1">
          <table:table-cell table:number-columns-repeated="2" table:style-name="ce26" office:value-type="float" office:value="-0" calcext:value-type="float">
            <text:p>0</text:p>
          </table:table-cell>
          <table:table-cell table:style-name="ce3" office:value-type="float" office:value="0.0043" calcext:value-type="float">
            <text:p>0.0043</text:p>
          </table:table-cell>
          <table:table-cell table:style-name="ce10" table:formula="of:=([.B20]-[.C20])/[.B20]" office:value-type="string" office:string-value="" calcext:value-type="error">
            <text:p>#DIV/0!</text:p>
          </table:table-cell>
          <table:table-cell table:style-name="ce3" office:value-type="float" office:value="0.0052" calcext:value-type="float">
            <text:p>0.0052</text:p>
          </table:table-cell>
          <table:table-cell table:style-name="ce10" table:formula="of:=([.E20]-[.B20])/[.B20]" office:value-type="string" office:string-value="" calcext:value-type="error">
            <text:p>#DIV/0!</text:p>
          </table:table-cell>
          <table:table-cell table:style-name="ce3" office:value-type="float" office:value="0.0054" calcext:value-type="float">
            <text:p>0.0054</text:p>
          </table:table-cell>
          <table:table-cell table:style-name="ce10" table:formula="of:=([.G20]-[.B20])/[.B20]" office:value-type="string" office:string-value="" calcext:value-type="error">
            <text:p>#DIV/0!</text:p>
          </table:table-cell>
          <table:table-cell table:style-name="ce3" office:value-type="float" office:value="0.0062" calcext:value-type="float">
            <text:p>0.0062</text:p>
          </table:table-cell>
          <table:table-cell table:style-name="ce10" table:formula="of:=([.I20]-[.B20])/[.B20]" office:value-type="string" office:string-value="" calcext:value-type="error">
            <text:p>#DIV/0!</text:p>
          </table:table-cell>
          <table:table-cell table:style-name="ce3" office:value-type="float" office:value="0.0038" calcext:value-type="float">
            <text:p>0.0038</text:p>
          </table:table-cell>
          <table:table-cell table:style-name="ce10" table:formula="of:=([.K20]-[.A20])/[.A20]" office:value-type="string" office:string-value="" calcext:value-type="error">
            <text:p>#DIV/0!</text:p>
          </table:table-cell>
          <table:table-cell table:style-name="ce3" office:value-type="float" office:value="0.005" calcext:value-type="float">
            <text:p>0.005</text:p>
          </table:table-cell>
          <table:table-cell table:style-name="ce10" table:formula="of:=([.M20]-[.A20])/[.A20]" office:value-type="string" office:string-value="" calcext:value-type="error">
            <text:p>#DIV/0!</text:p>
          </table:table-cell>
          <table:table-cell table:style-name="ce3" office:value-type="float" office:value="0.0054" calcext:value-type="float">
            <text:p>0.0054</text:p>
          </table:table-cell>
          <table:table-cell table:style-name="ce10" table:formula="of:=([.O20]-[.A20])/[.A20]" office:value-type="string" office:string-value="" calcext:value-type="error">
            <text:p>#DIV/0!</text:p>
          </table:table-cell>
          <table:table-cell table:style-name="ce3" office:value-type="float" office:value="0.007" calcext:value-type="float">
            <text:p>0.007</text:p>
          </table:table-cell>
          <table:table-cell table:style-name="ce10" table:formula="of:=([.Q20]-[.A20])/[.A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float" office:value="-0.0204" calcext:value-type="float">
            <text:p>-0.0204</text:p>
          </table:table-cell>
          <table:table-cell table:style-name="ce26" office:value-type="float" office:value="-0.0206" calcext:value-type="float">
            <text:p>-0.0206</text:p>
          </table:table-cell>
          <table:table-cell table:style-name="ce3" office:value-type="float" office:value="-0.0039" calcext:value-type="float">
            <text:p>-0.0039</text:p>
          </table:table-cell>
          <table:table-cell table:style-name="ce10" table:formula="of:=([.B21]-[.C21])/[.B21]" office:value-type="percentage" office:value="0.810679611650485" calcext:value-type="percentage">
            <text:p>81.07%</text:p>
          </table:table-cell>
          <table:table-cell table:style-name="ce3" office:value-type="float" office:value="-0.0079" calcext:value-type="float">
            <text:p>-0.0079</text:p>
          </table:table-cell>
          <table:table-cell table:style-name="ce10" table:formula="of:=([.E21]-[.B21])/[.B21]" office:value-type="percentage" office:value="-0.616504854368932" calcext:value-type="percentage">
            <text:p>-61.65%</text:p>
          </table:table-cell>
          <table:table-cell table:style-name="ce3" office:value-type="float" office:value="-0.0091" calcext:value-type="float">
            <text:p>-0.0091</text:p>
          </table:table-cell>
          <table:table-cell table:style-name="ce10" table:formula="of:=([.G21]-[.B21])/[.B21]" office:value-type="percentage" office:value="-0.558252427184466" calcext:value-type="percentage">
            <text:p>-55.83%</text:p>
          </table:table-cell>
          <table:table-cell table:style-name="ce3" office:value-type="float" office:value="-0.0163" calcext:value-type="float">
            <text:p>-0.0163</text:p>
          </table:table-cell>
          <table:table-cell table:style-name="ce10" table:formula="of:=([.I21]-[.B21])/[.B21]" office:value-type="percentage" office:value="-0.20873786407767" calcext:value-type="percentage">
            <text:p>-20.87%</text:p>
          </table:table-cell>
          <table:table-cell table:style-name="ce3" office:value-type="float" office:value="-0.0036" calcext:value-type="float">
            <text:p>-0.0036</text:p>
          </table:table-cell>
          <table:table-cell table:style-name="ce10" table:formula="of:=([.K21]-[.A21])/[.A21]" office:value-type="percentage" office:value="-0.823529411764706" calcext:value-type="percentage">
            <text:p>-82.35%</text:p>
          </table:table-cell>
          <table:table-cell table:style-name="ce3" office:value-type="float" office:value="-0.0113" calcext:value-type="float">
            <text:p>-0.0113</text:p>
          </table:table-cell>
          <table:table-cell table:style-name="ce10" table:formula="of:=([.M21]-[.A21])/[.A21]" office:value-type="percentage" office:value="-0.446078431372549" calcext:value-type="percentage">
            <text:p>-44.61%</text:p>
          </table:table-cell>
          <table:table-cell table:style-name="ce3" office:value-type="float" office:value="-0.0157" calcext:value-type="float">
            <text:p>-0.0157</text:p>
          </table:table-cell>
          <table:table-cell table:style-name="ce10" table:formula="of:=([.O21]-[.A21])/[.A21]" office:value-type="percentage" office:value="-0.230392156862745" calcext:value-type="percentage">
            <text:p>-23.04%</text:p>
          </table:table-cell>
          <table:table-cell table:style-name="ce3" office:value-type="float" office:value="-0.037" calcext:value-type="float">
            <text:p>-0.037</text:p>
          </table:table-cell>
          <table:table-cell table:style-name="ce10" table:formula="of:=([.Q21]-[.A21])/[.A21]" office:value-type="percentage" office:value="0.813725490196079" calcext:value-type="percentage">
            <text:p>81.37%</text:p>
          </table:table-cell>
        </table:table-row>
        <table:table-row table:style-name="ro1">
          <table:table-cell table:number-columns-repeated="2" table:style-name="ce27" office:value-type="float" office:value="-0" calcext:value-type="float">
            <text:p>0</text:p>
          </table:table-cell>
          <table:table-cell table:style-name="ce4" office:value-type="float" office:value="-0.0014" calcext:value-type="float">
            <text:p>-0.0014</text:p>
          </table:table-cell>
          <table:table-cell table:style-name="ce11" table:formula="of:=([.B22]-[.C22])/[.B22]" office:value-type="string" office:string-value="" calcext:value-type="error">
            <text:p>#DIV/0!</text:p>
          </table:table-cell>
          <table:table-cell table:style-name="ce4" office:value-type="float" office:value="-0.0015" calcext:value-type="float">
            <text:p>-0.0015</text:p>
          </table:table-cell>
          <table:table-cell table:style-name="ce11" table:formula="of:=([.E22]-[.B22])/[.B22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G22]-[.B22])/[.B22]" office:value-type="string" office:string-value="" calcext:value-type="error">
            <text:p>#DIV/0!</text:p>
          </table:table-cell>
          <table:table-cell table:style-name="ce4" office:value-type="float" office:value="-0.0018" calcext:value-type="float">
            <text:p>-0.0018</text:p>
          </table:table-cell>
          <table:table-cell table:style-name="ce11" table:formula="of:=([.I22]-[.B22])/[.B22]" office:value-type="string" office:string-value="" calcext:value-type="error">
            <text:p>#DIV/0!</text:p>
          </table:table-cell>
          <table:table-cell table:style-name="ce4" office:value-type="float" office:value="-0.0015" calcext:value-type="float">
            <text:p>-0.0015</text:p>
          </table:table-cell>
          <table:table-cell table:style-name="ce11" table:formula="of:=([.K22]-[.A22])/[.A22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M22]-[.A22])/[.A22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O22]-[.A22])/[.A22]" office:value-type="string" office:string-value="" calcext:value-type="error">
            <text:p>#DIV/0!</text:p>
          </table:table-cell>
          <table:table-cell table:style-name="ce4" office:value-type="float" office:value="-0.0019" calcext:value-type="float">
            <text:p>-0.0019</text:p>
          </table:table-cell>
          <table:table-cell table:style-name="ce11" table:formula="of:=([.Q22]-[.A22])/[.A22]" office:value-type="string" office:string-value="" calcext:value-type="error">
            <text:p>#DIV/0!</text:p>
          </table:table-cell>
        </table:table-row>
        <table:table-row table:style-name="ro1" table:number-rows-repeated="9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4:58:08.507031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08:12:11.381805211</meta:creation-date>
    <dc:date>2020-07-22T16:34:15.401318085</dc:date>
    <meta:editing-duration>PT3H57M25S</meta:editing-duration>
    <meta:editing-cycles>24</meta:editing-cycles>
    <meta:generator>LibreOffice/6.4.4.2$Linux_X86_64 LibreOffice_project/40$Build-2</meta:generator>
    <meta:document-statistic meta:table-count="3" meta:cell-count="1612" meta:object-count="0"/>
    <meta:user-defined meta:name="qrichtext">1</meta:user-defined>
  </office:meta>
</office:document-meta>
</file>